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4d81" officeooo:paragraph-rsid="00074d8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74d81" officeooo:paragraph-rsid="00074d81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74d81" officeooo:paragraph-rsid="00074d8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ded01" officeooo:paragraph-rsid="000ded01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74d81" officeooo:paragraph-rsid="000ac23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3ddee" officeooo:paragraph-rsid="0013ddee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56acb" officeooo:paragraph-rsid="00156ac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6363b" officeooo:paragraph-rsid="0016363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7f005" officeooo:paragraph-rsid="0017f005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8e36b" officeooo:paragraph-rsid="0018e36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c3984" officeooo:paragraph-rsid="001c3984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e2e91" officeooo:paragraph-rsid="001e2e91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224be4" officeooo:paragraph-rsid="00224be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23c27f" officeooo:paragraph-rsid="0023c27f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27e58c" officeooo:paragraph-rsid="0027e58c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28e611" officeooo:paragraph-rsid="00293471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298642" officeooo:paragraph-rsid="002c6aa6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normal" officeooo:rsid="001e9e2d" officeooo:paragraph-rsid="001e2e91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16363b" officeooo:paragraph-rsid="0016363b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17f005" officeooo:paragraph-rsid="0017f005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18e36b" officeooo:paragraph-rsid="0018e36b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221b62" officeooo:paragraph-rsid="00221b62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27e58c" officeooo:paragraph-rsid="0027e58c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28e611" officeooo:paragraph-rsid="0028e611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7pt" fo:font-weight="bold" officeooo:rsid="00156acb" officeooo:paragraph-rsid="00156acb" style:font-size-asian="17pt" style:font-weight-asian="bold" style:font-size-complex="17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7pt" fo:font-weight="bold" officeooo:rsid="0013ddee" officeooo:paragraph-rsid="0013ddee" style:font-size-asian="17pt" style:font-weight-asian="bold" style:font-size-complex="17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7pt" fo:font-weight="bold" officeooo:rsid="00420186" officeooo:paragraph-rsid="00420186" style:font-size-asian="17pt" style:font-weight-asian="bold" style:font-size-complex="17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7pt" fo:font-weight="bold" officeooo:rsid="0027e58c" officeooo:paragraph-rsid="00420186" style:font-size-asian="14.8500003814697pt" style:font-weight-asian="bold" style:font-size-complex="17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3pt" fo:font-weight="normal" officeooo:rsid="00252bcd" officeooo:paragraph-rsid="0023c27f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b1a57" officeooo:paragraph-rsid="00298642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c6aa6" officeooo:paragraph-rsid="002c6aa6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34fab" officeooo:paragraph-rsid="00334fab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78bf0" officeooo:paragraph-rsid="00378bf0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86b71" officeooo:paragraph-rsid="00386b71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081da" officeooo:paragraph-rsid="004081da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3pt" fo:font-weight="bold" officeooo:rsid="0033c8eb" officeooo:paragraph-rsid="0033c8eb" style:font-size-asian="11.3500003814697pt" style:font-weight-asian="bold" style:font-size-complex="13pt" style:font-weight-complex="bold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3pt" fo:font-weight="normal" officeooo:rsid="00386b71" officeooo:paragraph-rsid="00386b71" style:font-size-asian="11.3500003814697pt" style:font-weight-asian="normal" style:font-size-complex="13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963a1" officeooo:paragraph-rsid="003963a1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a07a9" officeooo:paragraph-rsid="003a07a9" style:font-size-asian="11.3500003814697pt" style:font-weight-asian="normal" style:font-size-complex="13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fo:font-weight="bold" officeooo:rsid="003963a1" officeooo:paragraph-rsid="003963a1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fo:font-weight="bold" officeooo:rsid="003a07a9" officeooo:paragraph-rsid="003a07a9" style:font-size-asian="13.1000003814697pt" style:font-weight-asian="bold" style:font-size-complex="15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33c8eb" officeooo:paragraph-rsid="0033c8eb" style:font-size-asian="11.3500003814697pt" style:font-weight-asian="bold" style:font-size-complex="13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3578e0" officeooo:paragraph-rsid="003578e0" style:font-size-asian="11.3500003814697pt" style:font-weight-asian="bold" style:font-size-complex="13pt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3d4ca5" officeooo:paragraph-rsid="003d4ca5" style:font-size-asian="11.3500003814697pt" style:font-weight-asian="normal" style:font-size-complex="13pt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3eae07" officeooo:paragraph-rsid="003eae07" style:font-size-asian="11.3500003814697pt" style:font-weight-asian="normal" style:font-size-complex="13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4081da" officeooo:paragraph-rsid="004081da" style:font-size-asian="11.3500003814697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4ce3a" officeooo:paragraph-rsid="0044ce3a" style:font-size-asian="11.3500003814697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51d5a" officeooo:paragraph-rsid="004638a2" style:font-size-asian="11.3500003814697pt" style:font-weight-asian="normal" style:font-size-complex="13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Liberation Serif" fo:font-size="13pt" fo:font-weight="normal" officeooo:rsid="004638a2" officeooo:paragraph-rsid="004638a2" style:font-size-asian="11.3500003814697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adee5" officeooo:paragraph-rsid="004adee5" style:font-size-asian="11.3500003814697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bbfce" officeooo:paragraph-rsid="004bbfce" style:font-size-asian="11.3500003814697pt" style:font-weight-asian="normal" style:font-size-complex="13pt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style:font-name="Liberation Serif" fo:font-size="13pt" fo:font-weight="normal" officeooo:rsid="004bbfce" officeooo:paragraph-rsid="004bbfce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4ce3a" officeooo:paragraph-rsid="0044ce3a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638a2" officeooo:paragraph-rsid="004638a2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44ce3a" officeooo:paragraph-rsid="0044ce3a" style:font-size-asian="13.1000003814697pt" style:font-weight-asian="normal" style:font-size-complex="15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Mono" fo:font-size="13pt" fo:font-weight="normal" officeooo:rsid="004d531e" officeooo:paragraph-rsid="004d531e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d531e" officeooo:paragraph-rsid="004d531e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d531e" officeooo:paragraph-rsid="004d531e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d833c" officeooo:paragraph-rsid="004d833c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69" style:family="paragraph">
      <loext:graphic-properties draw:fill="none" draw:fill-color="#ffffff"/>
      <style:paragraph-properties style:writing-mode="lr-tb"/>
      <style:text-properties style:font-name="Liberation Sans" fo:font-weight="bold" style:font-weight-asian="bold" style:font-weight-complex="bold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align="end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dcdc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align="center" fo:text-indent="0cm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P8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align="start" fo:text-indent="0cm"/>
    </style:style>
    <style:style style:name="P88" style:family="paragraph">
      <style:paragraph-properties fo:margin-left="0cm" fo:margin-right="0cm" fo:margin-top="0cm" fo:margin-bottom="0cm" fo:line-height="100%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729fcf"/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729fcf" draw:opacity="6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a39d"/>
    </style:style>
    <style:style style:name="T2" style:family="text">
      <style:text-properties officeooo:rsid="0009067e"/>
    </style:style>
    <style:style style:name="T3" style:family="text">
      <style:text-properties officeooo:rsid="000ac235"/>
    </style:style>
    <style:style style:name="T4" style:family="text">
      <style:text-properties officeooo:rsid="000c4460"/>
    </style:style>
    <style:style style:name="T5" style:family="text">
      <style:text-properties officeooo:rsid="0010548c"/>
    </style:style>
    <style:style style:name="T6" style:family="text">
      <style:text-properties officeooo:rsid="0013ddee"/>
    </style:style>
    <style:style style:name="T7" style:family="text">
      <style:text-properties officeooo:rsid="0017f00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c27f" style:font-weight-asian="bold" style:font-weight-complex="bold"/>
    </style:style>
    <style:style style:name="T10" style:family="text">
      <style:text-properties fo:font-weight="bold" officeooo:rsid="002e0a30" style:font-weight-asian="bold" style:font-weight-complex="bold"/>
    </style:style>
    <style:style style:name="T11" style:family="text">
      <style:text-properties officeooo:rsid="0018e36b"/>
    </style:style>
    <style:style style:name="T12" style:family="text">
      <style:text-properties officeooo:rsid="001ab57a"/>
    </style:style>
    <style:style style:name="T13" style:family="text">
      <style:text-properties officeooo:rsid="001bb868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d833c" style:font-style-asian="italic" style:font-style-complex="italic"/>
    </style:style>
    <style:style style:name="T17" style:family="text">
      <style:text-properties officeooo:rsid="001e2e91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e9e2d" style:font-style-asian="normal" style:font-style-complex="normal"/>
    </style:style>
    <style:style style:name="T20" style:family="text">
      <style:text-properties fo:font-style="normal" officeooo:rsid="00205486" style:font-style-asian="normal" style:font-style-complex="normal"/>
    </style:style>
    <style:style style:name="T21" style:family="text">
      <style:text-properties fo:font-style="normal" officeooo:rsid="004d833c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officeooo:rsid="001e9e2d"/>
    </style:style>
    <style:style style:name="T24" style:family="text">
      <style:text-properties officeooo:rsid="00221b62"/>
    </style:style>
    <style:style style:name="T25" style:family="text">
      <style:text-properties style:text-position="super 58%" fo:font-weight="bold" style:font-weight-asian="bold" style:font-weight-complex="bold"/>
    </style:style>
    <style:style style:name="T26" style:family="text">
      <style:text-properties style:text-position="super 58%" fo:font-weight="bold" officeooo:rsid="0023c27f" style:font-weight-asian="bold" style:font-weight-complex="bold"/>
    </style:style>
    <style:style style:name="T27" style:family="text">
      <style:text-properties style:text-position="0% 100%"/>
    </style:style>
    <style:style style:name="T28" style:family="text">
      <style:text-properties style:text-position="0% 100%" fo:font-weight="bold" style:font-weight-asian="bold" style:font-weight-complex="bold"/>
    </style:style>
    <style:style style:name="T29" style:family="text">
      <style:text-properties style:text-position="0% 100%" fo:font-weight="bold" officeooo:rsid="00252bcd" style:font-weight-asian="bold" style:font-weight-complex="bold"/>
    </style:style>
    <style:style style:name="T30" style:family="text">
      <style:text-properties style:text-position="0% 100%" officeooo:rsid="00252bcd"/>
    </style:style>
    <style:style style:name="T31" style:family="text">
      <style:text-properties style:text-position="0% 100%" officeooo:rsid="0027e58c"/>
    </style:style>
    <style:style style:name="T32" style:family="text">
      <style:text-properties officeooo:rsid="00252bcd"/>
    </style:style>
    <style:style style:name="T33" style:family="text">
      <style:text-properties fo:font-size="12pt" fo:font-style="italic" officeooo:rsid="00252bcd" style:font-size-asian="12pt" style:font-style-asian="italic" style:font-name-complex="Lohit Devanagari1" style:font-size-complex="12pt" style:font-style-complex="italic"/>
    </style:style>
    <style:style style:name="T34" style:family="text">
      <style:text-properties fo:font-size="12pt" fo:font-style="italic" officeooo:rsid="003296a4" style:font-size-asian="12pt" style:font-style-asian="italic" style:font-name-complex="Lohit Devanagari1" style:font-size-complex="12pt" style:font-style-complex="italic"/>
    </style:style>
    <style:style style:name="T35" style:family="text">
      <style:text-properties fo:font-size="12pt" fo:font-style="italic" officeooo:rsid="00409f84" style:font-size-asian="12pt" style:font-style-asian="italic" style:font-name-complex="Lohit Devanagari1" style:font-size-complex="12pt" style:font-style-complex="italic"/>
    </style:style>
    <style:style style:name="T36" style:family="text">
      <style:text-properties officeooo:rsid="0028e611"/>
    </style:style>
    <style:style style:name="T37" style:family="text">
      <style:text-properties style:font-name="Liberation Mono"/>
    </style:style>
    <style:style style:name="T38" style:family="text">
      <style:text-properties style:font-name="Liberation Mono" officeooo:rsid="0028e611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fo:font-weight="bold" style:font-weight-asian="bold" style:font-weight-complex="bold"/>
    </style:style>
    <style:style style:name="T41" style:family="text">
      <style:text-properties style:font-name="Liberation Serif" fo:font-weight="bold" officeooo:rsid="00293471" style:font-weight-asian="bold" style:font-weight-complex="bold"/>
    </style:style>
    <style:style style:name="T42" style:family="text">
      <style:text-properties style:font-name="Liberation Serif" fo:font-weight="bold" officeooo:rsid="002b1a57" style:font-weight-asian="bold" style:font-weight-complex="bold"/>
    </style:style>
    <style:style style:name="T43" style:family="text">
      <style:text-properties style:font-name="Liberation Serif" fo:font-weight="bold" officeooo:rsid="002fc977" style:font-weight-asian="bold" style:font-weight-complex="bold"/>
    </style:style>
    <style:style style:name="T44" style:family="text">
      <style:text-properties style:font-name="Liberation Serif" fo:font-weight="bold" officeooo:rsid="00334fab" style:font-weight-asian="bold" style:font-weight-complex="bold"/>
    </style:style>
    <style:style style:name="T45" style:family="text">
      <style:text-properties style:font-name="Liberation Serif" officeooo:rsid="00293471"/>
    </style:style>
    <style:style style:name="T46" style:family="text">
      <style:text-properties style:font-name="Liberation Serif" officeooo:rsid="00298642"/>
    </style:style>
    <style:style style:name="T47" style:family="text">
      <style:text-properties style:font-name="Liberation Serif" officeooo:rsid="002b1a57"/>
    </style:style>
    <style:style style:name="T48" style:family="text">
      <style:text-properties style:font-name="Liberation Serif" officeooo:rsid="003254ba"/>
    </style:style>
    <style:style style:name="T49" style:family="text">
      <style:text-properties officeooo:rsid="002c6aa6"/>
    </style:style>
    <style:style style:name="T50" style:family="text">
      <style:text-properties officeooo:rsid="002fc977"/>
    </style:style>
    <style:style style:name="T51" style:family="text">
      <style:text-properties officeooo:rsid="003296a4"/>
    </style:style>
    <style:style style:name="T52" style:family="text">
      <style:text-properties officeooo:rsid="0033bca1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378bf0"/>
    </style:style>
    <style:style style:name="T55" style:family="text">
      <style:text-properties officeooo:rsid="003963a1"/>
    </style:style>
    <style:style style:name="T56" style:family="text">
      <style:text-properties officeooo:rsid="003b6bf6"/>
    </style:style>
    <style:style style:name="T57" style:family="text">
      <style:text-properties officeooo:rsid="003d4ca5"/>
    </style:style>
    <style:style style:name="T58" style:family="text">
      <style:text-properties officeooo:rsid="003eae07"/>
    </style:style>
    <style:style style:name="T59" style:family="text">
      <style:text-properties officeooo:rsid="004081da"/>
    </style:style>
    <style:style style:name="T60" style:family="text">
      <style:text-properties officeooo:rsid="00409f84"/>
    </style:style>
    <style:style style:name="T61" style:family="text">
      <style:text-properties officeooo:rsid="00420186"/>
    </style:style>
    <style:style style:name="T62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63" style:family="text">
      <style:text-properties fo:font-size="13pt" style:font-size-asian="11.3500003814697pt" style:font-size-complex="13pt"/>
    </style:style>
    <style:style style:name="T64" style:family="text">
      <style:text-properties officeooo:rsid="00425a44"/>
    </style:style>
    <style:style style:name="T65" style:family="text">
      <style:text-properties officeooo:rsid="0044ce3a"/>
    </style:style>
    <style:style style:name="T66" style:family="text">
      <style:text-properties officeooo:rsid="00451d5a"/>
    </style:style>
    <style:style style:name="T67" style:family="text">
      <style:text-properties officeooo:rsid="004638a2"/>
    </style:style>
    <style:style style:name="T68" style:family="text">
      <style:text-properties officeooo:rsid="00499b9a"/>
    </style:style>
    <style:style style:name="T69" style:family="text">
      <style:text-properties officeooo:rsid="004bbfce"/>
    </style:style>
    <style:style style:name="T70" style:family="text">
      <style:text-properties officeooo:rsid="004d531e"/>
    </style:style>
    <style:style style:name="T71" style:family="text">
      <style:text-properties officeooo:rsid="004d833c"/>
    </style:style>
    <style:style style:name="T72" style:family="text">
      <style:text-properties officeooo:rsid="004e8a17"/>
    </style:style>
    <style:style style:name="T73" style:family="text">
      <style:text-properties style:font-name="Liberation Sans" fo:font-weight="bold" style:font-weight-asian="bold" style:font-weight-complex="bold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32cd32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455cm" draw:show-unit="true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cm" fo:min-width="0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92cm" draw:show-unit="true" style:run-through="foreground"/>
      <style:paragraph-properties style:writing-mode="lr-tb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Estremità_20_linea_20_15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Estremità_20_linea_20_15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Estremità_20_linea_20_1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Estremità_20_linea_20_15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Estremità_20_linea_20_15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Estremità_20_linea_20_16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2.6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9cm" fo:min-width="0.8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2.0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9cm" fo:min-width="2.6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3.1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cm" fo:min-width="3.0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Estremità_20_linea_20_16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32cd32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346cm" draw:show-unit="true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1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8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Estremità_20_linea_20_14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Estremità_20_linea_20_14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3465a4" draw:marker-start="" draw:marker-start-width="0.199cm" draw:marker-start-center="false" draw:marker-end="Estremità_20_linea_20_14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3465a4" draw:marker-start="" draw:marker-start-width="0.199cm" draw:marker-start-center="false" draw:marker-end="Estremità_20_linea_20_14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3465a4" draw:marker-start="" draw:marker-start-width="0.199cm" draw:marker-start-center="false" draw:marker-end="Estremità_20_linea_20_14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3465a4" draw:marker-start="" draw:marker-start-width="0.199cm" draw:marker-start-center="false" draw:marker-end="Estremità_20_linea_20_15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3465a4" draw:marker-start="" draw:marker-start-width="0.199cm" draw:marker-start-center="false" draw:marker-end="Estremità_20_linea_20_15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Estremità_20_linea_20_15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Estremità_20_linea_20_15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3465a4" draw:marker-start="" draw:marker-start-width="0.199cm" draw:marker-start-center="false" draw:marker-end="Estremità_20_linea_20_15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solid" svg:stroke-width="0cm" svg:stroke-color="#3465a4" draw:marker-start="" draw:marker-start-width="0.199cm" draw:marker-start-center="false" draw:marker-end="Estremità_20_linea_20_1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3465a4" draw:marker-start="" draw:marker-start-width="0.199cm" draw:marker-start-center="false" draw:marker-end="Estremità_20_linea_20_13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3465a4" draw:marker-start="" draw:marker-start-width="0.199cm" draw:marker-start-center="false" draw:marker-end="Estremità_20_linea_20_1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3465a4" draw:marker-start="" draw:marker-start-width="0.199cm" draw:marker-start-center="false" draw:marker-end="Estremità_20_linea_20_13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3465a4" draw:marker-start="" draw:marker-start-width="0.199cm" draw:marker-start-center="false" draw:marker-end="Estremità_20_linea_20_1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3465a4" draw:marker-start="" draw:marker-start-width="0.199cm" draw:marker-start-center="false" draw:marker-end="Estremità_20_linea_20_1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3465a4" draw:marker-start="" draw:marker-start-width="0.199cm" draw:marker-start-center="false" draw:marker-end="Estremità_20_linea_20_1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32cd32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582cm" draw:show-unit="true" style:run-through="foreground"/>
      <style:paragraph-properties style:writing-mode="lr-tb"/>
    </style:style>
    <style:style style:name="gr89" style:family="graphic">
      <style:graphic-properties draw:stroke="solid" svg:stroke-width="0cm" svg:stroke-color="#3465a4" draw:marker-start="" draw:marker-start-width="0.199cm" draw:marker-start-center="false" draw:marker-end="Estremità_20_linea_20_1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cm" svg:stroke-color="#3465a4" draw:marker-start="" draw:marker-start-width="0.199cm" draw:marker-start-center="false" draw:marker-end="Estremità_20_linea_20_1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3465a4" draw:marker-start="" draw:marker-start-width="0.199cm" draw:marker-start-center="false" draw:marker-end="Estremità_20_linea_20_1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cm" svg:stroke-color="#3465a4" draw:marker-start="" draw:marker-start-width="0.199cm" draw:marker-start-center="false" draw:marker-end="Estremità_20_linea_20_14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cm" svg:stroke-color="#3465a4" draw:marker-start="" draw:marker-start-width="0.199cm" draw:marker-start-center="false" draw:marker-end="Estremità_20_linea_20_14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cm" svg:stroke-color="#3465a4" draw:marker-start="" draw:marker-start-width="0.199cm" draw:marker-start-center="false" draw:marker-end="Estremità_20_linea_20_14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3465a4" draw:marker-start="" draw:marker-start-width="0.199cm" draw:marker-start-center="false" draw:marker-end="Estremità_20_linea_20_14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3465a4" draw:marker-start="" draw:marker-start-width="0.199cm" draw:marker-start-center="false" draw:marker-end="Estremità_20_linea_20_14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9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28cm" draw:show-unit="true" style:run-through="foreground"/>
      <style:paragraph-properties style:writing-mode="lr-tb"/>
    </style:style>
    <style:style style:name="gr1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1.3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1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341cm" fo:min-width="1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0" style:family="graphic">
      <style:graphic-properties draw:stroke="solid" svg:stroke-width="0cm" svg:stroke-color="#3465a4" draw:marker-start="" draw:marker-start-width="0.199cm" draw:marker-start-center="false" draw:marker-end="Estremità_20_linea_20_1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cm" svg:stroke-color="#3465a4" draw:marker-start="" draw:marker-start-width="0.199cm" draw:marker-start-center="false" draw:marker-end="Estremità_20_linea_20_12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cm" svg:stroke-color="#3465a4" draw:marker-start="" draw:marker-start-width="0.199cm" draw:marker-start-center="false" draw:marker-end="Estremità_20_linea_20_1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cm" svg:stroke-color="#3465a4" draw:marker-start="" draw:marker-start-width="0.199cm" draw:marker-start-center="false" draw:marker-end="Estremità_20_linea_20_1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svg:stroke-width="0cm" svg:stroke-color="#3465a4" draw:marker-start="" draw:marker-start-width="0.199cm" draw:marker-start-center="false" draw:marker-end="Estremità_20_linea_20_1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cm" svg:stroke-color="#3465a4" draw:marker-start="" draw:marker-start-width="0.199cm" draw:marker-start-center="false" draw:marker-end="Estremità_20_linea_20_1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cm" svg:stroke-color="#3465a4" draw:marker-start="" draw:marker-start-width="0.199cm" draw:marker-start-center="false" draw:marker-end="Estremità_20_linea_20_1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cm" svg:stroke-color="#3465a4" draw:marker-start="" draw:marker-start-width="0.199cm" draw:marker-start-center="false" draw:marker-end="Estremità_20_linea_20_1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cm" svg:stroke-color="#3465a4" draw:marker-start="" draw:marker-start-width="0.199cm" draw:marker-start-center="false" draw:marker-end="Estremità_20_linea_20_1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cm" svg:stroke-color="#3465a4" draw:marker-start="" draw:marker-start-width="0.199cm" draw:marker-start-center="false" draw:marker-end="Estremità_20_linea_20_1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solid" svg:stroke-width="0cm" svg:stroke-color="#3465a4" draw:marker-start="" draw:marker-start-width="0.199cm" draw:marker-start-center="false" draw:marker-end="Estremità_20_linea_20_12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1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233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8" style:family="graphic">
      <style:graphic-properties draw:stroke="solid" svg:stroke-width="0cm" svg:stroke-color="#3465a4" draw:marker-start="" draw:marker-start-width="0.199cm" draw:marker-start-center="false" draw:marker-end="Estremità_20_linea_20_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cm" svg:stroke-color="#3465a4" draw:marker-start="" draw:marker-start-width="0.199cm" draw:marker-start-center="false" draw:marker-end="Estremità_20_linea_20_6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cm" svg:stroke-color="#3465a4" draw:marker-start="" draw:marker-start-width="0.199cm" draw:marker-start-center="false" draw:marker-end="Estremità_20_linea_20_6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svg:stroke-width="0cm" svg:stroke-color="#3465a4" draw:marker-start="" draw:marker-start-width="0.199cm" draw:marker-start-center="false" draw:marker-end="Estremità_20_linea_20_6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svg:stroke-width="0cm" svg:stroke-color="#3465a4" draw:marker-start="" draw:marker-start-width="0.199cm" draw:marker-start-center="false" draw:marker-end="Estremità_20_linea_20_6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solid" svg:stroke-width="0cm" svg:stroke-color="#3465a4" draw:marker-start="" draw:marker-start-width="0.199cm" draw:marker-start-center="false" draw:marker-end="Estremità_20_linea_20_7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solid" svg:stroke-width="0cm" svg:stroke-color="#3465a4" draw:marker-start="" draw:marker-start-width="0.199cm" draw:marker-start-center="false" draw:marker-end="Estremità_20_linea_20_7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solid" svg:stroke-width="0cm" svg:stroke-color="#3465a4" draw:marker-start="" draw:marker-start-width="0.199cm" draw:marker-start-center="false" draw:marker-end="Estremità_20_linea_20_7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cm" svg:stroke-color="#3465a4" draw:marker-start="" draw:marker-start-width="0.199cm" draw:marker-start-center="false" draw:marker-end="Estremità_20_linea_20_7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solid" svg:stroke-width="0cm" svg:stroke-color="#3465a4" draw:marker-start="" draw:marker-start-width="0.199cm" draw:marker-start-center="false" draw:marker-end="Estremità_20_linea_20_7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svg:stroke-width="0cm" svg:stroke-color="#3465a4" draw:marker-start="" draw:marker-start-width="0.199cm" draw:marker-start-center="false" draw:marker-end="Estremità_20_linea_20_7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svg:stroke-width="0cm" svg:stroke-color="#3465a4" draw:marker-start="" draw:marker-start-width="0.199cm" draw:marker-start-center="false" draw:marker-end="Estremità_20_linea_20_7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cm" svg:stroke-color="#3465a4" draw:marker-start="" draw:marker-start-width="0.199cm" draw:marker-start-center="false" draw:marker-end="Estremità_20_linea_20_7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svg:stroke-width="0cm" svg:stroke-color="#3465a4" draw:marker-start="" draw:marker-start-width="0.199cm" draw:marker-start-center="false" draw:marker-end="Estremità_20_linea_20_8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solid" svg:stroke-width="0cm" svg:stroke-color="#3465a4" draw:marker-start="" draw:marker-start-width="0.199cm" draw:marker-start-center="false" draw:marker-end="Estremità_20_linea_20_8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cm" svg:stroke-color="#3465a4" draw:marker-start="" draw:marker-start-width="0.199cm" draw:marker-start-center="false" draw:marker-end="Estremità_20_linea_20_8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cm" svg:stroke-color="#3465a4" draw:marker-start="" draw:marker-start-width="0.199cm" draw:marker-start-center="false" draw:marker-end="Estremità_20_linea_20_8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cm" svg:stroke-color="#3465a4" draw:marker-start="" draw:marker-start-width="0.199cm" draw:marker-start-center="false" draw:marker-end="Estremità_20_linea_20_8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cm" svg:stroke-color="#3465a4" draw:marker-start="" draw:marker-start-width="0.199cm" draw:marker-start-center="false" draw:marker-end="Estremità_20_linea_20_8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solid" svg:stroke-width="0cm" svg:stroke-color="#3465a4" draw:marker-start="" draw:marker-start-width="0.199cm" draw:marker-start-center="false" draw:marker-end="Estremità_20_linea_20_8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solid" svg:stroke-width="0cm" svg:stroke-color="#3465a4" draw:marker-start="" draw:marker-start-width="0.199cm" draw:marker-start-center="false" draw:marker-end="Estremità_20_linea_20_9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solid" svg:stroke-width="0cm" svg:stroke-color="#3465a4" draw:marker-start="" draw:marker-start-width="0.199cm" draw:marker-start-center="false" draw:marker-end="Estremità_20_linea_20_9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solid" svg:stroke-width="0cm" svg:stroke-color="#3465a4" draw:marker-start="" draw:marker-start-width="0.199cm" draw:marker-start-center="false" draw:marker-end="Estremità_20_linea_20_9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solid" svg:stroke-width="0cm" svg:stroke-color="#3465a4" draw:marker-start="" draw:marker-start-width="0.199cm" draw:marker-start-center="false" draw:marker-end="Estremità_20_linea_20_9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solid" svg:stroke-width="0cm" svg:stroke-color="#3465a4" draw:marker-start="" draw:marker-start-width="0.199cm" draw:marker-start-center="false" draw:marker-end="Estremità_20_linea_20_9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solid" svg:stroke-width="0cm" svg:stroke-color="#3465a4" draw:marker-start="" draw:marker-start-width="0.199cm" draw:marker-start-center="false" draw:marker-end="Estremità_20_linea_20_9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cm" svg:stroke-color="#3465a4" draw:marker-start="" draw:marker-start-width="0.199cm" draw:marker-start-center="false" draw:marker-end="Estremità_20_linea_20_9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cm" svg:stroke-color="#3465a4" draw:marker-start="" draw:marker-start-width="0.199cm" draw:marker-start-center="false" draw:marker-end="Estremità_20_linea_20_9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cm" svg:stroke-color="#3465a4" draw:marker-start="" draw:marker-start-width="0.199cm" draw:marker-start-center="false" draw:marker-end="Estremità_20_linea_20_9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cm" svg:stroke-color="#3465a4" draw:marker-start="" draw:marker-start-width="0.199cm" draw:marker-start-center="false" draw:marker-end="Estremità_20_linea_20_10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svg:stroke-width="0cm" svg:stroke-color="#3465a4" draw:marker-start="" draw:marker-start-width="0.199cm" draw:marker-start-center="false" draw:marker-end="Estremità_20_linea_20_10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3cm" draw:show-unit="true" style:run-through="foreground"/>
      <style:paragraph-properties style:writing-mode="lr-tb"/>
    </style:style>
    <style:style style:name="gr2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solid" svg:stroke-width="0cm" svg:stroke-color="#3465a4" draw:marker-start="" draw:marker-start-width="0.199cm" draw:marker-start-center="false" draw:marker-end="Estremità_20_linea_20_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solid" svg:stroke-width="0cm" svg:stroke-color="#3465a4" draw:marker-start="" draw:marker-start-width="0.199cm" draw:marker-start-center="false" draw:marker-end="Estremità_20_linea_20_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solid" svg:stroke-width="0cm" svg:stroke-color="#3465a4" draw:marker-start="" draw:marker-start-width="0.199cm" draw:marker-start-center="false" draw:marker-end="Estremità_20_linea_20_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solid" svg:stroke-width="0cm" svg:stroke-color="#3465a4" draw:marker-start="" draw:marker-start-width="0.199cm" draw:marker-start-center="false" draw:marker-end="Estremità_20_linea_20_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solid" svg:stroke-width="0cm" svg:stroke-color="#3465a4" draw:marker-start="" draw:marker-start-width="0.199cm" draw:marker-start-center="false" draw:marker-end="Estremità_20_linea_20_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solid" svg:stroke-width="0cm" svg:stroke-color="#3465a4" draw:marker-start="" draw:marker-start-width="0.199cm" draw:marker-start-center="false" draw:marker-end="Estremità_20_linea_20_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solid" svg:stroke-width="0cm" svg:stroke-color="#3465a4" draw:marker-start="" draw:marker-start-width="0.199cm" draw:marker-start-center="false" draw:marker-end="Estremità_20_linea_20_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solid" svg:stroke-width="0cm" svg:stroke-color="#3465a4" draw:marker-start="" draw:marker-start-width="0.199cm" draw:marker-start-center="false" draw:marker-end="Estremità_20_linea_20_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427cm" draw:show-unit="true" style:run-through="foreground"/>
      <style:paragraph-properties style:writing-mode="lr-tb"/>
    </style:style>
    <style:style style:name="gr2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cm" fo:min-width="3.2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2cm" fo:min-width="2.2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3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9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3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1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1cm" fo:min-width="1.4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1" style:family="graphic">
      <style:graphic-properties draw:stroke="solid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solid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solid" svg:stroke-width="0cm" svg:stroke-color="#3465a4" draw:marker-start="" draw:marker-start-width="0.199cm" draw:marker-start-center="false" draw:marker-end="Estremità_20_linea_20_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solid" svg:stroke-width="0cm" svg:stroke-color="#3465a4" draw:marker-start="" draw:marker-start-width="0.199cm" draw:marker-start-center="false" draw:marker-end="Estremità_20_linea_20_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4.852cm" fo:min-width="2.6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9cm" fo:min-width="2.1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89cm" fo:min-width="4.4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60%" draw:textarea-horizontal-align="justify" draw:textarea-vertical-align="middle" draw:auto-grow-height="false" fo:min-height="0.39cm" fo:min-width="3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7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6cm" fo:min-width="4.5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8" style:family="graphic">
      <style:graphic-properties draw:stroke="solid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solid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solid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solid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solid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solid" svg:stroke-width="0cm" svg:stroke-color="#3465a4" draw:marker-start="" draw:marker-start-width="0.199cm" draw:marker-start-center="false" draw:marker-end="Estremità_20_linea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solid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solid" svg:stroke-width="0cm" svg:stroke-color="#3465a4" draw:marker-start="" draw:marker-start-width="0.199cm" draw:marker-start-center="false" draw:marker-end="Estremità_20_linea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solid" svg:stroke-width="0cm" svg:stroke-color="#3465a4" draw:marker-start="" draw:marker-start-width="0.199cm" draw:marker-start-center="false" draw:marker-end="Estremità_20_line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25cm" fo:min-width="3.1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8" style:family="graphic">
      <style:graphic-properties draw:stroke="solid" svg:stroke-width="0cm" svg:stroke-color="#3465a4" draw:marker-start="" draw:marker-start-width="0.199cm" draw:marker-start-center="false" draw:marker-end="Estremità_20_linea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solid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ttura barcode in OpenCL e Python</text:p>
      <text:p text:style-name="P1">Progetto di Programmazione Parallela su GPGPU</text:p>
      <text:p text:style-name="P3">Studente Spampinato Marco, Università di Catania</text:p>
      <text:p text:style-name="P25">Introduzione</text:p>
      <text:p text:style-name="P4">Il codice a barre, <text:span text:style-name="T6">cui chiamerò barcode di seguito,</text:span> è uno strumento molto flessibile e uno dei più importanti per ogni attività commerciale, <text:span text:style-name="T5">esso permette la codifica di una informazione, quale il codice di un prodotto o l’identificativo di una spedizione, in un formato compatto, stampabile e rapidamente fruibile da un calcolatore. </text:span></text:p>
      <text:p text:style-name="P5">Per interesse accademico e professionale <text:span text:style-name="T1">dunque</text:span>, ho proposto e prodotto un programma che preso in input una immagine, <text:span text:style-name="T1">restituisce i </text:span><text:span text:style-name="T6">barcode</text:span><text:span text:style-name="T1"> in essa presenti. </text:span></text:p>
      <text:p text:style-name="P5"><text:span text:style-name="T2">Il contesto in cui questo programma è pensato è quello di una applicazione </text:span><text:span text:style-name="T3">per </text:span><text:span text:style-name="T2">smartphone: </text:span><text:span text:style-name="T3">l’applicazione </text:span><text:span text:style-name="T5">cattura e mostra su schermo immagini dalla fotocamera</text:span><text:span text:style-name="T3">, un rettangolo al centro indica all’utente </text:span><text:span text:style-name="T6">di</text:span><text:span text:style-name="T3"> </text:span><text:span text:style-name="T4">posizionare il barcode all’interno </text:span><text:span text:style-name="T5">di esso</text:span><text:span text:style-name="T3">, il programma legge e decodifica il contenuto; si è scelto di emulare questa funzionalità manualmente, ritagliando la zona con un programma di grafica.</text:span></text:p>
      <text:p text:style-name="P5"/>
      <text:p text:style-name="P26">L’algoritmo</text:p>
      <text:p text:style-name="P6">L’algoritmo per la lettura di barcode è molto semplice, e comprende una parte di campionamento in OpenCL e una di decodifica in Python:</text:p>
      <text:p text:style-name="P6"><draw:frame draw:style-name="fr2" draw:name="Cornice1" text:anchor-type="paragraph" svg:x="-0.79cm" svg:y="0.265cm" svg:width="9.744cm" draw:z-index="0"><draw:text-box fo:min-height="13.453cm"><text:p text:style-name="Drawing"><draw:g text:anchor-type="paragraph" draw:z-index="1" draw:name="Forma1" draw:style-name="gr131"><draw:custom-shape draw:style-name="gr272" draw:text-style-name="P104" xml:id="id123" draw:id="id123" svg:width="5.084cm" svg:height="0.929cm" svg:x="0.503cm" svg:y="0cm"><text:p text:style-name="P103"><text:span text:style-name="T79">Campionament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73" draw:text-style-name="P109" xml:id="id124" draw:id="id124" svg:width="5.086cm" svg:height="0.927cm" svg:x="0.499cm" svg:y="1.392cm"><text:p text:style-name="P103"><text:span text:style-name="T79">Immagine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3789.1292492274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74" draw:text-style-name="P104" xml:id="id125" draw:id="id125" svg:width="5.084cm" svg:height="0.93cm" svg:x="0.503cm" svg:y="2.778cm"><text:p text:style-name="P103"><text:span text:style-name="T79">Per ogni rig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5" draw:text-style-name="P104" xml:id="id126" draw:id="id126" svg:width="5.086cm" svg:height="0.929cm" svg:x="1.424cm" svg:y="4.175cm"><text:p text:style-name="P103"><text:span text:style-name="T79">Sogliatur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5" draw:text-style-name="P111" xml:id="id127" draw:id="id127" svg:width="5.086cm" svg:height="0.929cm" svg:x="1.424cm" svg:y="5.563cm"><text:p text:style-name="P110"><text:span text:style-name="T81">Compressione run/cors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6" draw:text-style-name="P104" xml:id="id128" draw:id="id128" svg:width="5.083cm" svg:height="0.927cm" svg:x="4.66cm" svg:y="6.955cm"><text:p text:style-name="P103"><text:span text:style-name="T79">Minimo e massim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5" draw:text-style-name="P111" xml:id="id129" draw:id="id129" svg:width="5.086cm" svg:height="0.929cm" svg:x="1.424cm" svg:y="8.343cm"><text:p text:style-name="P110"><text:span text:style-name="T81">Normalizzazion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7" draw:text-style-name="P104" xml:id="id130" draw:id="id130" svg:width="5.086cm" svg:height="0.93cm" svg:x="1.424cm" svg:y="9.737cm"><text:p text:style-name="P103"><text:span text:style-name="T79">Decompressione run/corse</text:span></text:p><draw:enhanced-geometry svg:viewBox="0 0 21600 21600" draw:mirror-horizontal="false" draw:mirror-vertical="false" draw:type="rectangle" draw:enhanced-path="M 0 0 L 21600 0 21600 21600 0 21600 0 0 Z N"/></draw:custom-shape><draw:connector draw:style-name="gr278" draw:text-style-name="P106" draw:type="line" svg:x1="3.044cm" svg:y1="0.928cm" svg:x2="3.043cm" svg:y2="1.392cm" draw:start-shape="id123" draw:start-glue-point="2" draw:end-shape="id124" draw:end-glue-point="5" svg:d="M3044 928l-1 464" svg:viewBox="0 0 4 466"><text:p/></draw:connector><draw:connector draw:style-name="gr279" draw:text-style-name="P106" draw:type="line" svg:x1="3.041cm" svg:y1="2.318cm" svg:x2="3.044cm" svg:y2="2.778cm" draw:start-shape="id124" draw:end-shape="id125" svg:d="M3041 2318l3 460" svg:viewBox="0 0 5 462"><text:p/></draw:connector><draw:connector draw:style-name="gr280" draw:text-style-name="P106" draw:type="line" svg:x1="3.045cm" svg:y1="3.708cm" svg:x2="3.966cm" svg:y2="4.175cm" draw:start-shape="id125" draw:start-glue-point="2" draw:end-shape="id126" svg:d="M3045 3708l921 467" svg:viewBox="0 0 923 469"><text:p/></draw:connector><draw:connector draw:style-name="gr281" draw:text-style-name="P106" draw:type="line" svg:x1="3.965cm" svg:y1="5.103cm" svg:x2="3.965cm" svg:y2="5.563cm" draw:start-shape="id126" draw:start-glue-point="2" draw:end-shape="id127" draw:end-glue-point="0" svg:d="M3965 5103v460" svg:viewBox="0 0 2 462"><text:p/></draw:connector><draw:connector draw:style-name="gr282" draw:text-style-name="P106" draw:type="line" svg:x1="3.965cm" svg:y1="6.491cm" svg:x2="7.2cm" svg:y2="6.955cm" draw:start-shape="id127" draw:start-glue-point="2" draw:end-shape="id128" draw:end-glue-point="0" svg:d="M3965 6491l3235 464" svg:viewBox="0 0 3237 466"><text:p/></draw:connector><draw:connector draw:style-name="gr283" draw:text-style-name="P106" draw:type="line" svg:x1="7.2cm" svg:y1="7.881cm" svg:x2="3.965cm" svg:y2="8.343cm" draw:start-shape="id128" draw:start-glue-point="2" draw:end-shape="id129" draw:end-glue-point="0" svg:d="M7200 7881l-3235 462" svg:viewBox="0 0 3237 464"><text:p/></draw:connector><draw:connector draw:style-name="gr284" draw:text-style-name="P106" draw:type="line" svg:x1="3.965cm" svg:y1="6.491cm" svg:x2="3.965cm" svg:y2="8.343cm" draw:start-shape="id127" draw:start-glue-point="2" draw:end-shape="id129" draw:end-glue-point="0" svg:d="M3965 6491v1852" svg:viewBox="0 0 2 1854"><text:p/></draw:connector><draw:connector draw:style-name="gr285" draw:text-style-name="P106" draw:type="line" svg:x1="3.965cm" svg:y1="9.271cm" svg:x2="3.965cm" svg:y2="9.737cm" draw:start-shape="id129" draw:start-glue-point="2" draw:end-shape="id130" draw:end-glue-point="0" svg:d="M3965 9271v466" svg:viewBox="0 0 2 467"><text:p/></draw:connector><draw:connector draw:style-name="gr286" draw:text-style-name="P106" draw:type="line" svg:x1="3.965cm" svg:y1="10.666cm" svg:x2="3.965cm" svg:y2="11.128cm" draw:start-shape="id130" draw:start-glue-point="2" draw:end-shape="id131" draw:end-glue-point="5" svg:d="M3965 10666v462" svg:viewBox="0 0 2 464"><text:p/></draw:connector><draw:custom-shape draw:style-name="gr287" draw:text-style-name="P104" xml:id="id131" draw:id="id131" svg:width="5.083cm" svg:height="0.927cm" svg:x="1.424cm" svg:y="11.128cm"><text:p text:style-name="P103"><text:span text:style-name="T79">Sequenza di outpu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onnector draw:style-name="gr288" draw:text-style-name="P106" svg:x1="0.503cm" svg:y1="3.242cm" svg:x2="0.503cm" svg:y2="12.982cm" draw:start-shape="id125" draw:start-glue-point="3" draw:end-shape="id132" draw:end-glue-point="3" svg:d="M503 3242h-501v9740h501" svg:viewBox="0 0 503 9742"><text:p/></draw:connector><draw:custom-shape draw:style-name="gr272" draw:text-style-name="P104" xml:id="id132" draw:id="id132" svg:width="5.084cm" svg:height="0.929cm" svg:x="0.503cm" svg:y="12.518cm"><text:p text:style-name="P103"><text:span text:style-name="T79">Decodific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289" draw:text-style-name="P106" svg:x1="3.734cm" svg:y1="12.055cm" svg:x2="3.734cm" svg:y2="12.519cm"><text:p/></draw:line></draw:g>Disegno <text:sequence text:ref-name="refDrawing0" text:name="Drawing" text:formula="ooow:Drawing+1" style:num-format="1">1</text:sequence>: Procedimento in OpenCL <text:span text:style-name="T32">(Device)</text:span></text:p></draw:text-box></draw:frame><draw:frame draw:style-name="fr2" draw:name="Cornice2" text:anchor-type="paragraph" svg:x="9.419cm" svg:y="1.117cm" svg:width="8.527cm" draw:z-index="2"><draw:text-box fo:min-height="11.748cm"><text:p text:style-name="Drawing"><draw:g text:anchor-type="paragraph" draw:z-index="3" draw:name="Forma2" draw:style-name="gr131"><draw:custom-shape draw:style-name="gr254" draw:text-style-name="P102" xml:id="id119" draw:id="id119" svg:width="3.837cm" svg:height="1.02cm" svg:x="0.505cm" svg:y="0cm"><text:p text:style-name="P101"><text:span text:style-name="T79">Decodifi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55" draw:text-style-name="P104" xml:id="id120" draw:id="id120" svg:width="3.837cm" svg:height="1.022cm" svg:x="0.505cm" svg:y="1.531cm"><text:p text:style-name="P103"><text:span text:style-name="T79">Sequenze di in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56" draw:text-style-name="P104" xml:id="id121" draw:id="id121" svg:width="3.837cm" svg:height="1.024cm" svg:x="0.505cm" svg:y="3.06cm"><text:p text:style-name="P103"><text:span text:style-name="T79">Rimozione duplicati</text:span></text:p><draw:enhanced-geometry svg:viewBox="0 0 21600 21600" draw:type="rectangle" draw:enhanced-path="M 0 0 L 21600 0 21600 21600 0 21600 0 0 Z N"/></draw:custom-shape><draw:custom-shape draw:style-name="gr257" draw:text-style-name="P104" xml:id="id115" draw:id="id115" svg:width="3.837cm" svg:height="1.02cm" svg:x="0.505cm" svg:y="4.595cm"><text:p text:style-name="P103"><text:span text:style-name="T79">Per ogni sequenza</text:span></text:p><draw:enhanced-geometry svg:viewBox="0 0 21600 21600" draw:type="rectangle" draw:enhanced-path="M 0 0 L 21600 0 21600 21600 0 21600 0 0 Z N"/></draw:custom-shape><draw:custom-shape draw:style-name="gr258" draw:text-style-name="P105" svg:width="2.442cm" svg:height="1.024cm" svg:x="5.736cm" svg:y="5.801cm"><text:p text:style-name="P103"><text:span text:style-name="T79">EAN-13</text:span></text:p><draw:enhanced-geometry svg:viewBox="0 0 21600 21600" draw:type="rectangle" draw:enhanced-path="M 0 0 L 21600 0 21600 21600 0 21600 0 0 Z N"/></draw:custom-shape><draw:custom-shape draw:style-name="gr259" draw:text-style-name="P105" svg:width="2.442cm" svg:height="1.022cm" svg:x="5.736cm" svg:y="7.421cm"><text:p text:style-name="P103"><text:span text:style-name="T79">Code 128</text:span></text:p><draw:enhanced-geometry svg:viewBox="0 0 21600 21600" draw:type="rectangle" draw:enhanced-path="M 0 0 L 21600 0 21600 21600 0 21600 0 0 Z N"/></draw:custom-shape><draw:custom-shape draw:style-name="gr255" draw:text-style-name="P104" xml:id="id117" draw:id="id117" svg:width="3.837cm" svg:height="1.022cm" svg:x="0.505cm" svg:y="9.188cm"><text:p text:style-name="P103"><text:span text:style-name="T79">Out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60" draw:text-style-name="P104" xml:id="id116" draw:id="id116" svg:width="3.837cm" svg:height="2.042cm" svg:x="0.505cm" svg:y="6.126cm"><text:p text:style-name="P103"><text:span text:style-name="T79">Decodific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61" draw:text-style-name="P106" draw:type="line" svg:x1="2.422cm" svg:y1="5.614cm" svg:x2="2.424cm" svg:y2="6.126cm" draw:start-shape="id115" draw:start-glue-point="2" draw:end-shape="id116" draw:end-glue-point="4" svg:d="M2422 5614l2 512" svg:viewBox="0 0 4 513"><text:p/></draw:connector><draw:connector draw:style-name="gr262" draw:text-style-name="P106" draw:type="line" svg:x1="2.424cm" svg:y1="8.167cm" svg:x2="2.424cm" svg:y2="9.188cm" draw:start-shape="id116" draw:start-glue-point="6" draw:end-shape="id117" draw:end-glue-point="5" svg:d="M2424 8167v1021" svg:viewBox="0 0 2 1023"><text:p/></draw:connector><draw:connector draw:style-name="gr263" draw:text-style-name="P106" svg:x1="0.504cm" svg:y1="5.105cm" svg:x2="0.76cm" svg:y2="9.7cm" draw:start-shape="id115" draw:start-glue-point="3" draw:end-shape="id117" draw:end-glue-point="9" svg:d="M504 5105h-502v4595h758" svg:viewBox="0 0 760 4597"><text:p/></draw:connector><draw:custom-shape draw:style-name="gr254" draw:text-style-name="P102" xml:id="id118" draw:id="id118" svg:width="3.837cm" svg:height="1.02cm" svg:x="0.505cm" svg:y="10.721cm"><text:p text:style-name="P101"><text:span text:style-name="T79">Fi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264" draw:text-style-name="P106" draw:type="line" svg:x1="2.424cm" svg:y1="10.209cm" svg:x2="2.422cm" svg:y2="10.721cm" draw:start-shape="id117" draw:start-glue-point="8" draw:end-shape="id118" draw:end-glue-point="0" svg:d="M2424 10209l-2 512" svg:viewBox="0 0 4 513"><text:p/></draw:connector><draw:connector draw:style-name="gr265" draw:text-style-name="P106" draw:type="line" svg:x1="2.422cm" svg:y1="1.02cm" svg:x2="2.424cm" svg:y2="1.531cm" draw:start-shape="id119" draw:start-glue-point="2" draw:end-shape="id120" draw:end-glue-point="5" svg:d="M2422 1020l2 511" svg:viewBox="0 0 4 513"><text:p/></draw:connector><draw:connector draw:style-name="gr266" draw:text-style-name="P106" draw:type="line" svg:x1="2.424cm" svg:y1="2.552cm" svg:x2="2.422cm" svg:y2="3.06cm" draw:start-shape="id120" draw:start-glue-point="8" draw:end-shape="id121" draw:end-glue-point="0" svg:d="M2424 2552l-2 508" svg:viewBox="0 0 4 510"><text:p/></draw:connector><draw:connector draw:style-name="gr267" draw:text-style-name="P106" draw:type="line" svg:x1="2.422cm" svg:y1="4.083cm" svg:x2="2.422cm" svg:y2="4.595cm" draw:start-shape="id121" draw:start-glue-point="2" draw:end-shape="id115" draw:end-glue-point="0" svg:d="M2422 4083v512" svg:viewBox="0 0 2 513"><text:p/></draw:connector><draw:frame draw:style-name="gr268" draw:text-style-name="P107" svg:width="2.966cm" svg:height="1.022cm" svg:x="2.422cm" svg:y="8.167cm"><draw:text-box><text:p text:style-name="P88"><text:span text:style-name="T80">Seq. </text:span><text:span text:style-name="T80">valida</text:span></text:p></draw:text-box></draw:frame><draw:custom-shape draw:style-name="gr269" draw:text-style-name="P106" xml:id="id122" draw:id="id122" svg:width="3.139cm" svg:height="5.104cm" svg:x="5.387cm" svg:y="4.595cm"><text:p/><draw:enhanced-geometry svg:viewBox="0 0 21600 21600" draw:type="rectangle" draw:enhanced-path="M 0 0 L 21600 0 21600 21600 0 21600 0 0 Z N"/></draw:custom-shape><draw:frame draw:style-name="gr270" draw:text-style-name="P108" svg:width="2.643cm" svg:height="0.77cm" svg:x="5.387cm" svg:y="3.771cm"><draw:text-box><text:p text:style-name="P88"><text:span text:style-name="T81">Deco</text:span><text:span text:style-name="T81">difica</text:span><text:span text:style-name="T81">tori</text:span></text:p></draw:text-box></draw:frame><draw:connector draw:style-name="gr271" draw:text-style-name="P106" draw:type="line" svg:x1="5.387cm" svg:y1="7.146cm" svg:x2="4.341cm" svg:y2="7.147cm" draw:start-shape="id122" draw:start-glue-point="3" draw:end-shape="id116" draw:end-glue-point="7" svg:d="M5387 7146l-1046 1" svg:viewBox="0 0 1048 4"><text:p/></draw:connector></draw:g>Disegno <text:sequence text:ref-name="refDrawing1" text:name="Drawing" text:formula="ooow:Drawing+1" style:num-format="1">2</text:sequence>: Procedimento in Python <text:span text:style-name="T32">(</text:span><text:span text:style-name="T33">Host</text:span><text:span text:style-name="T32">)</text:span></text:p></draw:text-box></draw:frame></text:p>
      <text:p text:style-name="P7"><text:soft-page-break/></text:p>
      <text:p text:style-name="P27">Strategie usate in OpenCL</text:p>
      <text:p text:style-name="P8">Il campionamento in OpenCL comprende diversi passaggi e per ogni passaggio è eseguito uno specifico kernel.</text:p>
      <text:p text:style-name="P8">I kernel utilizzati si distinguono in imbarazzantemente paralli e non imbarazzantemente paralleli: il primo tipo comprende kernel semplici che eseguono per ogni thread un lavoro indipendente, il secondo tipo comprende kernel che andranno a essere eseguiti in gruppi di thread ( workgroup ) e utilizzeranno mezzi di sincronizzazione per cooperare tra loro.</text:p>
      <text:p text:style-name="P8">Prima di descrivere in dettaglio i passi del campionamento, verranno descritte le operazioni di <text:span text:style-name="T7">sliding window, </text:span>map, reduce e scan, ridondanti <text:span text:style-name="T61">nei vari kernel</text:span>.</text:p>
      <text:p text:style-name="P19"/>
      <text:p text:style-name="P20">Sliding Window</text:p>
      <text:p text:style-name="P9">Sliding Window è una strategia operativa che consiste nel dividere l’input in finestre o gruppi di dimensioni fisse, e prevede l’iterazione di queste finestre e dunque operare con un singolo workgroup su di un set più numeroso dei suoi thread. <text:span text:style-name="T12">Nel progetto è </text:span><text:span text:style-name="T24">usato in quasi tutti i kernel.</text:span></text:p>
      <text:p text:style-name="P19"/>
      <text:p text:style-name="P19"><draw:frame draw:style-name="fr3" draw:name="Cornice3" text:anchor-type="paragraph" svg:y="0.067cm" svg:width="12.437cm" draw:z-index="4"><draw:text-box fo:min-height="8.389cm"><text:p text:style-name="Drawing"><draw:g text:anchor-type="paragraph" draw:z-index="5" draw:name="Forma3" draw:style-name="gr2"><draw:custom-shape draw:style-name="gr221" draw:text-style-name="P94" xml:id="id103" draw:id="id103" svg:width="0.821cm" svg:height="0.638cm" svg:x="2.23cm" svg:y="2.194cm"><text:p/><draw:enhanced-geometry svg:viewBox="0 0 21600 21600" draw:type="rectangle" draw:enhanced-path="M 0 0 L 21600 0 21600 21600 0 21600 0 0 Z N"/></draw:custom-shape><draw:custom-shape draw:style-name="gr222" draw:text-style-name="P94" xml:id="id113" draw:id="id113" svg:width="0.817cm" svg:height="0.638cm" svg:x="3.05cm" svg:y="2.194cm"><text:p/><draw:enhanced-geometry svg:viewBox="0 0 21600 21600" draw:mirror-horizontal="false" draw:mirror-vertical="false" draw:type="rectangle" draw:enhanced-path="M 0 0 L 21600 0 21600 21600 0 21600 0 0 Z N"/></draw:custom-shape><draw:custom-shape draw:style-name="gr222" draw:text-style-name="P94" xml:id="id105" draw:id="id105" svg:width="0.817cm" svg:height="0.638cm" svg:x="3.866cm" svg:y="2.194cm"><text:p/><draw:enhanced-geometry svg:viewBox="0 0 21600 21600" draw:type="rectangle" draw:enhanced-path="M 0 0 L 21600 0 21600 21600 0 21600 0 0 Z N"/></draw:custom-shape><draw:custom-shape draw:style-name="gr222" draw:text-style-name="P94" xml:id="id114" draw:id="id114" svg:width="0.817cm" svg:height="0.638cm" svg:x="4.683cm" svg:y="2.194cm"><text:p/><draw:enhanced-geometry svg:viewBox="0 0 21600 21600" draw:type="rectangle" draw:enhanced-path="M 0 0 L 21600 0 21600 21600 0 21600 0 0 Z N"/></draw:custom-shape><draw:custom-shape draw:style-name="gr223" draw:text-style-name="P95" svg:width="0.819cm" svg:height="0.638cm" svg:x="5.5cm" svg:y="2.194cm"><text:p/><draw:enhanced-geometry svg:viewBox="0 0 21600 21600" draw:type="rectangle" draw:enhanced-path="M 0 0 L 21600 0 21600 21600 0 21600 0 0 Z N"/></draw:custom-shape><draw:custom-shape draw:style-name="gr224" draw:text-style-name="P95" svg:width="0.816cm" svg:height="0.638cm" svg:x="6.318cm" svg:y="2.194cm"><text:p/><draw:enhanced-geometry svg:viewBox="0 0 21600 21600" draw:type="rectangle" draw:enhanced-path="M 0 0 L 21600 0 21600 21600 0 21600 0 0 Z N"/></draw:custom-shape><draw:custom-shape draw:style-name="gr225" draw:text-style-name="P95" svg:width="0.817cm" svg:height="0.638cm" svg:x="7.133cm" svg:y="2.194cm"><text:p/><draw:enhanced-geometry svg:viewBox="0 0 21600 21600" draw:type="rectangle" draw:enhanced-path="M 0 0 L 21600 0 21600 21600 0 21600 0 0 Z N"/></draw:custom-shape><draw:custom-shape draw:style-name="gr226" draw:text-style-name="P95" svg:width="0.821cm" svg:height="0.638cm" svg:x="7.95cm" svg:y="2.194cm"><text:p/><draw:enhanced-geometry svg:viewBox="0 0 21600 21600" draw:type="rectangle" draw:enhanced-path="M 0 0 L 21600 0 21600 21600 0 21600 0 0 Z N"/></draw:custom-shape><draw:custom-shape draw:style-name="gr225" draw:text-style-name="P95" svg:width="0.817cm" svg:height="0.638cm" svg:x="8.77cm" svg:y="2.194cm"><text:p/><draw:enhanced-geometry svg:viewBox="0 0 21600 21600" draw:type="rectangle" draw:enhanced-path="M 0 0 L 21600 0 21600 21600 0 21600 0 0 Z N"/></draw:custom-shape><draw:custom-shape draw:style-name="gr224" draw:text-style-name="P95" svg:width="0.816cm" svg:height="0.638cm" svg:x="9.587cm" svg:y="2.194cm"><text:p/><draw:enhanced-geometry svg:viewBox="0 0 21600 21600" draw:type="rectangle" draw:enhanced-path="M 0 0 L 21600 0 21600 21600 0 21600 0 0 Z N"/></draw:custom-shape><draw:custom-shape draw:style-name="gr223" draw:text-style-name="P95" svg:width="0.819cm" svg:height="0.638cm" svg:x="10.402cm" svg:y="2.194cm"><text:p/><draw:enhanced-geometry svg:viewBox="0 0 21600 21600" draw:type="rectangle" draw:enhanced-path="M 0 0 L 21600 0 21600 21600 0 21600 0 0 Z N"/></draw:custom-shape><draw:custom-shape draw:style-name="gr223" draw:text-style-name="P95" svg:width="0.819cm" svg:height="0.638cm" svg:x="11.22cm" svg:y="2.194cm"><text:p/><draw:enhanced-geometry svg:viewBox="0 0 21600 21600" draw:type="rectangle" draw:enhanced-path="M 0 0 L 21600 0 21600 21600 0 21600 0 0 Z N"/></draw:custom-shape><draw:custom-shape draw:style-name="gr227" draw:text-style-name="P96" svg:width="0.821cm" svg:height="0.639cm" svg:x="2.23cm" svg:y="3.259cm"><text:p/><draw:enhanced-geometry svg:viewBox="0 0 21600 21600" draw:type="rectangle" draw:enhanced-path="M 0 0 L 21600 0 21600 21600 0 21600 0 0 Z N"/></draw:custom-shape><draw:custom-shape draw:style-name="gr228" draw:text-style-name="P96" svg:width="0.817cm" svg:height="0.639cm" svg:x="3.05cm" svg:y="3.259cm"><text:p/><draw:enhanced-geometry svg:viewBox="0 0 21600 21600" draw:type="rectangle" draw:enhanced-path="M 0 0 L 21600 0 21600 21600 0 21600 0 0 Z N"/></draw:custom-shape><draw:custom-shape draw:style-name="gr228" draw:text-style-name="P96" svg:width="0.817cm" svg:height="0.639cm" svg:x="3.866cm" svg:y="3.259cm"><text:p/><draw:enhanced-geometry svg:viewBox="0 0 21600 21600" draw:type="rectangle" draw:enhanced-path="M 0 0 L 21600 0 21600 21600 0 21600 0 0 Z N"/></draw:custom-shape><draw:custom-shape draw:style-name="gr228" draw:text-style-name="P96" svg:width="0.817cm" svg:height="0.639cm" svg:x="4.683cm" svg:y="3.259cm"><text:p/><draw:enhanced-geometry svg:viewBox="0 0 21600 21600" draw:type="rectangle" draw:enhanced-path="M 0 0 L 21600 0 21600 21600 0 21600 0 0 Z N"/></draw:custom-shape><draw:custom-shape draw:style-name="gr229" draw:text-style-name="P94" xml:id="id104" draw:id="id104" svg:width="0.819cm" svg:height="0.639cm" svg:x="5.5cm" svg:y="3.259cm"><text:p/><draw:enhanced-geometry svg:viewBox="0 0 21600 21600" draw:type="rectangle" draw:enhanced-path="M 0 0 L 21600 0 21600 21600 0 21600 0 0 Z N"/></draw:custom-shape><draw:custom-shape draw:style-name="gr230" draw:text-style-name="P94" xml:id="id108" draw:id="id108" svg:width="0.816cm" svg:height="0.639cm" svg:x="6.318cm" svg:y="3.259cm"><text:p/><draw:enhanced-geometry svg:viewBox="0 0 21600 21600" draw:type="rectangle" draw:enhanced-path="M 0 0 L 21600 0 21600 21600 0 21600 0 0 Z N"/></draw:custom-shape><draw:custom-shape draw:style-name="gr231" draw:text-style-name="P94" xml:id="id106" draw:id="id106" svg:width="0.817cm" svg:height="0.639cm" svg:x="7.133cm" svg:y="3.259cm"><text:p/><draw:enhanced-geometry svg:viewBox="0 0 21600 21600" draw:type="rectangle" draw:enhanced-path="M 0 0 L 21600 0 21600 21600 0 21600 0 0 Z N"/></draw:custom-shape><draw:custom-shape draw:style-name="gr232" draw:text-style-name="P94" xml:id="id111" draw:id="id111" svg:width="0.821cm" svg:height="0.639cm" svg:x="7.95cm" svg:y="3.259cm"><text:p/><draw:enhanced-geometry svg:viewBox="0 0 21600 21600" draw:type="rectangle" draw:enhanced-path="M 0 0 L 21600 0 21600 21600 0 21600 0 0 Z N"/></draw:custom-shape><draw:custom-shape draw:style-name="gr233" draw:text-style-name="P95" svg:width="0.817cm" svg:height="0.639cm" svg:x="8.77cm" svg:y="3.259cm"><text:p/><draw:enhanced-geometry svg:viewBox="0 0 21600 21600" draw:type="rectangle" draw:enhanced-path="M 0 0 L 21600 0 21600 21600 0 21600 0 0 Z N"/></draw:custom-shape><draw:custom-shape draw:style-name="gr234" draw:text-style-name="P95" svg:width="0.816cm" svg:height="0.639cm" svg:x="9.587cm" svg:y="3.259cm"><text:p/><draw:enhanced-geometry svg:viewBox="0 0 21600 21600" draw:type="rectangle" draw:enhanced-path="M 0 0 L 21600 0 21600 21600 0 21600 0 0 Z N"/></draw:custom-shape><draw:custom-shape draw:style-name="gr235" draw:text-style-name="P95" svg:width="0.819cm" svg:height="0.639cm" svg:x="10.402cm" svg:y="3.259cm"><text:p/><draw:enhanced-geometry svg:viewBox="0 0 21600 21600" draw:type="rectangle" draw:enhanced-path="M 0 0 L 21600 0 21600 21600 0 21600 0 0 Z N"/></draw:custom-shape><draw:custom-shape draw:style-name="gr235" draw:text-style-name="P95" svg:width="0.819cm" svg:height="0.639cm" svg:x="11.22cm" svg:y="3.259cm"><text:p/><draw:enhanced-geometry svg:viewBox="0 0 21600 21600" draw:type="rectangle" draw:enhanced-path="M 0 0 L 21600 0 21600 21600 0 21600 0 0 Z N"/></draw:custom-shape><draw:custom-shape draw:style-name="gr236" draw:text-style-name="P96" svg:width="0.821cm" svg:height="0.638cm" svg:x="2.23cm" svg:y="4.327cm"><text:p/><draw:enhanced-geometry svg:viewBox="0 0 21600 21600" draw:type="rectangle" draw:enhanced-path="M 0 0 L 21600 0 21600 21600 0 21600 0 0 Z N"/></draw:custom-shape><draw:custom-shape draw:style-name="gr237" draw:text-style-name="P96" svg:width="0.817cm" svg:height="0.638cm" svg:x="3.05cm" svg:y="4.327cm"><text:p/><draw:enhanced-geometry svg:viewBox="0 0 21600 21600" draw:type="rectangle" draw:enhanced-path="M 0 0 L 21600 0 21600 21600 0 21600 0 0 Z N"/></draw:custom-shape><draw:custom-shape draw:style-name="gr237" draw:text-style-name="P96" svg:width="0.817cm" svg:height="0.638cm" svg:x="3.866cm" svg:y="4.327cm"><text:p/><draw:enhanced-geometry svg:viewBox="0 0 21600 21600" draw:type="rectangle" draw:enhanced-path="M 0 0 L 21600 0 21600 21600 0 21600 0 0 Z N"/></draw:custom-shape><draw:custom-shape draw:style-name="gr237" draw:text-style-name="P96" svg:width="0.817cm" svg:height="0.638cm" svg:x="4.683cm" svg:y="4.327cm"><text:p/><draw:enhanced-geometry svg:viewBox="0 0 21600 21600" draw:type="rectangle" draw:enhanced-path="M 0 0 L 21600 0 21600 21600 0 21600 0 0 Z N"/></draw:custom-shape><draw:custom-shape draw:style-name="gr238" draw:text-style-name="P96" svg:width="0.819cm" svg:height="0.638cm" svg:x="5.5cm" svg:y="4.327cm"><text:p/><draw:enhanced-geometry svg:viewBox="0 0 21600 21600" draw:type="rectangle" draw:enhanced-path="M 0 0 L 21600 0 21600 21600 0 21600 0 0 Z N"/></draw:custom-shape><draw:custom-shape draw:style-name="gr239" draw:text-style-name="P96" svg:width="0.816cm" svg:height="0.638cm" svg:x="6.318cm" svg:y="4.327cm"><text:p/><draw:enhanced-geometry svg:viewBox="0 0 21600 21600" draw:type="rectangle" draw:enhanced-path="M 0 0 L 21600 0 21600 21600 0 21600 0 0 Z N"/></draw:custom-shape><draw:custom-shape draw:style-name="gr237" draw:text-style-name="P96" svg:width="0.817cm" svg:height="0.638cm" svg:x="7.133cm" svg:y="4.327cm"><text:p/><draw:enhanced-geometry svg:viewBox="0 0 21600 21600" draw:type="rectangle" draw:enhanced-path="M 0 0 L 21600 0 21600 21600 0 21600 0 0 Z N"/></draw:custom-shape><draw:custom-shape draw:style-name="gr236" draw:text-style-name="P96" svg:width="0.821cm" svg:height="0.638cm" svg:x="7.95cm" svg:y="4.327cm"><text:p/><draw:enhanced-geometry svg:viewBox="0 0 21600 21600" draw:type="rectangle" draw:enhanced-path="M 0 0 L 21600 0 21600 21600 0 21600 0 0 Z N"/></draw:custom-shape><draw:custom-shape draw:style-name="gr222" draw:text-style-name="P94" xml:id="id107" draw:id="id107" svg:width="0.817cm" svg:height="0.638cm" svg:x="8.77cm" svg:y="4.327cm"><text:p/><draw:enhanced-geometry svg:viewBox="0 0 21600 21600" draw:type="rectangle" draw:enhanced-path="M 0 0 L 21600 0 21600 21600 0 21600 0 0 Z N"/></draw:custom-shape><draw:custom-shape draw:style-name="gr240" draw:text-style-name="P94" xml:id="id109" draw:id="id109" svg:width="0.816cm" svg:height="0.638cm" svg:x="9.587cm" svg:y="4.327cm"><text:p/><draw:enhanced-geometry svg:viewBox="0 0 21600 21600" draw:type="rectangle" draw:enhanced-path="M 0 0 L 21600 0 21600 21600 0 21600 0 0 Z N"/></draw:custom-shape><draw:custom-shape draw:style-name="gr241" draw:text-style-name="P94" xml:id="id110" draw:id="id110" svg:width="0.819cm" svg:height="0.638cm" svg:x="10.402cm" svg:y="4.327cm"><text:p/><draw:enhanced-geometry svg:viewBox="0 0 21600 21600" draw:type="rectangle" draw:enhanced-path="M 0 0 L 21600 0 21600 21600 0 21600 0 0 Z N"/></draw:custom-shape><draw:custom-shape draw:style-name="gr241" draw:text-style-name="P94" xml:id="id112" draw:id="id112" svg:width="0.819cm" svg:height="0.638cm" svg:x="11.22cm" svg:y="4.327cm"><text:p/><draw:enhanced-geometry svg:viewBox="0 0 21600 21600" draw:type="rectangle" draw:enhanced-path="M 0 0 L 21600 0 21600 21600 0 21600 0 0 Z N"/></draw:custom-shape><draw:custom-shape draw:style-name="gr236" draw:text-style-name="P96" svg:width="0.821cm" svg:height="0.638cm" svg:x="2.23cm" svg:y="5.394cm"><text:p/><draw:enhanced-geometry svg:viewBox="0 0 21600 21600" draw:type="rectangle" draw:enhanced-path="M 0 0 L 21600 0 21600 21600 0 21600 0 0 Z N"/></draw:custom-shape><draw:custom-shape draw:style-name="gr237" draw:text-style-name="P96" svg:width="0.817cm" svg:height="0.638cm" svg:x="3.05cm" svg:y="5.394cm"><text:p/><draw:enhanced-geometry svg:viewBox="0 0 21600 21600" draw:type="rectangle" draw:enhanced-path="M 0 0 L 21600 0 21600 21600 0 21600 0 0 Z N"/></draw:custom-shape><draw:custom-shape draw:style-name="gr237" draw:text-style-name="P96" svg:width="0.817cm" svg:height="0.638cm" svg:x="3.866cm" svg:y="5.394cm"><text:p/><draw:enhanced-geometry svg:viewBox="0 0 21600 21600" draw:type="rectangle" draw:enhanced-path="M 0 0 L 21600 0 21600 21600 0 21600 0 0 Z N"/></draw:custom-shape><draw:custom-shape draw:style-name="gr237" draw:text-style-name="P96" svg:width="0.817cm" svg:height="0.638cm" svg:x="4.683cm" svg:y="5.394cm"><text:p/><draw:enhanced-geometry svg:viewBox="0 0 21600 21600" draw:type="rectangle" draw:enhanced-path="M 0 0 L 21600 0 21600 21600 0 21600 0 0 Z N"/></draw:custom-shape><draw:custom-shape draw:style-name="gr238" draw:text-style-name="P96" svg:width="0.819cm" svg:height="0.638cm" svg:x="5.5cm" svg:y="5.394cm"><text:p/><draw:enhanced-geometry svg:viewBox="0 0 21600 21600" draw:type="rectangle" draw:enhanced-path="M 0 0 L 21600 0 21600 21600 0 21600 0 0 Z N"/></draw:custom-shape><draw:custom-shape draw:style-name="gr239" draw:text-style-name="P96" svg:width="0.816cm" svg:height="0.638cm" svg:x="6.318cm" svg:y="5.394cm"><text:p/><draw:enhanced-geometry svg:viewBox="0 0 21600 21600" draw:type="rectangle" draw:enhanced-path="M 0 0 L 21600 0 21600 21600 0 21600 0 0 Z N"/></draw:custom-shape><draw:custom-shape draw:style-name="gr237" draw:text-style-name="P96" svg:width="0.817cm" svg:height="0.638cm" svg:x="7.133cm" svg:y="5.394cm"><text:p/><draw:enhanced-geometry svg:viewBox="0 0 21600 21600" draw:type="rectangle" draw:enhanced-path="M 0 0 L 21600 0 21600 21600 0 21600 0 0 Z N"/></draw:custom-shape><draw:custom-shape draw:style-name="gr236" draw:text-style-name="P96" svg:width="0.821cm" svg:height="0.638cm" svg:x="7.95cm" svg:y="5.394cm"><text:p/><draw:enhanced-geometry svg:viewBox="0 0 21600 21600" draw:type="rectangle" draw:enhanced-path="M 0 0 L 21600 0 21600 21600 0 21600 0 0 Z N"/></draw:custom-shape><draw:custom-shape draw:style-name="gr237" draw:text-style-name="P96" svg:width="0.817cm" svg:height="0.638cm" svg:x="8.77cm" svg:y="5.394cm"><text:p/><draw:enhanced-geometry svg:viewBox="0 0 21600 21600" draw:type="rectangle" draw:enhanced-path="M 0 0 L 21600 0 21600 21600 0 21600 0 0 Z N"/></draw:custom-shape><draw:custom-shape draw:style-name="gr239" draw:text-style-name="P96" svg:width="0.816cm" svg:height="0.638cm" svg:x="9.587cm" svg:y="5.394cm"><text:p/><draw:enhanced-geometry svg:viewBox="0 0 21600 21600" draw:type="rectangle" draw:enhanced-path="M 0 0 L 21600 0 21600 21600 0 21600 0 0 Z N"/></draw:custom-shape><draw:custom-shape draw:style-name="gr238" draw:text-style-name="P96" svg:width="0.819cm" svg:height="0.638cm" svg:x="10.402cm" svg:y="5.394cm"><text:p/><draw:enhanced-geometry svg:viewBox="0 0 21600 21600" draw:type="rectangle" draw:enhanced-path="M 0 0 L 21600 0 21600 21600 0 21600 0 0 Z N"/></draw:custom-shape><draw:custom-shape draw:style-name="gr238" draw:text-style-name="P96" svg:width="0.819cm" svg:height="0.638cm" svg:x="11.22cm" svg:y="5.394cm"><text:p/><draw:enhanced-geometry svg:viewBox="0 0 21600 21600" draw:type="rectangle" draw:enhanced-path="M 0 0 L 21600 0 21600 21600 0 21600 0 0 Z N"/></draw:custom-shape><draw:connector draw:style-name="gr242" draw:text-style-name="P97" draw:type="line" svg:x1="2.639cm" svg:y1="2.831cm" svg:x2="5.909cm" svg:y2="3.26cm" draw:start-shape="id103" draw:start-glue-point="2" draw:end-shape="id104" draw:end-glue-point="0" svg:d="M2639 2831l3270 429" svg:viewBox="0 0 3272 430"><text:p/></draw:connector><draw:connector draw:style-name="gr243" draw:text-style-name="P97" draw:type="line" svg:x1="4.274cm" svg:y1="2.831cm" svg:x2="7.541cm" svg:y2="3.26cm" draw:start-shape="id105" draw:start-glue-point="2" draw:end-shape="id106" draw:end-glue-point="0" svg:d="M4274 2831l3267 429" svg:viewBox="0 0 3268 430"><text:p/></draw:connector><draw:connector draw:style-name="gr244" draw:text-style-name="P97" draw:type="line" svg:x1="5.909cm" svg:y1="3.898cm" svg:x2="9.178cm" svg:y2="4.327cm" draw:start-shape="id104" draw:start-glue-point="2" draw:end-shape="id107" draw:end-glue-point="0" svg:d="M5909 3898l3269 429" svg:viewBox="0 0 3270 430"><text:p/></draw:connector><draw:connector draw:style-name="gr245" draw:text-style-name="P97" draw:type="line" svg:x1="6.726cm" svg:y1="3.898cm" svg:x2="9.994cm" svg:y2="4.327cm" draw:start-shape="id108" draw:start-glue-point="2" draw:end-shape="id109" draw:end-glue-point="0" svg:d="M6726 3898l3268 429" svg:viewBox="0 0 3270 430"><text:p/></draw:connector><draw:connector draw:style-name="gr246" draw:text-style-name="P97" draw:type="line" svg:x1="7.541cm" svg:y1="3.898cm" svg:x2="10.811cm" svg:y2="4.327cm" draw:start-shape="id106" draw:start-glue-point="2" draw:end-shape="id110" draw:end-glue-point="0" svg:d="M7541 3898l3270 429" svg:viewBox="0 0 3272 430"><text:p/></draw:connector><draw:connector draw:style-name="gr247" draw:text-style-name="P97" draw:type="line" svg:x1="8.359cm" svg:y1="3.898cm" svg:x2="11.629cm" svg:y2="4.327cm" draw:start-shape="id111" draw:start-glue-point="2" draw:end-shape="id112" draw:end-glue-point="0" svg:d="M8359 3898l3270 429" svg:viewBox="0 0 3272 430"><text:p/></draw:connector><draw:connector draw:style-name="gr248" draw:text-style-name="P97" draw:type="line" svg:x1="3.457cm" svg:y1="2.831cm" svg:x2="6.726cm" svg:y2="3.26cm" draw:start-shape="id113" draw:start-glue-point="2" draw:end-shape="id108" draw:end-glue-point="0" svg:d="M3457 2831l3269 429" svg:viewBox="0 0 3270 430"><text:p/></draw:connector><draw:connector draw:style-name="gr249" draw:text-style-name="P97" draw:type="line" svg:x1="5.091cm" svg:y1="2.831cm" svg:x2="8.359cm" svg:y2="3.26cm" draw:start-shape="id114" draw:start-glue-point="2" draw:end-shape="id111" draw:end-glue-point="0" svg:d="M5091 2831l3268 429" svg:viewBox="0 0 3270 430"><text:p/></draw:connector><draw:measure draw:style-name="gr250" draw:text-style-name="P90" svg:x1="2.23cm" svg:y1="1.764cm" svg:x2="5.42cm" svg:y2="1.764cm"><text:p text:style-name="P70"><text:span text:style-name="T74">work</text:span><text:span text:style-name="T74">grou</text:span><text:span text:style-name="T74">p</text:span></text:p></draw:measure><draw:frame draw:style-name="gr251" draw:text-style-name="P98" svg:width="0.639cm" svg:height="0.699cm" svg:x="1.591cm" svg:y="2.296cm"><draw:text-box><text:p text:style-name="P84"><text:span text:style-name="T78">1</text:span></text:p></draw:text-box></draw:frame><draw:frame draw:style-name="gr252" draw:text-style-name="P90" svg:width="0.571cm" svg:height="0.699cm" svg:x="1.66cm" svg:y="3.363cm"><draw:text-box><text:p text:style-name="P84"><text:span text:style-name="T74">2</text:span></text:p></draw:text-box></draw:frame><draw:frame draw:style-name="gr73" draw:text-style-name="P90" svg:width="0.639cm" svg:height="0.699cm" svg:x="1.591cm" svg:y="4.45cm"><draw:text-box><text:p text:style-name="P84"><text:span text:style-name="T74">3</text:span></text:p></draw:text-box></draw:frame><draw:frame draw:style-name="gr253" draw:text-style-name="P99" svg:width="2.167cm" svg:height="1.146cm" svg:x="0cm" svg:y="5.477cm"><draw:text-box><text:p text:style-name="P77"><text:span text:style-name="T74">Risul</text:span><text:span text:style-name="T74">tato</text:span></text:p></draw:text-box></draw:frame><draw:frame draw:style-name="gr73" draw:text-style-name="P100" svg:width="10.207cm" svg:height="0.699cm" svg:x="2.23cm" svg:y="6.563cm"><draw:text-box><text:p text:style-name="P88"><text:span text:style-name="T74">In </text:span><text:span text:style-name="T74">blu le </text:span><text:span text:style-name="T74">fines</text:span><text:span text:style-name="T74">tre in </text:span><text:span text:style-name="T74">lavor</text:span><text:span text:style-name="T74">azio</text:span><text:span text:style-name="T74">ne</text:span></text:p></draw:text-box></draw:frame><draw:frame draw:style-name="gr73" draw:text-style-name="P100" svg:width="10.207cm" svg:height="0.699cm" svg:x="2.23cm" svg:y="7.096cm"><draw:text-box><text:p text:style-name="P88"><text:span text:style-name="T74">In </text:span><text:span text:style-name="T74">grigi</text:span><text:span text:style-name="T74">o le </text:span><text:span text:style-name="T74">fines</text:span><text:span text:style-name="T74">tre </text:span><text:span text:style-name="T74">da </text:span><text:span text:style-name="T74">proc</text:span><text:span text:style-name="T74">essa</text:span><text:span text:style-name="T74">re</text:span></text:p></draw:text-box></draw:frame><draw:frame draw:style-name="gr73" draw:text-style-name="P100" svg:width="10.207cm" svg:height="0.699cm" svg:x="2.23cm" svg:y="7.629cm"><draw:text-box><text:p text:style-name="P88"><text:span text:style-name="T74">In </text:span><text:span text:style-name="T74">verd</text:span><text:span text:style-name="T74">e le </text:span><text:span text:style-name="T74">fines</text:span><text:span text:style-name="T74">tre </text:span><text:span text:style-name="T74">proc</text:span><text:span text:style-name="T74">essa</text:span><text:span text:style-name="T74">te</text:span></text:p></draw:text-box></draw:frame></draw:g>Disegno <text:sequence text:ref-name="refDrawing2" text:name="Drawing" text:formula="ooow:Drawing+1" style:num-format="1">3</text:sequence>: Sliding Window</text:p></draw:text-box></draw:frame>Map</text:p>
      <text:p text:style-name="P8">L’operazione di map, <text:span text:style-name="T7">chiamata anche transform, generalmente esegue una funzione su ogni valore di un array </text:span><text:span text:style-name="T11">restituisce un nuovo array</text:span><text:span text:style-name="T7">. In OpenCL map è l’operazione più semplice e imbarazzantemente parallela da eseguire.</text:span></text:p>
      <text:p text:style-name="P6"/>
      <text:p text:style-name="P21">Reduce</text:p>
      <text:p text:style-name="P10">L’operazione di reduce permette <text:span text:style-name="T23">di produrre </text:span>un valore da un set di dati usando una funzione <text:span text:style-name="T12">operante su di un accumulatore e ogni elemento dell’array. In OpenCL </text:span><text:span text:style-name="T13">non è banale come operazione e l’implementazione nel progetto usa cooperazione tra thread.</text:span></text:p>
      <text:p text:style-name="P11">In dettaglio, l’algoritmo <text:span text:style-name="T61">implementato l</text:span>avora su <text:span text:style-name="T17">di un array di scratch e u</text:span>n generatore di potenze di due, a partire da <text:span text:style-name="T9">n=2</text:span><text:span text:style-name="T26">1</text:span> fino alla potenza uguale o minore della dimensione della riga:</text:p>
      <text:p text:style-name="P12">per ogni potenza generata, sia <text:span text:style-name="T14">n </text:span><text:span text:style-name="T18">la potenza, </text:span><text:span text:style-name="T14">mask</text:span><text:span text:style-name="T18"> e </text:span><text:span text:style-name="T14">middle </text:span><text:span text:style-name="T18">sono rispettivamente l’AND bitwise tra l’</text:span><text:span text:style-name="T14">id del thread locale e n-1</text:span><text:span text:style-name="T22"> –</text:span><text:span text:style-name="T18"> mask virtualmente suddivide l’array in gruppi di </text:span><text:soft-page-break/><text:span text:style-name="T18">dimensione </text:span><text:span text:style-name="T14">n</text:span><text:span text:style-name="T18"> e numerati </text:span><text:span text:style-name="T22">–</text:span><text:span text:style-name="T18">, e </text:span><text:span text:style-name="T14">n/2</text:span><text:span text:style-name="T18"> per middle, che indica l’elemento centrale nei sottogruppi indicati da </text:span><text:span text:style-name="T14">mask</text:span><text:span text:style-name="T18">, dunque viene eseguita una sliding window sui dati di input e selezionati solo gli elementi cui </text:span><text:span text:style-name="T14">mask = 0</text:span><text:span text:style-name="T18">, ovvero il primo elemento nel sottogruppo virtuale, </text:span><text:span text:style-name="T22">la funzione di riduzione dovrà essere eseguita tra il primo elemento del sottogruppo</text:span><text:span text:style-name="T18"> che </text:span><text:span text:style-name="T20">servirà</text:span><text:span text:style-name="T18"> da accumulatore </text:span><text:span text:style-name="T22">e quello centrale</text:span><text:span text:style-name="T18">. Per ogni iterazione sul generatore di potenze, il valore dell’accumulatore si sposterà a sinistra, </text:span><text:span text:style-name="T19">il risultato si troverà sul primo elemento dell’array di scratch.</text:span></text:p>
      <text:p text:style-name="P18"/>
      <text:p text:style-name="P6"><draw:frame draw:style-name="fr3" draw:name="Cornice4" text:anchor-type="paragraph" svg:y="0.002cm" svg:width="18.468cm" draw:z-index="6"><draw:text-box fo:min-height="11.799cm"><text:p text:style-name="Drawing"><draw:g text:anchor-type="paragraph" draw:z-index="7" draw:name="Forma4" draw:style-name="gr131"><draw:custom-shape draw:style-name="gr189" draw:text-style-name="P83" svg:width="1.089cm" svg:height="0.983cm" svg:x="1.087cm" svg:y="1.64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90" draw:text-style-name="P71" svg:width="1.084cm" svg:height="0.983cm" svg:x="2.175cm" svg:y="1.64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91" draw:text-style-name="P83" svg:width="1.087cm" svg:height="0.983cm" svg:x="3.258cm" svg:y="1.64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92" draw:text-style-name="P71" svg:width="1.089cm" svg:height="0.983cm" svg:x="4.344cm" svg:y="1.64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93" draw:text-style-name="P83" svg:width="1.086cm" svg:height="0.983cm" svg:x="5.433cm" svg:y="1.64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94" draw:text-style-name="P71" svg:width="1.086cm" svg:height="0.983cm" svg:x="6.518cm" svg:y="1.64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89" draw:text-style-name="P83" svg:width="1.089cm" svg:height="0.983cm" svg:x="7.602cm" svg:y="1.64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94" draw:text-style-name="P71" svg:width="1.086cm" svg:height="0.983cm" svg:x="8.691cm" svg:y="1.64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91" draw:text-style-name="P83" svg:width="1.087cm" svg:height="0.983cm" svg:x="9.775cm" svg:y="1.64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95" draw:text-style-name="P71" svg:width="1.087cm" svg:height="0.983cm" svg:x="10.862cm" svg:y="1.64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93" draw:text-style-name="P83" svg:width="1.086cm" svg:height="0.983cm" svg:x="11.949cm" svg:y="1.64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95" draw:text-style-name="P71" svg:width="1.087cm" svg:height="0.983cm" svg:x="13.033cm" svg:y="1.64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96" draw:text-style-name="P83" svg:width="1.089cm" svg:height="0.981cm" svg:x="1.087cm" svg:y="3.54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97" draw:text-style-name="P81" svg:width="1.084cm" svg:height="0.981cm" svg:x="2.175cm" svg:y="3.54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98" draw:text-style-name="P71" svg:width="1.087cm" svg:height="0.981cm" svg:x="3.258cm" svg:y="3.545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199" draw:text-style-name="P81" svg:width="1.089cm" svg:height="0.981cm" svg:x="4.344cm" svg:y="3.545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200" draw:text-style-name="P83" svg:width="1.086cm" svg:height="0.981cm" svg:x="5.433cm" svg:y="3.54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201" draw:text-style-name="P81" svg:width="1.086cm" svg:height="0.981cm" svg:x="6.518cm" svg:y="3.54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202" draw:text-style-name="P71" svg:width="1.089cm" svg:height="0.981cm" svg:x="7.602cm" svg:y="3.545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201" draw:text-style-name="P81" svg:width="1.086cm" svg:height="0.981cm" svg:x="8.691cm" svg:y="3.545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203" draw:text-style-name="P83" svg:width="1.087cm" svg:height="0.981cm" svg:x="14.12cm" svg:y="3.54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201" draw:text-style-name="P81" svg:width="1.086cm" svg:height="0.981cm" svg:x="15.206cm" svg:y="3.54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98" draw:text-style-name="P71" svg:width="1.087cm" svg:height="0.981cm" svg:x="16.291cm" svg:y="3.545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204" draw:text-style-name="P81" svg:width="1.087cm" svg:height="0.981cm" svg:x="17.378cm" svg:y="3.545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196" draw:text-style-name="P83" svg:width="1.089cm" svg:height="0.981cm" svg:x="1.087cm" svg:y="5.3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97" draw:text-style-name="P81" svg:width="1.084cm" svg:height="0.981cm" svg:x="2.175cm" svg:y="5.3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204" draw:text-style-name="P81" svg:width="1.087cm" svg:height="0.981cm" svg:x="3.258cm" svg:y="5.35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199" draw:text-style-name="P81" svg:width="1.089cm" svg:height="0.981cm" svg:x="4.344cm" svg:y="5.35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205" draw:text-style-name="P71" svg:width="1.086cm" svg:height="0.981cm" svg:x="5.433cm" svg:y="5.35cm"><text:p text:style-name="P70"><text:span text:style-name="T74">4</text:span></text:p><draw:enhanced-geometry svg:viewBox="0 0 21600 21600" draw:type="rectangle" draw:enhanced-path="M 0 0 L 21600 0 21600 21600 0 21600 0 0 Z N"/></draw:custom-shape><draw:custom-shape draw:style-name="gr201" draw:text-style-name="P81" svg:width="1.086cm" svg:height="0.981cm" svg:x="6.518cm" svg:y="5.35cm"><text:p text:style-name="P70"><text:span text:style-name="T74">5</text:span></text:p><draw:enhanced-geometry svg:viewBox="0 0 21600 21600" draw:type="rectangle" draw:enhanced-path="M 0 0 L 21600 0 21600 21600 0 21600 0 0 Z N"/></draw:custom-shape><draw:custom-shape draw:style-name="gr199" draw:text-style-name="P81" svg:width="1.089cm" svg:height="0.981cm" svg:x="7.602cm" svg:y="5.35cm"><text:p text:style-name="P70"><text:span text:style-name="T74">6</text:span></text:p><draw:enhanced-geometry svg:viewBox="0 0 21600 21600" draw:type="rectangle" draw:enhanced-path="M 0 0 L 21600 0 21600 21600 0 21600 0 0 Z N"/></draw:custom-shape><draw:custom-shape draw:style-name="gr201" draw:text-style-name="P81" svg:width="1.086cm" svg:height="0.981cm" svg:x="8.691cm" svg:y="5.35cm"><text:p text:style-name="P70"><text:span text:style-name="T74">7</text:span></text:p><draw:enhanced-geometry svg:viewBox="0 0 21600 21600" draw:type="rectangle" draw:enhanced-path="M 0 0 L 21600 0 21600 21600 0 21600 0 0 Z N"/></draw:custom-shape><draw:custom-shape draw:style-name="gr203" draw:text-style-name="P83" svg:width="1.087cm" svg:height="0.981cm" svg:x="9.775cm" svg:y="5.3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204" draw:text-style-name="P81" svg:width="1.087cm" svg:height="0.981cm" svg:x="10.862cm" svg:y="5.3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201" draw:text-style-name="P81" svg:width="1.086cm" svg:height="0.981cm" svg:x="11.949cm" svg:y="5.35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204" draw:text-style-name="P81" svg:width="1.087cm" svg:height="0.981cm" svg:x="13.033cm" svg:y="5.35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191" draw:text-style-name="P83" svg:width="1.087cm" svg:height="0.983cm" svg:x="14.12cm" svg:y="1.64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94" draw:text-style-name="P71" svg:width="1.086cm" svg:height="0.983cm" svg:x="15.206cm" svg:y="1.64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91" draw:text-style-name="P83" svg:width="1.087cm" svg:height="0.983cm" svg:x="16.291cm" svg:y="1.64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95" draw:text-style-name="P71" svg:width="1.087cm" svg:height="0.983cm" svg:x="17.378cm" svg:y="1.64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203" draw:text-style-name="P83" svg:width="1.087cm" svg:height="0.981cm" svg:x="9.775cm" svg:y="3.54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204" draw:text-style-name="P81" svg:width="1.087cm" svg:height="0.981cm" svg:x="10.862cm" svg:y="3.54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205" draw:text-style-name="P71" svg:width="1.086cm" svg:height="0.981cm" svg:x="11.949cm" svg:y="3.545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204" draw:text-style-name="P81" svg:width="1.087cm" svg:height="0.981cm" svg:x="13.033cm" svg:y="3.545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198" draw:text-style-name="P71" svg:width="1.087cm" svg:height="0.981cm" svg:x="14.12cm" svg:y="5.35cm"><text:p text:style-name="P70"><text:span text:style-name="T74">4</text:span></text:p><draw:enhanced-geometry svg:viewBox="0 0 21600 21600" draw:type="rectangle" draw:enhanced-path="M 0 0 L 21600 0 21600 21600 0 21600 0 0 Z N"/></draw:custom-shape><draw:custom-shape draw:style-name="gr201" draw:text-style-name="P81" svg:width="1.086cm" svg:height="0.981cm" svg:x="15.206cm" svg:y="5.35cm"><text:p text:style-name="P70"><text:span text:style-name="T74">5</text:span></text:p><draw:enhanced-geometry svg:viewBox="0 0 21600 21600" draw:type="rectangle" draw:enhanced-path="M 0 0 L 21600 0 21600 21600 0 21600 0 0 Z N"/></draw:custom-shape><draw:custom-shape draw:style-name="gr204" draw:text-style-name="P81" svg:width="1.087cm" svg:height="0.981cm" svg:x="16.291cm" svg:y="5.35cm"><text:p text:style-name="P70"><text:span text:style-name="T74">6</text:span></text:p><draw:enhanced-geometry svg:viewBox="0 0 21600 21600" draw:type="rectangle" draw:enhanced-path="M 0 0 L 21600 0 21600 21600 0 21600 0 0 Z N"/></draw:custom-shape><draw:custom-shape draw:style-name="gr204" draw:text-style-name="P81" svg:width="1.087cm" svg:height="0.981cm" svg:x="17.378cm" svg:y="5.35cm"><text:p text:style-name="P70"><text:span text:style-name="T74">7</text:span></text:p><draw:enhanced-geometry svg:viewBox="0 0 21600 21600" draw:type="rectangle" draw:enhanced-path="M 0 0 L 21600 0 21600 21600 0 21600 0 0 Z N"/></draw:custom-shape><draw:custom-shape draw:style-name="gr206" draw:text-style-name="P72" svg:width="1.089cm" svg:height="0.981cm" svg:x="1.087cm" svg:y="0cm"><text:p text:style-name="P70"><text:span text:style-name="T74">i=0</text:span></text:p><draw:enhanced-geometry svg:viewBox="0 0 21600 21600" draw:type="rectangle" draw:enhanced-path="M 0 0 L 21600 0 21600 21600 0 21600 0 0 Z N"/></draw:custom-shape><draw:custom-shape draw:style-name="gr207" draw:text-style-name="P72" svg:width="1.084cm" svg:height="0.981cm" svg:x="2.175cm" svg:y="0cm"><text:p text:style-name="P70"><text:span text:style-name="T74">i=1</text:span></text:p><draw:enhanced-geometry svg:viewBox="0 0 21600 21600" draw:type="rectangle" draw:enhanced-path="M 0 0 L 21600 0 21600 21600 0 21600 0 0 Z N"/></draw:custom-shape><draw:custom-shape draw:style-name="gr208" draw:text-style-name="P72" svg:width="1.087cm" svg:height="0.981cm" svg:x="3.258cm" svg:y="0cm"><text:p text:style-name="P70"><text:span text:style-name="T74">i=2</text:span></text:p><draw:enhanced-geometry svg:viewBox="0 0 21600 21600" draw:type="rectangle" draw:enhanced-path="M 0 0 L 21600 0 21600 21600 0 21600 0 0 Z N"/></draw:custom-shape><draw:custom-shape draw:style-name="gr206" draw:text-style-name="P72" svg:width="1.089cm" svg:height="0.981cm" svg:x="4.344cm" svg:y="0cm"><text:p text:style-name="P70"><text:span text:style-name="T74">i=3</text:span></text:p><draw:enhanced-geometry svg:viewBox="0 0 21600 21600" draw:type="rectangle" draw:enhanced-path="M 0 0 L 21600 0 21600 21600 0 21600 0 0 Z N"/></draw:custom-shape><draw:custom-shape draw:style-name="gr209" draw:text-style-name="P72" svg:width="1.086cm" svg:height="0.981cm" svg:x="5.433cm" svg:y="0cm"><text:p text:style-name="P70"><text:span text:style-name="T74">i=4</text:span></text:p><draw:enhanced-geometry svg:viewBox="0 0 21600 21600" draw:type="rectangle" draw:enhanced-path="M 0 0 L 21600 0 21600 21600 0 21600 0 0 Z N"/></draw:custom-shape><draw:custom-shape draw:style-name="gr209" draw:text-style-name="P72" svg:width="1.086cm" svg:height="0.981cm" svg:x="6.518cm" svg:y="0cm"><text:p text:style-name="P70"><text:span text:style-name="T74">i=5</text:span></text:p><draw:enhanced-geometry svg:viewBox="0 0 21600 21600" draw:type="rectangle" draw:enhanced-path="M 0 0 L 21600 0 21600 21600 0 21600 0 0 Z N"/></draw:custom-shape><draw:custom-shape draw:style-name="gr206" draw:text-style-name="P72" svg:width="1.089cm" svg:height="0.981cm" svg:x="7.602cm" svg:y="0cm"><text:p text:style-name="P70"><text:span text:style-name="T74">i=6</text:span></text:p><draw:enhanced-geometry svg:viewBox="0 0 21600 21600" draw:type="rectangle" draw:enhanced-path="M 0 0 L 21600 0 21600 21600 0 21600 0 0 Z N"/></draw:custom-shape><draw:custom-shape draw:style-name="gr209" draw:text-style-name="P72" svg:width="1.086cm" svg:height="0.981cm" svg:x="8.691cm" svg:y="0cm"><text:p text:style-name="P70"><text:span text:style-name="T74">i=7</text:span></text:p><draw:enhanced-geometry svg:viewBox="0 0 21600 21600" draw:type="rectangle" draw:enhanced-path="M 0 0 L 21600 0 21600 21600 0 21600 0 0 Z N"/></draw:custom-shape><draw:custom-shape draw:style-name="gr208" draw:text-style-name="P72" svg:width="1.087cm" svg:height="0.981cm" svg:x="9.775cm" svg:y="0cm"><text:p text:style-name="P70"><text:span text:style-name="T74">i=8</text:span></text:p><draw:enhanced-geometry svg:viewBox="0 0 21600 21600" draw:type="rectangle" draw:enhanced-path="M 0 0 L 21600 0 21600 21600 0 21600 0 0 Z N"/></draw:custom-shape><draw:custom-shape draw:style-name="gr208" draw:text-style-name="P72" svg:width="1.087cm" svg:height="0.981cm" svg:x="10.862cm" svg:y="0cm"><text:p text:style-name="P70"><text:span text:style-name="T74">i=9</text:span></text:p><draw:enhanced-geometry svg:viewBox="0 0 21600 21600" draw:type="rectangle" draw:enhanced-path="M 0 0 L 21600 0 21600 21600 0 21600 0 0 Z N"/></draw:custom-shape><draw:custom-shape draw:style-name="gr209" draw:text-style-name="P72" svg:width="1.086cm" svg:height="0.981cm" svg:x="11.949cm" svg:y="0cm"><text:p text:style-name="P70"><text:span text:style-name="T74">i=10</text:span></text:p><draw:enhanced-geometry svg:viewBox="0 0 21600 21600" draw:type="rectangle" draw:enhanced-path="M 0 0 L 21600 0 21600 21600 0 21600 0 0 Z N"/></draw:custom-shape><draw:custom-shape draw:style-name="gr208" draw:text-style-name="P72" svg:width="1.087cm" svg:height="0.981cm" svg:x="13.033cm" svg:y="0cm"><text:p text:style-name="P70"><text:span text:style-name="T74">i=11</text:span></text:p><draw:enhanced-geometry svg:viewBox="0 0 21600 21600" draw:type="rectangle" draw:enhanced-path="M 0 0 L 21600 0 21600 21600 0 21600 0 0 Z N"/></draw:custom-shape><draw:custom-shape draw:style-name="gr208" draw:text-style-name="P72" svg:width="1.087cm" svg:height="0.981cm" svg:x="14.12cm" svg:y="0cm"><text:p text:style-name="P70"><text:span text:style-name="T74">i=12</text:span></text:p><draw:enhanced-geometry svg:viewBox="0 0 21600 21600" draw:type="rectangle" draw:enhanced-path="M 0 0 L 21600 0 21600 21600 0 21600 0 0 Z N"/></draw:custom-shape><draw:custom-shape draw:style-name="gr209" draw:text-style-name="P72" svg:width="1.086cm" svg:height="0.981cm" svg:x="15.206cm" svg:y="0cm"><text:p text:style-name="P70"><text:span text:style-name="T74">i=13</text:span></text:p><draw:enhanced-geometry svg:viewBox="0 0 21600 21600" draw:type="rectangle" draw:enhanced-path="M 0 0 L 21600 0 21600 21600 0 21600 0 0 Z N"/></draw:custom-shape><draw:custom-shape draw:style-name="gr208" draw:text-style-name="P72" svg:width="1.087cm" svg:height="0.981cm" svg:x="16.291cm" svg:y="0cm"><text:p text:style-name="P70"><text:span text:style-name="T74">i=14</text:span></text:p><draw:enhanced-geometry svg:viewBox="0 0 21600 21600" draw:type="rectangle" draw:enhanced-path="M 0 0 L 21600 0 21600 21600 0 21600 0 0 Z N"/></draw:custom-shape><draw:custom-shape draw:style-name="gr208" draw:text-style-name="P72" svg:width="1.087cm" svg:height="0.981cm" svg:x="17.378cm" svg:y="0cm"><text:p text:style-name="P70"><text:span text:style-name="T74">i=15</text:span></text:p><draw:enhanced-geometry svg:viewBox="0 0 21600 21600" draw:type="rectangle" draw:enhanced-path="M 0 0 L 21600 0 21600 21600 0 21600 0 0 Z N"/></draw:custom-shape><draw:custom-shape draw:style-name="gr210" draw:text-style-name="P72" svg:width="1.087cm" svg:height="0.983cm" svg:x="0cm" svg:y="1.646cm"><text:p text:style-name="P70"><text:span text:style-name="T74">n=2</text:span></text:p><draw:enhanced-geometry svg:viewBox="0 0 21600 21600" draw:type="rectangle" draw:enhanced-path="M 0 0 L 21600 0 21600 21600 0 21600 0 0 Z N"/></draw:custom-shape><draw:custom-shape draw:style-name="gr208" draw:text-style-name="P72" svg:width="1.087cm" svg:height="0.981cm" svg:x="0cm" svg:y="3.545cm"><text:p text:style-name="P70"><text:span text:style-name="T74">n=4</text:span></text:p><draw:enhanced-geometry svg:viewBox="0 0 21600 21600" draw:type="rectangle" draw:enhanced-path="M 0 0 L 21600 0 21600 21600 0 21600 0 0 Z N"/></draw:custom-shape><draw:custom-shape draw:style-name="gr208" draw:text-style-name="P72" svg:width="1.087cm" svg:height="0.981cm" svg:x="0cm" svg:y="5.35cm"><text:p text:style-name="P70"><text:span text:style-name="T74">n=8</text:span></text:p><draw:enhanced-geometry svg:viewBox="0 0 21600 21600" draw:type="rectangle" draw:enhanced-path="M 0 0 L 21600 0 21600 21600 0 21600 0 0 Z N"/></draw:custom-shape><draw:measure draw:style-name="gr211" draw:text-style-name="P90" svg:x1="1.087cm" svg:y1="1.646cm" svg:x2="3.205cm" svg:y2="1.646cm"><text:p text:style-name="P70"><text:span text:style-name="T74">Grup</text:span><text:span text:style-name="T74">po di </text:span><text:span text:style-name="T74">2</text:span></text:p></draw:measure><draw:measure draw:style-name="gr211" draw:text-style-name="P92" svg:x1="1.087cm" svg:y1="3.545cm" svg:x2="5.433cm" svg:y2="3.545cm"><text:p text:style-name="P91"><text:span text:style-name="T76">Grup</text:span><text:span text:style-name="T76">po di </text:span><text:span text:style-name="T76">4</text:span></text:p></draw:measure><draw:measure draw:style-name="gr211" draw:text-style-name="P80" svg:x1="1.087cm" svg:y1="5.35cm" svg:x2="9.775cm" svg:y2="5.35cm"><text:p text:style-name="P79"><text:span text:style-name="T76">Grup</text:span><text:span text:style-name="T76">po di </text:span><text:span text:style-name="T76">8</text:span></text:p></draw:measure><draw:custom-shape draw:style-name="gr212" draw:text-style-name="P83" svg:width="1.089cm" svg:height="0.98cm" svg:x="1.087cm" svg:y="7.2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213" draw:text-style-name="P81" svg:width="1.084cm" svg:height="0.98cm" svg:x="2.175cm" svg:y="7.2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214" draw:text-style-name="P81" svg:width="1.087cm" svg:height="0.98cm" svg:x="3.258cm" svg:y="7.25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215" draw:text-style-name="P81" svg:width="1.089cm" svg:height="0.98cm" svg:x="4.344cm" svg:y="7.25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216" draw:text-style-name="P93" svg:width="1.086cm" svg:height="0.98cm" svg:x="5.433cm" svg:y="7.25cm"><text:p text:style-name="P70"><text:span text:style-name="T74">4</text:span></text:p><draw:enhanced-geometry svg:viewBox="0 0 21600 21600" draw:type="rectangle" draw:enhanced-path="M 0 0 L 21600 0 21600 21600 0 21600 0 0 Z N"/></draw:custom-shape><draw:custom-shape draw:style-name="gr217" draw:text-style-name="P81" svg:width="1.086cm" svg:height="0.98cm" svg:x="6.518cm" svg:y="7.25cm"><text:p text:style-name="P70"><text:span text:style-name="T74">5</text:span></text:p><draw:enhanced-geometry svg:viewBox="0 0 21600 21600" draw:type="rectangle" draw:enhanced-path="M 0 0 L 21600 0 21600 21600 0 21600 0 0 Z N"/></draw:custom-shape><draw:custom-shape draw:style-name="gr215" draw:text-style-name="P81" svg:width="1.089cm" svg:height="0.98cm" svg:x="7.602cm" svg:y="7.25cm"><text:p text:style-name="P70"><text:span text:style-name="T74">6</text:span></text:p><draw:enhanced-geometry svg:viewBox="0 0 21600 21600" draw:type="rectangle" draw:enhanced-path="M 0 0 L 21600 0 21600 21600 0 21600 0 0 Z N"/></draw:custom-shape><draw:custom-shape draw:style-name="gr217" draw:text-style-name="P81" svg:width="1.086cm" svg:height="0.98cm" svg:x="8.691cm" svg:y="7.25cm"><text:p text:style-name="P70"><text:span text:style-name="T74">7</text:span></text:p><draw:enhanced-geometry svg:viewBox="0 0 21600 21600" draw:type="rectangle" draw:enhanced-path="M 0 0 L 21600 0 21600 21600 0 21600 0 0 Z N"/></draw:custom-shape><draw:custom-shape draw:style-name="gr218" draw:text-style-name="P71" svg:width="1.087cm" svg:height="0.98cm" svg:x="9.775cm" svg:y="7.25cm"><text:p text:style-name="P70"><text:span text:style-name="T74">8</text:span></text:p><draw:enhanced-geometry svg:viewBox="0 0 21600 21600" draw:type="rectangle" draw:enhanced-path="M 0 0 L 21600 0 21600 21600 0 21600 0 0 Z N"/></draw:custom-shape><draw:custom-shape draw:style-name="gr214" draw:text-style-name="P81" svg:width="1.087cm" svg:height="0.98cm" svg:x="10.862cm" svg:y="7.25cm"><text:p text:style-name="P70"><text:span text:style-name="T74">9</text:span></text:p><draw:enhanced-geometry svg:viewBox="0 0 21600 21600" draw:type="rectangle" draw:enhanced-path="M 0 0 L 21600 0 21600 21600 0 21600 0 0 Z N"/></draw:custom-shape><draw:custom-shape draw:style-name="gr217" draw:text-style-name="P81" svg:width="1.086cm" svg:height="0.98cm" svg:x="11.949cm" svg:y="7.25cm"><text:p text:style-name="P70"><text:span text:style-name="T74">10</text:span></text:p><draw:enhanced-geometry svg:viewBox="0 0 21600 21600" draw:type="rectangle" draw:enhanced-path="M 0 0 L 21600 0 21600 21600 0 21600 0 0 Z N"/></draw:custom-shape><draw:custom-shape draw:style-name="gr214" draw:text-style-name="P81" svg:width="1.087cm" svg:height="0.98cm" svg:x="13.033cm" svg:y="7.25cm"><text:p text:style-name="P70"><text:span text:style-name="T74">11</text:span></text:p><draw:enhanced-geometry svg:viewBox="0 0 21600 21600" draw:type="rectangle" draw:enhanced-path="M 0 0 L 21600 0 21600 21600 0 21600 0 0 Z N"/></draw:custom-shape><draw:custom-shape draw:style-name="gr219" draw:text-style-name="P93" svg:width="1.087cm" svg:height="0.98cm" svg:x="14.12cm" svg:y="7.25cm"><text:p text:style-name="P70"><text:span text:style-name="T74">12</text:span></text:p><draw:enhanced-geometry svg:viewBox="0 0 21600 21600" draw:type="rectangle" draw:enhanced-path="M 0 0 L 21600 0 21600 21600 0 21600 0 0 Z N"/></draw:custom-shape><draw:custom-shape draw:style-name="gr217" draw:text-style-name="P81" svg:width="1.086cm" svg:height="0.98cm" svg:x="15.206cm" svg:y="7.25cm"><text:p text:style-name="P70"><text:span text:style-name="T74">13</text:span></text:p><draw:enhanced-geometry svg:viewBox="0 0 21600 21600" draw:type="rectangle" draw:enhanced-path="M 0 0 L 21600 0 21600 21600 0 21600 0 0 Z N"/></draw:custom-shape><draw:custom-shape draw:style-name="gr214" draw:text-style-name="P81" svg:width="1.087cm" svg:height="0.98cm" svg:x="16.291cm" svg:y="7.25cm"><text:p text:style-name="P70"><text:span text:style-name="T74">14</text:span></text:p><draw:enhanced-geometry svg:viewBox="0 0 21600 21600" draw:type="rectangle" draw:enhanced-path="M 0 0 L 21600 0 21600 21600 0 21600 0 0 Z N"/></draw:custom-shape><draw:custom-shape draw:style-name="gr214" draw:text-style-name="P81" svg:width="1.087cm" svg:height="0.98cm" svg:x="17.378cm" svg:y="7.25cm"><text:p text:style-name="P70"><text:span text:style-name="T74">15</text:span></text:p><draw:enhanced-geometry svg:viewBox="0 0 21600 21600" draw:type="rectangle" draw:enhanced-path="M 0 0 L 21600 0 21600 21600 0 21600 0 0 Z N"/></draw:custom-shape><draw:custom-shape draw:style-name="gr220" draw:text-style-name="P72" svg:width="1.087cm" svg:height="0.98cm" svg:x="0cm" svg:y="7.25cm"><text:p text:style-name="P70"><text:span text:style-name="T74">n=16</text:span></text:p><draw:enhanced-geometry svg:viewBox="0 0 21600 21600" draw:type="rectangle" draw:enhanced-path="M 0 0 L 21600 0 21600 21600 0 21600 0 0 Z N"/></draw:custom-shape><draw:measure draw:style-name="gr211" draw:text-style-name="P80" svg:x1="1.087cm" svg:y1="7.25cm" svg:x2="18.464cm" svg:y2="7.25cm"><text:p text:style-name="P79"><text:span text:style-name="T76">Grup</text:span><text:span text:style-name="T76">po di </text:span><text:span text:style-name="T76">16</text:span></text:p></draw:measure><draw:frame draw:style-name="gr157" draw:text-style-name="P89" svg:width="17.38cm" svg:height="2.484cm" svg:x="1.087cm" svg:y="9.313cm"><draw:text-box><text:p text:style-name="P88"><text:span text:style-name="T76">All’int</text:span><text:span text:style-name="T76">erno </text:span><text:span text:style-name="T76">delle </text:span><text:span text:style-name="T76">celle </text:span><text:span text:style-name="T76">il </text:span><text:span text:style-name="T76">valor</text:span><text:span text:style-name="T76">e </text:span><text:span text:style-name="T77">mas</text:span><text:span text:style-name="T77">k = </text:span><text:span text:style-name="T77">i&amp;(n-</text:span><text:span text:style-name="T77">1)</text:span></text:p><text:p text:style-name="P88"><text:span text:style-name="T76">In </text:span><text:span text:style-name="T76">verd</text:span><text:span text:style-name="T76">e </text:span><text:span text:style-name="T77">mas</text:span><text:span text:style-name="T77">k == </text:span><text:span text:style-name="T77">0</text:span></text:p><text:p text:style-name="P88"><text:span text:style-name="T76">In </text:span><text:span text:style-name="T76">grigi</text:span><text:span text:style-name="T76">o </text:span><text:span text:style-name="T77">mas</text:span><text:span text:style-name="T77">k != </text:span><text:span text:style-name="T77">0</text:span></text:p><text:p text:style-name="P88"><text:span text:style-name="T76">In </text:span><text:span text:style-name="T76">blu </text:span><text:span text:style-name="T77">mas</text:span><text:span text:style-name="T77">k == </text:span><text:span text:style-name="T77">mid</text:span><text:span text:style-name="T77">dle</text:span></text:p></draw:text-box></draw:frame></draw:g>Disegno <text:sequence text:ref-name="refDrawing3" text:name="Drawing" text:formula="ooow:Drawing+1" style:num-format="1">4</text:sequence>: Reduce</text:p></draw:text-box></draw:frame></text:p>
      <text:p text:style-name="P22">Scan o prefix sum</text:p>
      <text:p text:style-name="P13">L’operazione di scan o prefix sum consiste nel produrre un array a partire da quello di input, <text:s/>in cui ogni elemento è la somma di quelli precedenti nel caso di scan esclusivo, la somma di quelli precedenti più l’elemento stesso nel caso dello scan inclusivo. Anche l’operazione di scan non è banalmente parallela, e come per reduce, è stata implementata in modo cooperativo la variante inclusive sum, usando la strategia di sliding window.</text:p>
      <text:p text:style-name="P14">Come per reduce, scan è stato implementato con un generatore di potenze di 2 a partire da <text:span text:style-name="T8">n=2</text:span><text:span text:style-name="T25">0</text:span><text:span text:style-name="T27">, </text:span><text:span text:style-name="T28">toggle </text:span><text:span text:style-name="T27">e </text:span><text:span text:style-name="T28">step</text:span><text:span text:style-name="T27"> sono definiti come l’AND bitwise tra </text:span><text:span text:style-name="T28">l’id locale del thread </text:span><text:span text:style-name="T27">e </text:span><text:span text:style-name="T28">n</text:span><text:span text:style-name="T27">, e l’AND bitwise tra </text:span><text:span text:style-name="T28">l’id locale del thread</text:span><text:span text:style-name="T27"> e </text:span><text:span text:style-name="T28">n-1</text:span><text:span text:style-name="T27">, rispettivamente </text:span><text:span text:style-name="T28">toggle</text:span><text:span text:style-name="T27"> indica </text:span><text:span text:style-name="T30">i</text:span><text:span text:style-name="T27"> gruppi virtuali cui deve proseguire </text:span><text:span text:style-name="T31">l’esecuzione</text:span><text:span text:style-name="T27">, </text:span><text:span text:style-name="T28">step</text:span><text:span text:style-name="T27"> il proprio indice nel gruppo, </text:span><text:span text:style-name="T30">per ogni elemento nei gruppi cui toggle è diverso da zero, l’elemento verrà sommato con </text:span><text:span text:style-name="T29">step – 1</text:span><text:span text:style-name="T30">.</text:span></text:p>
      <text:p text:style-name="P30"/>
      <text:p text:style-name="P28">Campionamento in OpenCL<text:line-break/><text:span text:style-name="T62">Per campionare l’immagine e trovare le possibili sequenze di barcode, il programma opera<text:line-break/></text:span><text:soft-page-break/><text:span text:style-name="T62">su ogni riga dell’immagine in modo indipendente, il primo passo abbastanza banale è la sogliatura, in questo passo vengono eseguiti su una griglia </text:span><text:span text:style-name="T63">( h, w/4 )</text:span><text:span text:style-name="T62"> - h è l’altezza </text:span></text:p>
      <text:p text:style-name="P6"><draw:frame draw:style-name="fr3" draw:name="Cornice5" text:anchor-type="paragraph" svg:y="0.002cm" svg:width="17.306cm" draw:z-index="8"><draw:text-box fo:min-height="9.615cm"><text:p text:style-name="Drawing"><draw:g text:anchor-type="paragraph" draw:z-index="9" draw:name="Forma5" draw:style-name="gr131"><draw:custom-shape draw:style-name="gr132" draw:text-style-name="P71" xml:id="id56" draw:id="id56" svg:width="1.019cm" svg:height="0.754cm" svg:x="1.02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3" draw:text-style-name="P83" xml:id="id57" draw:id="id57" svg:width="1.017cm" svg:height="0.754cm" svg:x="2.037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2" draw:text-style-name="P71" xml:id="id74" draw:id="id74" svg:width="1.019cm" svg:height="0.754cm" svg:x="3.053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4" draw:text-style-name="P83" xml:id="id75" draw:id="id75" svg:width="1.02cm" svg:height="0.754cm" svg:x="4.071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2" draw:text-style-name="P71" xml:id="id76" draw:id="id76" svg:width="1.019cm" svg:height="0.754cm" svg:x="5.091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3" draw:text-style-name="P83" xml:id="id77" draw:id="id77" svg:width="1.017cm" svg:height="0.754cm" svg:x="6.108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5" draw:text-style-name="P71" xml:id="id78" draw:id="id78" svg:width="1.02cm" svg:height="0.754cm" svg:x="7.124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3" draw:text-style-name="P83" xml:id="id79" draw:id="id79" svg:width="1.017cm" svg:height="0.754cm" svg:x="8.144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2" draw:text-style-name="P71" xml:id="id80" draw:id="id80" svg:width="1.019cm" svg:height="0.754cm" svg:x="9.16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6" draw:text-style-name="P83" xml:id="id81" draw:id="id81" svg:width="1.019cm" svg:height="0.754cm" svg:x="10.178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2" draw:text-style-name="P71" xml:id="id82" draw:id="id82" svg:width="1.019cm" svg:height="0.754cm" svg:x="11.195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6" draw:text-style-name="P83" xml:id="id83" draw:id="id83" svg:width="1.019cm" svg:height="0.754cm" svg:x="12.213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7" draw:text-style-name="P81" svg:width="1.019cm" svg:height="0.75cm" svg:x="1.02cm" svg:y="2.71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8" draw:text-style-name="P71" xml:id="id58" draw:id="id58" svg:width="1.017cm" svg:height="0.75cm" svg:x="2.037cm" svg:y="2.71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39" draw:text-style-name="P83" xml:id="id90" draw:id="id90" svg:width="1.019cm" svg:height="0.75cm" svg:x="3.053cm" svg:y="2.71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40" draw:text-style-name="P83" xml:id="id59" draw:id="id59" svg:width="1.02cm" svg:height="0.75cm" svg:x="4.071cm" svg:y="2.71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37" draw:text-style-name="P81" svg:width="1.019cm" svg:height="0.75cm" svg:x="5.091cm" svg:y="2.71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8" draw:text-style-name="P71" xml:id="id88" draw:id="id88" svg:width="1.017cm" svg:height="0.75cm" svg:x="6.108cm" svg:y="2.71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40" draw:text-style-name="P83" xml:id="id102" draw:id="id102" svg:width="1.02cm" svg:height="0.75cm" svg:x="7.124cm" svg:y="2.71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41" draw:text-style-name="P83" xml:id="id89" draw:id="id89" svg:width="1.017cm" svg:height="0.75cm" svg:x="8.144cm" svg:y="2.71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37" draw:text-style-name="P81" svg:width="1.019cm" svg:height="0.75cm" svg:x="13.231cm" svg:y="2.71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8" draw:text-style-name="P71" xml:id="id94" draw:id="id94" svg:width="1.017cm" svg:height="0.75cm" svg:x="14.249cm" svg:y="2.71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39" draw:text-style-name="P83" xml:id="id95" draw:id="id95" svg:width="1.019cm" svg:height="0.75cm" svg:x="15.265cm" svg:y="2.71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40" draw:text-style-name="P83" xml:id="id96" draw:id="id96" svg:width="1.02cm" svg:height="0.75cm" svg:x="16.282cm" svg:y="2.71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42" draw:text-style-name="P81" svg:width="1.019cm" svg:height="0.752cm" svg:x="1.02cm" svg:y="4.09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43" draw:text-style-name="P81" svg:width="1.017cm" svg:height="0.752cm" svg:x="2.037cm" svg:y="4.09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42" draw:text-style-name="P81" svg:width="1.019cm" svg:height="0.752cm" svg:x="3.053cm" svg:y="4.096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144" draw:text-style-name="P71" xml:id="id60" draw:id="id60" svg:width="1.02cm" svg:height="0.752cm" svg:x="4.071cm" svg:y="4.096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145" draw:text-style-name="P83" xml:id="id61" draw:id="id61" svg:width="1.019cm" svg:height="0.752cm" svg:x="5.091cm" svg:y="4.09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46" draw:text-style-name="P83" xml:id="id62" draw:id="id62" svg:width="1.017cm" svg:height="0.752cm" svg:x="6.108cm" svg:y="4.09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47" draw:text-style-name="P83" xml:id="id63" draw:id="id63" svg:width="1.02cm" svg:height="0.752cm" svg:x="7.124cm" svg:y="4.096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146" draw:text-style-name="P83" xml:id="id64" draw:id="id64" svg:width="1.017cm" svg:height="0.752cm" svg:x="8.144cm" svg:y="4.096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142" draw:text-style-name="P81" svg:width="1.019cm" svg:height="0.752cm" svg:x="9.16cm" svg:y="4.09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42" draw:text-style-name="P81" svg:width="1.019cm" svg:height="0.752cm" svg:x="10.178cm" svg:y="4.09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42" draw:text-style-name="P81" svg:width="1.019cm" svg:height="0.752cm" svg:x="11.195cm" svg:y="4.096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148" draw:text-style-name="P71" xml:id="id97" draw:id="id97" svg:width="1.019cm" svg:height="0.752cm" svg:x="12.213cm" svg:y="4.096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132" draw:text-style-name="P71" xml:id="id84" draw:id="id84" svg:width="1.019cm" svg:height="0.754cm" svg:x="13.231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3" draw:text-style-name="P83" xml:id="id85" draw:id="id85" svg:width="1.017cm" svg:height="0.754cm" svg:x="14.249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2" draw:text-style-name="P71" xml:id="id86" draw:id="id86" svg:width="1.019cm" svg:height="0.754cm" svg:x="15.265cm" svg:y="1.25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4" draw:text-style-name="P83" xml:id="id87" draw:id="id87" svg:width="1.02cm" svg:height="0.754cm" svg:x="16.282cm" svg:y="1.259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7" draw:text-style-name="P81" svg:width="1.019cm" svg:height="0.75cm" svg:x="9.16cm" svg:y="2.71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49" draw:text-style-name="P71" xml:id="id91" draw:id="id91" svg:width="1.019cm" svg:height="0.75cm" svg:x="10.178cm" svg:y="2.71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39" draw:text-style-name="P83" xml:id="id92" draw:id="id92" svg:width="1.019cm" svg:height="0.75cm" svg:x="11.195cm" svg:y="2.715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39" draw:text-style-name="P83" xml:id="id93" draw:id="id93" svg:width="1.019cm" svg:height="0.75cm" svg:x="12.213cm" svg:y="2.715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45" draw:text-style-name="P83" xml:id="id101" draw:id="id101" svg:width="1.019cm" svg:height="0.752cm" svg:x="13.231cm" svg:y="4.096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46" draw:text-style-name="P83" xml:id="id100" draw:id="id100" svg:width="1.017cm" svg:height="0.752cm" svg:x="14.249cm" svg:y="4.096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45" draw:text-style-name="P83" xml:id="id99" draw:id="id99" svg:width="1.019cm" svg:height="0.752cm" svg:x="15.265cm" svg:y="4.096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147" draw:text-style-name="P83" xml:id="id98" draw:id="id98" svg:width="1.02cm" svg:height="0.752cm" svg:x="16.282cm" svg:y="4.096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150" draw:text-style-name="P72" svg:width="1.019cm" svg:height="0.752cm" svg:x="1.02cm" svg:y="0cm"><text:p text:style-name="P70"><text:span text:style-name="T74">i=0</text:span></text:p><draw:enhanced-geometry svg:viewBox="0 0 21600 21600" draw:type="rectangle" draw:enhanced-path="M 0 0 L 21600 0 21600 21600 0 21600 0 0 Z N"/></draw:custom-shape><draw:custom-shape draw:style-name="gr151" draw:text-style-name="P72" svg:width="1.017cm" svg:height="0.752cm" svg:x="2.037cm" svg:y="0cm"><text:p text:style-name="P70"><text:span text:style-name="T74">i=1</text:span></text:p><draw:enhanced-geometry svg:viewBox="0 0 21600 21600" draw:type="rectangle" draw:enhanced-path="M 0 0 L 21600 0 21600 21600 0 21600 0 0 Z N"/></draw:custom-shape><draw:custom-shape draw:style-name="gr150" draw:text-style-name="P72" svg:width="1.019cm" svg:height="0.752cm" svg:x="3.053cm" svg:y="0cm"><text:p text:style-name="P70"><text:span text:style-name="T74">i=2</text:span></text:p><draw:enhanced-geometry svg:viewBox="0 0 21600 21600" draw:type="rectangle" draw:enhanced-path="M 0 0 L 21600 0 21600 21600 0 21600 0 0 Z N"/></draw:custom-shape><draw:custom-shape draw:style-name="gr152" draw:text-style-name="P72" svg:width="1.02cm" svg:height="0.752cm" svg:x="4.071cm" svg:y="0cm"><text:p text:style-name="P70"><text:span text:style-name="T74">i=3</text:span></text:p><draw:enhanced-geometry svg:viewBox="0 0 21600 21600" draw:type="rectangle" draw:enhanced-path="M 0 0 L 21600 0 21600 21600 0 21600 0 0 Z N"/></draw:custom-shape><draw:custom-shape draw:style-name="gr150" draw:text-style-name="P72" svg:width="1.019cm" svg:height="0.752cm" svg:x="5.091cm" svg:y="0cm"><text:p text:style-name="P70"><text:span text:style-name="T74">i=4</text:span></text:p><draw:enhanced-geometry svg:viewBox="0 0 21600 21600" draw:type="rectangle" draw:enhanced-path="M 0 0 L 21600 0 21600 21600 0 21600 0 0 Z N"/></draw:custom-shape><draw:custom-shape draw:style-name="gr151" draw:text-style-name="P72" svg:width="1.017cm" svg:height="0.752cm" svg:x="6.108cm" svg:y="0cm"><text:p text:style-name="P70"><text:span text:style-name="T74">i=5</text:span></text:p><draw:enhanced-geometry svg:viewBox="0 0 21600 21600" draw:type="rectangle" draw:enhanced-path="M 0 0 L 21600 0 21600 21600 0 21600 0 0 Z N"/></draw:custom-shape><draw:custom-shape draw:style-name="gr152" draw:text-style-name="P72" svg:width="1.02cm" svg:height="0.752cm" svg:x="7.124cm" svg:y="0cm"><text:p text:style-name="P70"><text:span text:style-name="T74">i=6</text:span></text:p><draw:enhanced-geometry svg:viewBox="0 0 21600 21600" draw:type="rectangle" draw:enhanced-path="M 0 0 L 21600 0 21600 21600 0 21600 0 0 Z N"/></draw:custom-shape><draw:custom-shape draw:style-name="gr151" draw:text-style-name="P72" svg:width="1.017cm" svg:height="0.752cm" svg:x="8.144cm" svg:y="0cm"><text:p text:style-name="P70"><text:span text:style-name="T74">i=7</text:span></text:p><draw:enhanced-geometry svg:viewBox="0 0 21600 21600" draw:type="rectangle" draw:enhanced-path="M 0 0 L 21600 0 21600 21600 0 21600 0 0 Z N"/></draw:custom-shape><draw:custom-shape draw:style-name="gr150" draw:text-style-name="P72" svg:width="1.019cm" svg:height="0.752cm" svg:x="9.16cm" svg:y="0cm"><text:p text:style-name="P70"><text:span text:style-name="T74">i=8</text:span></text:p><draw:enhanced-geometry svg:viewBox="0 0 21600 21600" draw:type="rectangle" draw:enhanced-path="M 0 0 L 21600 0 21600 21600 0 21600 0 0 Z N"/></draw:custom-shape><draw:custom-shape draw:style-name="gr150" draw:text-style-name="P72" svg:width="1.019cm" svg:height="0.752cm" svg:x="10.178cm" svg:y="0cm"><text:p text:style-name="P70"><text:span text:style-name="T74">i=9</text:span></text:p><draw:enhanced-geometry svg:viewBox="0 0 21600 21600" draw:type="rectangle" draw:enhanced-path="M 0 0 L 21600 0 21600 21600 0 21600 0 0 Z N"/></draw:custom-shape><draw:custom-shape draw:style-name="gr150" draw:text-style-name="P72" svg:width="1.019cm" svg:height="0.752cm" svg:x="11.195cm" svg:y="0cm"><text:p text:style-name="P70"><text:span text:style-name="T74">i=10</text:span></text:p><draw:enhanced-geometry svg:viewBox="0 0 21600 21600" draw:type="rectangle" draw:enhanced-path="M 0 0 L 21600 0 21600 21600 0 21600 0 0 Z N"/></draw:custom-shape><draw:custom-shape draw:style-name="gr150" draw:text-style-name="P72" svg:width="1.019cm" svg:height="0.752cm" svg:x="12.213cm" svg:y="0cm"><text:p text:style-name="P70"><text:span text:style-name="T74">i=11</text:span></text:p><draw:enhanced-geometry svg:viewBox="0 0 21600 21600" draw:type="rectangle" draw:enhanced-path="M 0 0 L 21600 0 21600 21600 0 21600 0 0 Z N"/></draw:custom-shape><draw:custom-shape draw:style-name="gr150" draw:text-style-name="P72" svg:width="1.019cm" svg:height="0.752cm" svg:x="13.231cm" svg:y="0cm"><text:p text:style-name="P70"><text:span text:style-name="T74">i=12</text:span></text:p><draw:enhanced-geometry svg:viewBox="0 0 21600 21600" draw:type="rectangle" draw:enhanced-path="M 0 0 L 21600 0 21600 21600 0 21600 0 0 Z N"/></draw:custom-shape><draw:custom-shape draw:style-name="gr151" draw:text-style-name="P72" svg:width="1.017cm" svg:height="0.752cm" svg:x="14.249cm" svg:y="0cm"><text:p text:style-name="P70"><text:span text:style-name="T74">i=13</text:span></text:p><draw:enhanced-geometry svg:viewBox="0 0 21600 21600" draw:type="rectangle" draw:enhanced-path="M 0 0 L 21600 0 21600 21600 0 21600 0 0 Z N"/></draw:custom-shape><draw:custom-shape draw:style-name="gr150" draw:text-style-name="P72" svg:width="1.019cm" svg:height="0.752cm" svg:x="15.265cm" svg:y="0cm"><text:p text:style-name="P70"><text:span text:style-name="T74">i=14</text:span></text:p><draw:enhanced-geometry svg:viewBox="0 0 21600 21600" draw:type="rectangle" draw:enhanced-path="M 0 0 L 21600 0 21600 21600 0 21600 0 0 Z N"/></draw:custom-shape><draw:custom-shape draw:style-name="gr152" draw:text-style-name="P72" svg:width="1.02cm" svg:height="0.752cm" svg:x="16.282cm" svg:y="0cm"><text:p text:style-name="P70"><text:span text:style-name="T74">i=15</text:span></text:p><draw:enhanced-geometry svg:viewBox="0 0 21600 21600" draw:type="rectangle" draw:enhanced-path="M 0 0 L 21600 0 21600 21600 0 21600 0 0 Z N"/></draw:custom-shape><draw:custom-shape draw:style-name="gr153" draw:text-style-name="P72" svg:width="1.02cm" svg:height="0.754cm" svg:x="0cm" svg:y="1.259cm"><text:p text:style-name="P70"><text:span text:style-name="T74">n=1</text:span></text:p><draw:enhanced-geometry svg:viewBox="0 0 21600 21600" draw:type="rectangle" draw:enhanced-path="M 0 0 L 21600 0 21600 21600 0 21600 0 0 Z N"/></draw:custom-shape><draw:custom-shape draw:style-name="gr154" draw:text-style-name="P72" svg:width="1.02cm" svg:height="0.75cm" svg:x="0cm" svg:y="2.715cm"><text:p text:style-name="P70"><text:span text:style-name="T74">n=2</text:span></text:p><draw:enhanced-geometry svg:viewBox="0 0 21600 21600" draw:type="rectangle" draw:enhanced-path="M 0 0 L 21600 0 21600 21600 0 21600 0 0 Z N"/></draw:custom-shape><draw:custom-shape draw:style-name="gr152" draw:text-style-name="P72" svg:width="1.02cm" svg:height="0.752cm" svg:x="0cm" svg:y="4.096cm"><text:p text:style-name="P70"><text:span text:style-name="T74">n=4</text:span></text:p><draw:enhanced-geometry svg:viewBox="0 0 21600 21600" draw:type="rectangle" draw:enhanced-path="M 0 0 L 21600 0 21600 21600 0 21600 0 0 Z N"/></draw:custom-shape><draw:custom-shape draw:style-name="gr142" draw:text-style-name="P81" svg:width="1.019cm" svg:height="0.752cm" svg:x="1.02cm" svg:y="5.54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43" draw:text-style-name="P81" svg:width="1.017cm" svg:height="0.752cm" svg:x="2.037cm" svg:y="5.549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42" draw:text-style-name="P81" svg:width="1.019cm" svg:height="0.752cm" svg:x="3.053cm" svg:y="5.549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155" draw:text-style-name="P81" svg:width="1.02cm" svg:height="0.752cm" svg:x="4.071cm" svg:y="5.549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142" draw:text-style-name="P81" svg:width="1.019cm" svg:height="0.752cm" svg:x="5.091cm" svg:y="5.549cm"><text:p text:style-name="P70"><text:span text:style-name="T74">4</text:span></text:p><draw:enhanced-geometry svg:viewBox="0 0 21600 21600" draw:type="rectangle" draw:enhanced-path="M 0 0 L 21600 0 21600 21600 0 21600 0 0 Z N"/></draw:custom-shape><draw:custom-shape draw:style-name="gr143" draw:text-style-name="P81" svg:width="1.017cm" svg:height="0.752cm" svg:x="6.108cm" svg:y="5.549cm"><text:p text:style-name="P70"><text:span text:style-name="T74">5</text:span></text:p><draw:enhanced-geometry svg:viewBox="0 0 21600 21600" draw:type="rectangle" draw:enhanced-path="M 0 0 L 21600 0 21600 21600 0 21600 0 0 Z N"/></draw:custom-shape><draw:custom-shape draw:style-name="gr155" draw:text-style-name="P81" svg:width="1.02cm" svg:height="0.752cm" svg:x="7.124cm" svg:y="5.549cm"><text:p text:style-name="P70"><text:span text:style-name="T74">6</text:span></text:p><draw:enhanced-geometry svg:viewBox="0 0 21600 21600" draw:type="rectangle" draw:enhanced-path="M 0 0 L 21600 0 21600 21600 0 21600 0 0 Z N"/></draw:custom-shape><draw:custom-shape draw:style-name="gr156" draw:text-style-name="P71" xml:id="id65" draw:id="id65" svg:width="1.017cm" svg:height="0.752cm" svg:x="8.144cm" svg:y="5.549cm"><text:p text:style-name="P70"><text:span text:style-name="T74">7</text:span></text:p><draw:enhanced-geometry svg:viewBox="0 0 21600 21600" draw:type="rectangle" draw:enhanced-path="M 0 0 L 21600 0 21600 21600 0 21600 0 0 Z N"/></draw:custom-shape><draw:custom-shape draw:style-name="gr152" draw:text-style-name="P72" svg:width="1.02cm" svg:height="0.752cm" svg:x="0cm" svg:y="5.549cm"><text:p text:style-name="P70"><text:span text:style-name="T74">n=8</text:span></text:p><draw:enhanced-geometry svg:viewBox="0 0 21600 21600" draw:type="rectangle" draw:enhanced-path="M 0 0 L 21600 0 21600 21600 0 21600 0 0 Z N"/></draw:custom-shape><draw:frame draw:style-name="gr157" draw:text-style-name="P89" svg:width="10.835cm" svg:height="2.484cm" svg:x="1.02cm" svg:y="7.13cm"><draw:text-box><text:p text:style-name="P88"><text:span text:style-name="T76">All’int</text:span><text:span text:style-name="T76">erno </text:span><text:span text:style-name="T76">delle </text:span><text:span text:style-name="T76">celle </text:span><text:span text:style-name="T76">il </text:span><text:span text:style-name="T76">valor</text:span><text:span text:style-name="T76">e </text:span><text:span text:style-name="T77">step </text:span><text:span text:style-name="T77">= </text:span><text:span text:style-name="T77">i&amp;(n-</text:span><text:span text:style-name="T77">1)</text:span></text:p><text:p text:style-name="P88"><text:span text:style-name="T76">In </text:span><text:span text:style-name="T76">verd</text:span><text:span text:style-name="T76">e </text:span><text:span text:style-name="T77">togg</text:span><text:span text:style-name="T77">le != </text:span><text:span text:style-name="T77">0</text:span></text:p><text:p text:style-name="P88"><text:span text:style-name="T76">In </text:span><text:span text:style-name="T76">grigi</text:span><text:span text:style-name="T76">o </text:span><text:span text:style-name="T77">togg</text:span><text:span text:style-name="T77">le = </text:span><text:span text:style-name="T77">0</text:span></text:p><text:p text:style-name="P88"><text:span text:style-name="T76">In </text:span><text:span text:style-name="T76">blu </text:span><text:span text:style-name="T77">step</text:span><text:span text:style-name="T77">-1</text:span></text:p></draw:text-box></draw:frame><draw:custom-shape draw:style-name="gr147" draw:text-style-name="P83" xml:id="id66" draw:id="id66" svg:width="1.02cm" svg:height="0.752cm" svg:x="9.158cm" svg:y="5.549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146" draw:text-style-name="P83" xml:id="id73" draw:id="id73" svg:width="1.017cm" svg:height="0.752cm" svg:x="10.178cm" svg:y="5.549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147" draw:text-style-name="P83" xml:id="id72" draw:id="id72" svg:width="1.02cm" svg:height="0.752cm" svg:x="11.194cm" svg:y="5.549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145" draw:text-style-name="P83" xml:id="id71" draw:id="id71" svg:width="1.019cm" svg:height="0.752cm" svg:x="12.213cm" svg:y="5.549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145" draw:text-style-name="P83" xml:id="id70" draw:id="id70" svg:width="1.019cm" svg:height="0.752cm" svg:x="13.231cm" svg:y="5.549cm"><text:p text:style-name="P70"><text:span text:style-name="T74">4</text:span></text:p><draw:enhanced-geometry svg:viewBox="0 0 21600 21600" draw:type="rectangle" draw:enhanced-path="M 0 0 L 21600 0 21600 21600 0 21600 0 0 Z N"/></draw:custom-shape><draw:custom-shape draw:style-name="gr146" draw:text-style-name="P83" xml:id="id69" draw:id="id69" svg:width="1.017cm" svg:height="0.752cm" svg:x="14.249cm" svg:y="5.549cm"><text:p text:style-name="P70"><text:span text:style-name="T74">5</text:span></text:p><draw:enhanced-geometry svg:viewBox="0 0 21600 21600" draw:type="rectangle" draw:enhanced-path="M 0 0 L 21600 0 21600 21600 0 21600 0 0 Z N"/></draw:custom-shape><draw:custom-shape draw:style-name="gr145" draw:text-style-name="P83" xml:id="id68" draw:id="id68" svg:width="1.019cm" svg:height="0.752cm" svg:x="15.265cm" svg:y="5.549cm"><text:p text:style-name="P70"><text:span text:style-name="T74">6</text:span></text:p><draw:enhanced-geometry svg:viewBox="0 0 21600 21600" draw:type="rectangle" draw:enhanced-path="M 0 0 L 21600 0 21600 21600 0 21600 0 0 Z N"/></draw:custom-shape><draw:custom-shape draw:style-name="gr145" draw:text-style-name="P83" xml:id="id67" draw:id="id67" svg:width="1.019cm" svg:height="0.752cm" svg:x="16.282cm" svg:y="5.549cm"><text:p text:style-name="P70"><text:span text:style-name="T74">7</text:span></text:p><draw:enhanced-geometry svg:viewBox="0 0 21600 21600" draw:type="rectangle" draw:enhanced-path="M 0 0 L 21600 0 21600 21600 0 21600 0 0 Z N"/></draw:custom-shape><draw:connector draw:style-name="gr158" draw:text-style-name="P82" draw:type="curve" svg:x1="1.528cm" svg:y1="1.259cm" svg:x2="2.545cm" svg:y2="1.259cm" draw:start-shape="id56" draw:start-glue-point="0" draw:end-shape="id57" draw:end-glue-point="0" svg:d="M1528 1259c0-753 1017-753 1017 0" svg:viewBox="0 0 1020 566"><text:p/></draw:connector><draw:connector draw:style-name="gr159" draw:text-style-name="P82" draw:type="curve" svg:x1="2.545cm" svg:y1="2.715cm" svg:x2="4.581cm" svg:y2="2.715cm" draw:start-shape="id58" draw:start-glue-point="0" draw:end-shape="id59" svg:d="M2545 2715c0-754 2036-754 2036 0" svg:viewBox="0 0 2037 566"><text:p/></draw:connector><draw:connector draw:style-name="gr160" draw:text-style-name="P82" draw:type="curve" svg:x1="4.581cm" svg:y1="4.096cm" svg:x2="5.599cm" svg:y2="4.096cm" draw:start-shape="id60" draw:start-glue-point="0" draw:end-shape="id61" draw:end-glue-point="0" svg:d="M4581 4096c0-752 1018-752 1018 0" svg:viewBox="0 0 1020 564"><text:p/></draw:connector><draw:connector draw:style-name="gr161" draw:text-style-name="P82" draw:type="curve" svg:x1="4.581cm" svg:y1="4.096cm" svg:x2="6.616cm" svg:y2="4.096cm" draw:start-shape="id60" draw:start-glue-point="0" draw:end-shape="id62" draw:end-glue-point="0" svg:d="M4581 4096c0-752 2035-752 2035 0" svg:viewBox="0 0 2037 564"><text:p/></draw:connector><draw:connector draw:style-name="gr162" draw:text-style-name="P82" draw:type="curve" svg:x1="4.581cm" svg:y1="4.096cm" svg:x2="7.634cm" svg:y2="4.096cm" draw:start-shape="id60" draw:start-glue-point="0" draw:end-shape="id63" draw:end-glue-point="0" svg:d="M4581 4096c0-752 3053-752 3053 0" svg:viewBox="0 0 3055 564"><text:p/></draw:connector><draw:connector draw:style-name="gr163" draw:text-style-name="P82" draw:type="curve" svg:x1="4.581cm" svg:y1="4.096cm" svg:x2="8.652cm" svg:y2="4.096cm" draw:start-shape="id60" draw:start-glue-point="0" draw:end-shape="id64" draw:end-glue-point="0" svg:d="M4581 4096c0-752 4071-752 4071 0" svg:viewBox="0 0 4073 564"><text:p/></draw:connector><draw:connector draw:style-name="gr164" draw:text-style-name="P82" draw:type="curve" svg:x1="8.652cm" svg:y1="5.549cm" svg:x2="9.668cm" svg:y2="5.549cm" draw:start-shape="id65" draw:start-glue-point="0" draw:end-shape="id66" svg:d="M8652 5549c0-751 1016-751 1016 0" svg:viewBox="0 0 1018 564"><text:p/></draw:connector><draw:connector draw:style-name="gr165" draw:text-style-name="P82" draw:type="curve" svg:x1="8.652cm" svg:y1="5.549cm" svg:x2="16.79cm" svg:y2="5.549cm" draw:start-shape="id65" draw:start-glue-point="0" draw:end-shape="id67" svg:d="M8652 5549c0-751 8138-751 8138 0" svg:viewBox="0 0 8140 564"><text:p/></draw:connector><draw:connector draw:style-name="gr166" draw:text-style-name="P82" draw:type="curve" svg:x1="8.652cm" svg:y1="5.549cm" svg:x2="15.773cm" svg:y2="5.549cm" draw:start-shape="id65" draw:start-glue-point="0" draw:end-shape="id68" draw:end-glue-point="0" svg:d="M8652 5549c0-751 7121-751 7121 0" svg:viewBox="0 0 7123 564"><text:p/></draw:connector><draw:connector draw:style-name="gr167" draw:text-style-name="P82" draw:type="curve" svg:x1="8.652cm" svg:y1="5.549cm" svg:x2="14.757cm" svg:y2="5.549cm" draw:start-shape="id65" draw:end-shape="id69" draw:end-glue-point="0" svg:d="M8652 5549c0-751 6105-751 6105 0" svg:viewBox="0 0 6107 564"><text:p/></draw:connector><draw:connector draw:style-name="gr168" draw:text-style-name="P82" draw:type="curve" svg:x1="8.652cm" svg:y1="5.549cm" svg:x2="13.739cm" svg:y2="5.549cm" draw:start-shape="id65" draw:start-glue-point="0" draw:end-shape="id70" draw:end-glue-point="0" svg:d="M8652 5549c0-751 5087-751 5087 0" svg:viewBox="0 0 5089 564"><text:p/></draw:connector><draw:connector draw:style-name="gr169" draw:text-style-name="P82" draw:type="curve" svg:x1="8.652cm" svg:y1="5.549cm" svg:x2="12.721cm" svg:y2="5.549cm" draw:start-shape="id65" draw:start-glue-point="0" draw:end-shape="id71" draw:end-glue-point="0" svg:d="M8652 5549c0-751 4069-751 4069 0" svg:viewBox="0 0 4071 564"><text:p/></draw:connector><draw:connector draw:style-name="gr170" draw:text-style-name="P82" draw:type="curve" svg:x1="8.652cm" svg:y1="5.549cm" svg:x2="11.703cm" svg:y2="5.549cm" draw:start-shape="id65" draw:start-glue-point="0" draw:end-shape="id72" draw:end-glue-point="0" svg:d="M8652 5549c0-751 3051-751 3051 0" svg:viewBox="0 0 3053 564"><text:p/></draw:connector><draw:connector draw:style-name="gr171" draw:text-style-name="P82" draw:type="curve" svg:x1="8.652cm" svg:y1="5.549cm" svg:x2="10.686cm" svg:y2="5.549cm" draw:start-shape="id65" draw:start-glue-point="0" draw:end-shape="id73" draw:end-glue-point="0" svg:d="M8652 5549c0-751 2034-751 2034 0" svg:viewBox="0 0 2036 564"><text:p/></draw:connector><draw:connector draw:style-name="gr172" draw:text-style-name="P82" draw:type="curve" svg:x1="3.561cm" svg:y1="1.259cm" svg:x2="4.581cm" svg:y2="1.259cm" draw:start-shape="id74" draw:start-glue-point="0" draw:end-shape="id75" draw:end-glue-point="0" svg:d="M3561 1259c0-753 1020-753 1020 0" svg:viewBox="0 0 1021 566"><text:p/></draw:connector><draw:connector draw:style-name="gr173" draw:text-style-name="P82" draw:type="curve" svg:x1="5.599cm" svg:y1="1.259cm" svg:x2="6.616cm" svg:y2="1.259cm" draw:start-shape="id76" draw:start-glue-point="0" draw:end-shape="id77" draw:end-glue-point="0" svg:d="M5599 1259c0-753 1017-753 1017 0" svg:viewBox="0 0 1020 566"><text:p/></draw:connector><draw:connector draw:style-name="gr174" draw:text-style-name="P82" draw:type="curve" svg:x1="7.634cm" svg:y1="1.259cm" svg:x2="8.652cm" svg:y2="1.259cm" draw:start-shape="id78" draw:start-glue-point="0" draw:end-shape="id79" draw:end-glue-point="0" svg:d="M7634 1259c0-753 1018-753 1018 0" svg:viewBox="0 0 1020 566"><text:p/></draw:connector><draw:connector draw:style-name="gr175" draw:text-style-name="P82" draw:type="curve" svg:x1="9.668cm" svg:y1="1.259cm" svg:x2="10.686cm" svg:y2="1.259cm" draw:start-shape="id80" draw:start-glue-point="0" draw:end-shape="id81" draw:end-glue-point="0" svg:d="M9668 1259c0-753 1018-753 1018 0" svg:viewBox="0 0 1020 566"><text:p/></draw:connector><draw:connector draw:style-name="gr176" draw:text-style-name="P82" draw:type="curve" svg:x1="11.703cm" svg:y1="1.259cm" svg:x2="12.721cm" svg:y2="1.259cm" draw:start-shape="id82" draw:start-glue-point="0" draw:end-shape="id83" draw:end-glue-point="0" svg:d="M11703 1259c0-753 1018-753 1018 0" svg:viewBox="0 0 1020 566"><text:p/></draw:connector><draw:connector draw:style-name="gr177" draw:text-style-name="P82" draw:type="curve" svg:x1="13.739cm" svg:y1="1.259cm" svg:x2="14.757cm" svg:y2="1.259cm" draw:start-shape="id84" draw:start-glue-point="0" draw:end-shape="id85" draw:end-glue-point="0" svg:d="M13739 1259c0-753 1018-753 1018 0" svg:viewBox="0 0 1020 566"><text:p/></draw:connector><draw:connector draw:style-name="gr178" draw:text-style-name="P82" draw:type="curve" svg:x1="15.773cm" svg:y1="1.259cm" svg:x2="16.792cm" svg:y2="1.259cm" draw:start-shape="id86" draw:start-glue-point="0" draw:end-shape="id87" draw:end-glue-point="0" svg:d="M15773 1259c0-753 1019-753 1019 0" svg:viewBox="0 0 1021 566"><text:p/></draw:connector><draw:connector draw:style-name="gr179" draw:text-style-name="P82" draw:type="curve" svg:x1="6.616cm" svg:y1="2.715cm" svg:x2="8.652cm" svg:y2="2.715cm" draw:start-shape="id88" draw:start-glue-point="0" draw:end-shape="id89" draw:end-glue-point="0" svg:d="M6616 2715c0-754 2036-754 2036 0" svg:viewBox="0 0 2037 566"><text:p/></draw:connector><draw:connector draw:style-name="gr180" draw:text-style-name="P82" draw:type="curve" svg:x1="2.545cm" svg:y1="2.715cm" svg:x2="3.561cm" svg:y2="2.715cm" draw:start-shape="id58" draw:start-glue-point="0" draw:end-shape="id90" draw:end-glue-point="0" svg:d="M2545 2715c0-754 1016-754 1016 0" svg:viewBox="0 0 1018 566"><text:p/></draw:connector><draw:connector draw:style-name="gr181" draw:text-style-name="P82" draw:type="curve" svg:x1="10.686cm" svg:y1="2.715cm" svg:x2="11.703cm" svg:y2="2.715cm" draw:start-shape="id91" draw:start-glue-point="0" draw:end-shape="id92" svg:d="M10686 2715c0-754 1017-754 1017 0" svg:viewBox="0 0 1020 566"><text:p/></draw:connector><draw:connector draw:style-name="gr182" draw:text-style-name="P82" draw:type="curve" svg:x1="10.686cm" svg:y1="2.715cm" svg:x2="12.721cm" svg:y2="2.715cm" draw:start-shape="id91" draw:start-glue-point="0" draw:end-shape="id93" draw:end-glue-point="0" svg:d="M10686 2715c0-754 2035-754 2035 0" svg:viewBox="0 0 2037 566"><text:p/></draw:connector><draw:connector draw:style-name="gr183" draw:text-style-name="P82" draw:type="curve" svg:x1="14.757cm" svg:y1="2.715cm" svg:x2="15.773cm" svg:y2="2.715cm" draw:start-shape="id94" draw:start-glue-point="0" draw:end-shape="id95" svg:d="M14757 2715c0-754 1016-754 1016 0" svg:viewBox="0 0 1018 566"><text:p/></draw:connector><draw:connector draw:style-name="gr184" draw:text-style-name="P82" draw:type="curve" svg:x1="14.757cm" svg:y1="2.715cm" svg:x2="16.792cm" svg:y2="2.715cm" draw:start-shape="id94" draw:start-glue-point="0" draw:end-shape="id96" draw:end-glue-point="0" svg:d="M14757 2715c0-754 2035-754 2035 0" svg:viewBox="0 0 2037 566"><text:p/></draw:connector><draw:connector draw:style-name="gr185" draw:text-style-name="P82" draw:type="curve" svg:x1="12.721cm" svg:y1="4.096cm" svg:x2="16.792cm" svg:y2="4.096cm" draw:start-shape="id97" draw:start-glue-point="0" draw:end-shape="id98" draw:end-glue-point="0" svg:d="M12721 4096c0-752 4071-752 4071 0" svg:viewBox="0 0 4073 564"><text:p/></draw:connector><draw:connector draw:style-name="gr186" draw:text-style-name="P82" draw:type="curve" svg:x1="12.721cm" svg:y1="4.096cm" svg:x2="15.773cm" svg:y2="4.096cm" draw:start-shape="id97" draw:start-glue-point="0" draw:end-shape="id99" svg:d="M12721 4096c0-752 3052-752 3052 0" svg:viewBox="0 0 3053 564"><text:p/></draw:connector><draw:connector draw:style-name="gr187" draw:text-style-name="P82" draw:type="curve" svg:x1="12.721cm" svg:y1="4.096cm" svg:x2="14.757cm" svg:y2="4.096cm" draw:start-shape="id97" draw:start-glue-point="0" draw:end-shape="id100" draw:end-glue-point="0" svg:d="M12721 4096c0-752 2036-752 2036 0" svg:viewBox="0 0 2037 564"><text:p/></draw:connector><draw:connector draw:style-name="gr188" draw:text-style-name="P82" draw:type="curve" svg:x1="12.721cm" svg:y1="4.096cm" svg:x2="13.739cm" svg:y2="4.096cm" draw:start-shape="id97" draw:start-glue-point="0" draw:end-shape="id101" svg:d="M12721 4096c0-752 1018-752 1018 0" svg:viewBox="0 0 1020 564"><text:p/></draw:connector><draw:connector draw:style-name="gr179" draw:text-style-name="P82" draw:type="curve" svg:x1="6.616cm" svg:y1="2.715cm" svg:x2="7.634cm" svg:y2="2.715cm" draw:start-shape="id88" draw:start-glue-point="0" draw:end-shape="id102" draw:end-glue-point="0" svg:d="M6616 2715c0-754 1018-754 1018 0" svg:viewBox="0 0 1020 566"><text:p/></draw:connector></draw:g>Disegno <text:sequence text:ref-name="refDrawing4" text:name="Drawing" text:formula="ooow:Drawing+1" style:num-format="1">5</text:sequence>: Scan</text:p></draw:text-box></draw:frame></text:p>
      <text:p text:style-name="P15">dell’immagine, w è la larghezza <text:s/>- istanze <text:span text:style-name="T36">del kernel </text:span><text:span text:style-name="T38">extract</text:span><text:span text:style-name="T36"> </text:span>che raccoglie quattro pixel, estrae il canale rosso ed esegue la operazione di soglia, <text:span text:style-name="T36">salva il risultato della soglia nell’array di output </text:span><text:span text:style-name="T49">come valori booleani.</text:span></text:p>
      <text:p text:style-name="P23"/>
      <text:p text:style-name="P24">Run-length encoding</text:p>
      <text:p text:style-name="P16">Non un vero run-length encoding, ma un algoritmo di stream compaction, <text:span text:style-name="T49">l’obiettivo è di </text:span><text:span text:style-name="T65">di comprimere la riga ed estrarre le corse</text:span><text:span text:style-name="T49">.</text:span> <text:span text:style-name="T49">Q</text:span>uesto passo descritto dal kernel <text:span text:style-name="T37">parle </text:span><text:span text:style-name="T39">opera su una griglia di lancio </text:span><text:span text:style-name="T40">(</text:span><text:span text:style-name="T43">h</text:span><text:span text:style-name="T40">, wg_max) </text:span><text:span text:style-name="T45">e una dimensione del workgroup di </text:span><text:span text:style-name="T40">(1, wg_max) </text:span><text:span text:style-name="T39">, </text:span><text:span text:style-name="T45">dove</text:span><text:span text:style-name="T41"> </text:span><text:span text:style-name="T40">wg_max </text:span><text:span text:style-name="T39">è il </text:span><text:span text:style-name="T45">minimo</text:span><text:span text:style-name="T39"> tra la dimensione massima </text:span><text:span text:style-name="T48">ottenibile </text:span><text:span text:style-name="T45">di un</text:span><text:span text:style-name="T39"> workgroup </text:span><text:span text:style-name="T45">e</text:span><text:span text:style-name="T39"> della riga dell’immagine -, </text:span><text:span text:style-name="T46">dunque ogni workgroup opera su una riga, prende in input l’array del precedente passo e </text:span><text:span text:style-name="T39">sfrutta in modo estensivo l</text:span><text:span text:style-name="T45">e</text:span><text:span text:style-name="T39"> operazion</text:span><text:span text:style-name="T45">i</text:span><text:span text:style-name="T39"> di map, </text:span><text:span text:style-name="T48">scan e la strategia sliding window.</text:span></text:p>
      <text:p text:style-name="P17"><text:span text:style-name="T41">I</text:span><text:span text:style-name="T40">l primo passo</text:span><text:span text:style-name="T39"> è una </text:span><text:span text:style-name="T40">map </text:span><text:span text:style-name="T44">s</text:span><text:span text:style-name="T39">ull’array di input e consiste </text:span><text:span text:style-name="T47">nel valutare se l’elemento considerato è diverso dal suo precedente, fatta eccezione per il primo, valutato sempre come diverso, in pseudocodice per ogni elemento </text:span><text:span text:style-name="T42">i</text:span><text:span text:style-name="T47"> :</text:span></text:p>
      <text:p text:style-name="P31"/>
      <text:p text:style-name="P39">if i == 0:</text:p>
      <text:p text:style-name="P39"><text:tab/>output[i] = 1</text:p>
      <text:p text:style-name="P39">else:</text:p>
      <text:p text:style-name="P39"><text:tab/>if input[i] != input[i-1]:</text:p>
      <text:p text:style-name="P39"><text:tab/><text:tab/>output[i] = 1</text:p>
      <text:p text:style-name="P39"><text:tab/>else</text:p>
      <text:p text:style-name="P39"><text:tab/><text:tab/>output[i] = 0</text:p>
      <text:p text:style-name="P29"/>
      <text:p text:style-name="P32"><text:span text:style-name="T8">Il secondo passo</text:span> esegue una operazione di <text:span text:style-name="T8">scan </text:span><text:span text:style-name="T10">inplace</text:span> sull’output della precedente map. <text:span text:style-name="T50">Lo scan produce un risultato interessante: ogni elemento dell’array risultante codifica la posizione in output delle singole run </text:span><text:span text:style-name="T51">addizionata a 1.</text:span></text:p>
      <text:p text:style-name="P33"><text:soft-page-break/>Sottraendo 1 a ogni elemento <text:span text:style-name="T52">dunque è possibile ricavare le posizioni di output delle run.</text:span></text:p>
      <text:p text:style-name="P32"/>
      <text:p text:style-name="P32"><draw:frame draw:style-name="fr1" draw:name="Cornice6" text:anchor-type="paragraph" svg:x="0.046cm" svg:y="0.148cm" svg:width="16.956cm" draw:z-index="10"><draw:text-box fo:min-height="9.733cm"><text:p text:style-name="Drawing"><draw:g text:anchor-type="paragraph" draw:z-index="11" draw:name="Forma6" draw:style-name="gr97"><draw:custom-shape draw:style-name="gr98" draw:text-style-name="P73" svg:width="0.906cm" svg:height="1.006cm" svg:x="1.981cm" svg:y="1.764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98" draw:text-style-name="P73" svg:width="0.906cm" svg:height="1.006cm" svg:x="2.886cm" svg:y="1.764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99" draw:text-style-name="P73" svg:width="0.904cm" svg:height="1.006cm" svg:x="3.791cm" svg:y="1.764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100" draw:text-style-name="P73" svg:width="0.907cm" svg:height="1.006cm" svg:x="4.694cm" svg:y="1.764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99" draw:text-style-name="P73" svg:width="0.904cm" svg:height="1.006cm" svg:x="5.6cm" svg:y="1.764cm"><text:p text:style-name="P70"><text:span text:style-name="T74">4</text:span></text:p><draw:enhanced-geometry svg:viewBox="0 0 21600 21600" draw:type="rectangle" draw:enhanced-path="M 0 0 L 21600 0 21600 21600 0 21600 0 0 Z N"/></draw:custom-shape><draw:custom-shape draw:style-name="gr98" draw:text-style-name="P73" svg:width="0.906cm" svg:height="1.006cm" svg:x="6.503cm" svg:y="1.764cm"><text:p text:style-name="P70"><text:span text:style-name="T74">5</text:span></text:p><draw:enhanced-geometry svg:viewBox="0 0 21600 21600" draw:type="rectangle" draw:enhanced-path="M 0 0 L 21600 0 21600 21600 0 21600 0 0 Z N"/></draw:custom-shape><draw:custom-shape draw:style-name="gr98" draw:text-style-name="P73" svg:width="0.906cm" svg:height="1.006cm" svg:x="7.408cm" svg:y="1.764cm"><text:p text:style-name="P70"><text:span text:style-name="T74">6</text:span></text:p><draw:enhanced-geometry svg:viewBox="0 0 21600 21600" draw:type="rectangle" draw:enhanced-path="M 0 0 L 21600 0 21600 21600 0 21600 0 0 Z N"/></draw:custom-shape><draw:custom-shape draw:style-name="gr99" draw:text-style-name="P73" svg:width="0.904cm" svg:height="1.006cm" svg:x="8.313cm" svg:y="1.764cm"><text:p text:style-name="P70"><text:span text:style-name="T74">7</text:span></text:p><draw:enhanced-geometry svg:viewBox="0 0 21600 21600" draw:type="rectangle" draw:enhanced-path="M 0 0 L 21600 0 21600 21600 0 21600 0 0 Z N"/></draw:custom-shape><draw:custom-shape draw:style-name="gr99" draw:text-style-name="P73" svg:width="0.904cm" svg:height="1.006cm" svg:x="9.216cm" svg:y="1.764cm"><text:p text:style-name="P70"><text:span text:style-name="T74">8</text:span></text:p><draw:enhanced-geometry svg:viewBox="0 0 21600 21600" draw:type="rectangle" draw:enhanced-path="M 0 0 L 21600 0 21600 21600 0 21600 0 0 Z N"/></draw:custom-shape><draw:custom-shape draw:style-name="gr98" draw:text-style-name="P73" svg:width="0.906cm" svg:height="1.006cm" svg:x="10.119cm" svg:y="1.764cm"><text:p text:style-name="P70"><text:span text:style-name="T74">9</text:span></text:p><draw:enhanced-geometry svg:viewBox="0 0 21600 21600" draw:type="rectangle" draw:enhanced-path="M 0 0 L 21600 0 21600 21600 0 21600 0 0 Z N"/></draw:custom-shape><draw:custom-shape draw:style-name="gr98" draw:text-style-name="P73" svg:width="0.906cm" svg:height="1.006cm" svg:x="11.024cm" svg:y="1.764cm"><text:p text:style-name="P70"><text:span text:style-name="T74">10</text:span></text:p><draw:enhanced-geometry svg:viewBox="0 0 21600 21600" draw:type="rectangle" draw:enhanced-path="M 0 0 L 21600 0 21600 21600 0 21600 0 0 Z N"/></draw:custom-shape><draw:custom-shape draw:style-name="gr98" draw:text-style-name="P73" svg:width="0.906cm" svg:height="1.006cm" svg:x="11.929cm" svg:y="1.764cm"><text:p text:style-name="P70"><text:span text:style-name="T74">1</text:span><text:span text:style-name="T74">1</text:span></text:p><draw:enhanced-geometry svg:viewBox="0 0 21600 21600" draw:type="rectangle" draw:enhanced-path="M 0 0 L 21600 0 21600 21600 0 21600 0 0 Z N"/></draw:custom-shape><draw:custom-shape draw:style-name="gr99" draw:text-style-name="P73" svg:width="0.904cm" svg:height="1.006cm" svg:x="12.834cm" svg:y="1.764cm"><text:p text:style-name="P70"><text:span text:style-name="T74">1</text:span><text:span text:style-name="T74">2</text:span></text:p><draw:enhanced-geometry svg:viewBox="0 0 21600 21600" draw:type="rectangle" draw:enhanced-path="M 0 0 L 21600 0 21600 21600 0 21600 0 0 Z N"/></draw:custom-shape><draw:custom-shape draw:style-name="gr100" draw:text-style-name="P73" svg:width="0.907cm" svg:height="1.006cm" svg:x="13.737cm" svg:y="1.764cm"><text:p text:style-name="P70"><text:span text:style-name="T74">1</text:span><text:span text:style-name="T74">3</text:span></text:p><draw:enhanced-geometry svg:viewBox="0 0 21600 21600" draw:type="rectangle" draw:enhanced-path="M 0 0 L 21600 0 21600 21600 0 21600 0 0 Z N"/></draw:custom-shape><draw:custom-shape draw:style-name="gr101" draw:text-style-name="P73" svg:width="0.902cm" svg:height="1.006cm" svg:x="14.644cm" svg:y="1.764cm"><text:p text:style-name="P70"><text:span text:style-name="T74">1</text:span><text:span text:style-name="T74">4</text:span></text:p><draw:enhanced-geometry svg:viewBox="0 0 21600 21600" draw:type="rectangle" draw:enhanced-path="M 0 0 L 21600 0 21600 21600 0 21600 0 0 Z N"/></draw:custom-shape><draw:custom-shape draw:style-name="gr100" draw:text-style-name="P73" svg:width="0.907cm" svg:height="1.006cm" svg:x="15.545cm" svg:y="1.764cm"><text:p text:style-name="P70"><text:span text:style-name="T74">1</text:span><text:span text:style-name="T74">5</text:span></text:p><draw:enhanced-geometry svg:viewBox="0 0 21600 21600" draw:type="rectangle" draw:enhanced-path="M 0 0 L 21600 0 21600 21600 0 21600 0 0 Z N"/></draw:custom-shape><draw:measure draw:style-name="gr102" draw:text-style-name="P76" svg:x1="1.981cm" svg:y1="1.764cm" svg:x2="16.452cm" svg:y2="1.764cm"><text:p text:style-name="P75"><text:span text:style-name="T75">wor</text:span><text:span text:style-name="T75">kgr</text:span><text:span text:style-name="T75">oup</text:span></text:p></draw:measure><draw:frame draw:style-name="gr103" draw:text-style-name="P78" svg:width="1.842cm" svg:height="0.699cm" svg:x="0cm" svg:y="1.958cm"><draw:text-box><text:p text:style-name="P77"><text:span text:style-name="T76">Thre</text:span><text:span text:style-name="T76">ad:</text:span></text:p></draw:text-box></draw:frame><draw:custom-shape draw:style-name="gr104" draw:text-style-name="P81" xml:id="id41" draw:id="id41" svg:width="0.904cm" svg:height="0.987cm" svg:x="1.981cm" svg:y="3.322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1" svg:width="0.907cm" svg:height="0.987cm" svg:x="2.884cm" svg:y="3.322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81" xml:id="id43" draw:id="id43" svg:width="0.904cm" svg:height="0.987cm" svg:x="3.791cm" svg:y="3.322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1" xml:id="id45" draw:id="id45" svg:width="0.907cm" svg:height="0.987cm" svg:x="4.694cm" svg:y="3.322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81" svg:width="0.904cm" svg:height="0.987cm" svg:x="5.6cm" svg:y="3.322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81" svg:width="0.904cm" svg:height="0.987cm" svg:x="6.503cm" svg:y="3.322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81" svg:width="0.906cm" svg:height="0.987cm" svg:x="7.407cm" svg:y="3.322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81" svg:width="0.906cm" svg:height="0.987cm" svg:x="8.311cm" svg:y="3.322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81" xml:id="id46" draw:id="id46" svg:width="0.906cm" svg:height="0.987cm" svg:x="9.215cm" svg:y="3.322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1" xml:id="id48" draw:id="id48" svg:width="0.907cm" svg:height="0.987cm" svg:x="10.119cm" svg:y="3.322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7" draw:text-style-name="P81" svg:width="0.902cm" svg:height="0.987cm" svg:x="11.026cm" svg:y="3.322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1" xml:id="id49" draw:id="id49" svg:width="0.907cm" svg:height="0.987cm" svg:x="11.927cm" svg:y="3.322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81" xml:id="id51" draw:id="id51" svg:width="0.904cm" svg:height="0.987cm" svg:x="12.834cm" svg:y="3.322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1" xml:id="id52" draw:id="id52" svg:width="0.907cm" svg:height="0.987cm" svg:x="13.737cm" svg:y="3.322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7" draw:text-style-name="P81" xml:id="id54" draw:id="id54" svg:width="0.902cm" svg:height="0.987cm" svg:x="14.644cm" svg:y="3.322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81" svg:width="0.907cm" svg:height="0.987cm" svg:x="15.545cm" svg:y="3.322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frame draw:style-name="gr108" draw:text-style-name="P78" svg:width="2.013cm" svg:height="1.146cm" svg:x="0.03cm" svg:y="3.597cm"><draw:text-box><text:p text:style-name="P77"><text:span text:style-name="T76">Input</text:span><text:span text:style-name="T76">:</text:span></text:p></draw:text-box></draw:frame><draw:custom-shape draw:style-name="gr109" draw:text-style-name="P71" xml:id="id42" draw:id="id42" svg:width="0.906cm" svg:height="1.008cm" svg:x="1.981cm" svg:y="5.55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73" svg:width="0.906cm" svg:height="1.008cm" svg:x="2.886cm" svg:y="5.55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73" svg:width="0.904cm" svg:height="1.008cm" svg:x="3.791cm" svg:y="5.55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2" draw:text-style-name="P71" xml:id="id44" draw:id="id44" svg:width="0.907cm" svg:height="1.008cm" svg:x="4.694cm" svg:y="5.55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73" svg:width="0.904cm" svg:height="1.008cm" svg:x="5.6cm" svg:y="5.55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73" svg:width="0.906cm" svg:height="1.008cm" svg:x="6.503cm" svg:y="5.55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73" svg:width="0.906cm" svg:height="1.008cm" svg:x="7.408cm" svg:y="5.55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73" svg:width="0.904cm" svg:height="1.008cm" svg:x="8.313cm" svg:y="5.55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73" svg:width="0.904cm" svg:height="1.008cm" svg:x="9.216cm" svg:y="5.55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9" draw:text-style-name="P71" xml:id="id47" draw:id="id47" svg:width="0.906cm" svg:height="1.008cm" svg:x="10.119cm" svg:y="5.55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73" svg:width="0.906cm" svg:height="1.008cm" svg:x="11.024cm" svg:y="5.55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73" svg:width="0.906cm" svg:height="1.008cm" svg:x="11.929cm" svg:y="5.55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71" xml:id="id50" draw:id="id50" svg:width="0.904cm" svg:height="1.008cm" svg:x="12.834cm" svg:y="5.55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2" draw:text-style-name="P71" xml:id="id53" draw:id="id53" svg:width="0.907cm" svg:height="1.008cm" svg:x="13.737cm" svg:y="5.55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4" draw:text-style-name="P71" xml:id="id55" draw:id="id55" svg:width="0.902cm" svg:height="1.008cm" svg:x="14.644cm" svg:y="5.55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5" draw:text-style-name="P73" svg:width="0.907cm" svg:height="1.008cm" svg:x="15.545cm" svg:y="5.55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frame draw:style-name="gr116" draw:text-style-name="P78" svg:width="1.389cm" svg:height="1.592cm" svg:x="0.016cm" svg:y="5.721cm"><draw:text-box><text:p><text:span text:style-name="T76">Map:</text:span></text:p></draw:text-box></draw:frame><draw:custom-shape draw:style-name="gr117" draw:text-style-name="P71" svg:width="0.906cm" svg:height="1.006cm" svg:x="1.921cm" svg:y="7.66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1" svg:width="0.906cm" svg:height="1.006cm" svg:x="2.826cm" svg:y="7.66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71" svg:width="0.904cm" svg:height="1.006cm" svg:x="3.731cm" svg:y="7.66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1" svg:width="0.906cm" svg:height="1.006cm" svg:x="4.634cm" svg:y="7.668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1" svg:width="0.906cm" svg:height="1.006cm" svg:x="5.539cm" svg:y="7.668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71" svg:width="0.904cm" svg:height="1.006cm" svg:x="6.443cm" svg:y="7.668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9" draw:text-style-name="P71" svg:width="0.907cm" svg:height="1.006cm" svg:x="7.347cm" svg:y="7.668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71" svg:width="0.904cm" svg:height="1.006cm" svg:x="8.253cm" svg:y="7.668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71" svg:width="0.904cm" svg:height="1.006cm" svg:x="9.156cm" svg:y="7.668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1" svg:width="0.906cm" svg:height="1.006cm" svg:x="10.059cm" svg:y="7.668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1" svg:width="0.906cm" svg:height="1.006cm" svg:x="10.964cm" svg:y="7.668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1" svg:width="0.906cm" svg:height="1.006cm" svg:x="11.869cm" svg:y="7.668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1" svg:width="0.906cm" svg:height="1.006cm" svg:x="12.774cm" svg:y="7.668cm"><text:p text:style-name="P70"><text:span text:style-name="T74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71" svg:width="0.904cm" svg:height="1.006cm" svg:x="13.679cm" svg:y="7.668cm"><text:p text:style-name="P70"><text:span text:style-name="T74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1" svg:width="0.906cm" svg:height="1.006cm" svg:x="14.582cm" svg:y="7.668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71" svg:width="0.906cm" svg:height="1.006cm" svg:x="15.487cm" svg:y="7.668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frame draw:style-name="gr73" draw:text-style-name="P78" svg:width="2.013cm" svg:height="0.699cm" svg:x="0.03cm" svg:y="7.844cm"><draw:text-box><text:p text:style-name="P87"><text:span text:style-name="T76">Scan</text:span><text:span text:style-name="T76">:</text:span></text:p></draw:text-box></draw:frame><draw:connector draw:style-name="gr120" draw:text-style-name="P82" draw:type="line" svg:x1="2.432cm" svg:y1="4.308cm" svg:x2="2.432cm" svg:y2="5.559cm" draw:start-shape="id41" draw:start-glue-point="2" draw:end-shape="id42" draw:end-glue-point="0" svg:d="M2432 4308v1251" svg:viewBox="0 0 2 1252"><text:p/></draw:connector><draw:connector draw:style-name="gr121" draw:text-style-name="P82" draw:type="line" svg:x1="4.242cm" svg:y1="4.308cm" svg:x2="5.147cm" svg:y2="5.559cm" draw:start-shape="id43" draw:start-glue-point="2" draw:end-shape="id44" draw:end-glue-point="0" svg:d="M4242 4308l905 1251" svg:viewBox="0 0 907 1252"><text:p/></draw:connector><draw:connector draw:style-name="gr122" draw:text-style-name="P82" draw:type="line" svg:x1="5.147cm" svg:y1="4.308cm" svg:x2="5.147cm" svg:y2="5.559cm" draw:start-shape="id45" draw:start-glue-point="2" draw:end-shape="id44" draw:end-glue-point="0" svg:d="M5147 4308v1251" svg:viewBox="0 0 2 1252"><text:p/></draw:connector><draw:connector draw:style-name="gr123" draw:text-style-name="P82" draw:type="line" svg:x1="9.666cm" svg:y1="4.308cm" svg:x2="10.571cm" svg:y2="5.559cm" draw:start-shape="id46" draw:start-glue-point="2" draw:end-shape="id47" draw:end-glue-point="0" svg:d="M9666 4308l905 1251" svg:viewBox="0 0 907 1252"><text:p/></draw:connector><draw:connector draw:style-name="gr124" draw:text-style-name="P82" draw:type="line" svg:x1="10.573cm" svg:y1="4.308cm" svg:x2="10.571cm" svg:y2="5.559cm" draw:start-shape="id48" draw:start-glue-point="2" draw:end-shape="id47" draw:end-glue-point="0" svg:d="M10573 4308l-2 1251" svg:viewBox="0 0 4 1252"><text:p/></draw:connector><draw:connector draw:style-name="gr125" draw:text-style-name="P82" draw:type="line" svg:x1="12.381cm" svg:y1="4.308cm" svg:x2="13.286cm" svg:y2="5.559cm" draw:start-shape="id49" draw:start-glue-point="2" draw:end-shape="id50" draw:end-glue-point="0" svg:d="M12381 4308l905 1251" svg:viewBox="0 0 907 1252"><text:p/></draw:connector><draw:connector draw:style-name="gr126" draw:text-style-name="P82" draw:type="line" svg:x1="13.286cm" svg:y1="4.308cm" svg:x2="13.286cm" svg:y2="5.559cm" draw:start-shape="id51" draw:start-glue-point="2" draw:end-shape="id50" draw:end-glue-point="0" svg:d="M13286 4308v1251" svg:viewBox="0 0 2 1252"><text:p/></draw:connector><draw:connector draw:style-name="gr127" draw:text-style-name="P82" draw:type="line" svg:x1="14.19cm" svg:y1="4.308cm" svg:x2="14.19cm" svg:y2="5.559cm" draw:start-shape="id52" draw:start-glue-point="2" draw:end-shape="id53" draw:end-glue-point="0" svg:d="M14190 4308v1251" svg:viewBox="0 0 2 1252"><text:p/></draw:connector><draw:connector draw:style-name="gr128" draw:text-style-name="P82" draw:type="line" svg:x1="13.286cm" svg:y1="4.308cm" svg:x2="14.19cm" svg:y2="5.559cm" draw:start-shape="id51" draw:start-glue-point="2" draw:end-shape="id53" draw:end-glue-point="0" svg:d="M13286 4308l904 1251" svg:viewBox="0 0 907 1252"><text:p/></draw:connector><draw:connector draw:style-name="gr129" draw:text-style-name="P82" draw:type="line" svg:x1="15.094cm" svg:y1="4.308cm" svg:x2="15.094cm" svg:y2="5.559cm" draw:start-shape="id54" draw:start-glue-point="2" draw:end-shape="id55" draw:end-glue-point="0" svg:d="M15094 4308v1251" svg:viewBox="0 0 2 1252"><text:p/></draw:connector><draw:connector draw:style-name="gr130" draw:text-style-name="P82" draw:type="line" svg:x1="14.19cm" svg:y1="4.308cm" svg:x2="15.094cm" svg:y2="5.559cm" draw:start-shape="id52" draw:start-glue-point="2" draw:end-shape="id55" draw:end-glue-point="0" svg:d="M14190 4308l904 1251" svg:viewBox="0 0 905 1252"><text:p/></draw:connector></draw:g><text:line-break/>Disegno <text:sequence text:ref-name="refDrawing5" text:name="Drawing" text:formula="ooow:Drawing+1" style:num-format="1">6</text:sequence>: <text:span text:style-name="T34">Map e scan nel kernel parle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8">Il terzo e penultimo passo<text:span text:style-name="T53"> compatta il risultato del passo precedente in un nuovo array <text:s/>e ricava la dimensione dell’array delle run, in particolare ogni thread seleziona un elemento </text:span>e<text:span text:style-name="T53"> di indice </text:span>i<text:span text:style-name="T53">:</text:span></text:p>
      <text:list xml:id="list1451197938" text:style-name="L1">
        <text:list-item>
          <text:p text:style-name="P47"><text:span text:style-name="T53">Se </text:span>i<text:span text:style-name="T53"> corrisponde all’indice dell’ultimo elemento, in output all’indice </text:span>e<text:span text:style-name="T53"> scriverà </text:span>i+1<text:span text:style-name="T53">, ed essendo </text:span>e<text:span text:style-name="T53"> la lunghezza delle run, salverà in un secondo array il valore </text:span>e<text:span text:style-name="T53">.</text:span></text:p>
        </text:list-item>
        <text:list-item>
          <text:p text:style-name="P48"><text:span text:style-name="T53">Se </text:span>i<text:span text:style-name="T53"> è </text:span>0<text:span text:style-name="T53">, dunque il primo elemento, in output scriverà </text:span>0.</text:p>
        </text:list-item>
        <text:list-item>
          <text:p text:style-name="P49">In alternativa se <text:span text:style-name="T8">e</text:span> è diverso dal suo precedente, scriverà in output all’indice <text:span text:style-name="T8">e-1</text:span> l’indice <text:span text:style-name="T8">i</text:span> dell’elemento.</text:p>
        </text:list-item>
      </text:list>
      <text:p text:style-name="P34">In pseudocodice, per ogni elemento <text:span text:style-name="T8">e</text:span> di indice <text:span text:style-name="T8">i</text:span>:</text:p>
      <text:p text:style-name="P40">if i == input_len - 1:</text:p>
      <text:p text:style-name="P40"><text:tab/>output[e] = i + 1</text:p>
      <text:p text:style-name="P40"><text:tab/><text:span text:style-name="T54">numero_run</text:span> = e</text:p>
      <text:p text:style-name="P40">if i == 0:</text:p>
      <text:p text:style-name="P40"><text:tab/>output[0] = 0</text:p>
      <text:p text:style-name="P40">else if e != input[i-1]:</text:p>
      <text:p text:style-name="P40"><text:tab/>output[e-1] = i</text:p>
      <text:p text:style-name="P34"><draw:frame draw:style-name="fr1" draw:name="Cornice7" text:anchor-type="paragraph" svg:x="-0.577cm" svg:y="0.004cm" svg:width="17.944cm" draw:z-index="12"><draw:text-box fo:min-height="7.191cm"><text:p text:style-name="Drawing"><draw:g text:anchor-type="paragraph" draw:z-index="13" draw:name="Forma7" draw:style-name="gr2"><draw:custom-shape draw:style-name="gr70" draw:text-style-name="P81" xml:id="id27" draw:id="id27" svg:width="1.001cm" svg:height="1.024cm" svg:x="1.797cm" svg:y="2.926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81" svg:width="0.999cm" svg:height="1.024cm" svg:x="2.797cm" svg:y="2.926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1" svg:width="1.001cm" svg:height="1.024cm" svg:x="3.796cm" svg:y="2.926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1" xml:id="id28" draw:id="id28" svg:width="1.001cm" svg:height="1.024cm" svg:x="4.796cm" svg:y="2.926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81" svg:width="0.999cm" svg:height="1.024cm" svg:x="5.796cm" svg:y="2.926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1" svg:width="1.001cm" svg:height="1.024cm" svg:x="6.794cm" svg:y="2.926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1" svg:width="1.001cm" svg:height="1.024cm" svg:x="7.794cm" svg:y="2.926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81" svg:width="0.999cm" svg:height="1.024cm" svg:x="8.794cm" svg:y="2.926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1" svg:width="1.001cm" svg:height="1.024cm" svg:x="9.791cm" svg:y="2.926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1" xml:id="id29" draw:id="id29" svg:width="1.001cm" svg:height="1.024cm" svg:x="10.791cm" svg:y="2.926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1" svg:width="1.001cm" svg:height="1.024cm" svg:x="11.791cm" svg:y="2.926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81" svg:width="0.999cm" svg:height="1.024cm" svg:x="12.791cm" svg:y="2.926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81" xml:id="id30" draw:id="id30" svg:width="0.999cm" svg:height="1.024cm" svg:x="13.79cm" svg:y="2.926cm"><text:p text:style-name="P70"><text:span text:style-name="T74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1" xml:id="id31" draw:id="id31" svg:width="1.001cm" svg:height="1.024cm" svg:x="14.788cm" svg:y="2.926cm"><text:p text:style-name="P70"><text:span text:style-name="T74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81" xml:id="id32" draw:id="id32" svg:width="1.001cm" svg:height="1.024cm" svg:x="15.788cm" svg:y="2.926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2" draw:text-style-name="P83" xml:id="id33" draw:id="id33" svg:width="0.999cm" svg:height="1.024cm" svg:x="16.788cm" svg:y="2.926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frame draw:style-name="gr73" draw:text-style-name="P78" svg:width="1.95cm" svg:height="0.699cm" svg:x="0.012cm" svg:y="2.78cm"><draw:text-box><text:p text:style-name="P77"><text:span text:style-name="T76">Scan</text:span><text:span text:style-name="T76">:</text:span></text:p></draw:text-box></draw:frame><draw:custom-shape draw:style-name="gr74" draw:text-style-name="P71" svg:width="1.001cm" svg:height="1.079cm" svg:x="6.253cm" svg:y="5.831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71" svg:width="0.999cm" svg:height="1.079cm" svg:x="7.253cm" svg:y="5.831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71" svg:width="1.001cm" svg:height="1.079cm" svg:x="8.251cm" svg:y="5.831cm"><text:p text:style-name="P70"><text:span text:style-name="T74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71" svg:width="1.001cm" svg:height="1.079cm" svg:x="9.251cm" svg:y="5.831cm"><text:p text:style-name="P70"><text:span text:style-name="T74">1</text:span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71" svg:width="0.999cm" svg:height="1.079cm" svg:x="10.251cm" svg:y="5.831cm"><text:p text:style-name="P70"><text:span text:style-name="T74">1</text:span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71" svg:width="1.001cm" svg:height="1.079cm" svg:x="11.25cm" svg:y="5.831cm"><text:p text:style-name="P70"><text:span text:style-name="T74">1</text:span><text:span text:style-name="T74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83" svg:width="1.001cm" svg:height="1.079cm" svg:x="12.25cm" svg:y="5.831cm"><text:p text:style-name="P70"><text:span text:style-name="T74">1</text:span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83" svg:width="1.001cm" svg:height="1.079cm" svg:x="16.929cm" svg:y="5.831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frame draw:style-name="gr77" draw:text-style-name="P78" svg:width="4.426cm" svg:height="1.01cm" svg:x="1.961cm" svg:y="6.022cm"><draw:text-box><text:p text:style-name="P77"><text:span text:style-name="T76">Com</text:span><text:span text:style-name="T76">patta</text:span><text:span text:style-name="T76">zion</text:span><text:span text:style-name="T76">e:</text:span></text:p></draw:text-box></draw:frame><draw:connector draw:style-name="gr78" draw:text-style-name="P82" draw:type="line" svg:x1="2.296cm" svg:y1="3.949cm" svg:x2="6.584cm" svg:y2="5.831cm" draw:start-shape="id27" draw:start-glue-point="2" svg:d="M2296 3949l4288 1882" svg:viewBox="0 0 4290 1884"><text:p/></draw:connector><draw:connector draw:style-name="gr79" draw:text-style-name="P82" draw:type="line" svg:x1="5.295cm" svg:y1="3.949cm" svg:x2="7.586cm" svg:y2="5.831cm" draw:start-shape="id28" draw:start-glue-point="2" svg:d="M5295 3949l2291 1882" svg:viewBox="0 0 2293 1884"><text:p/></draw:connector><draw:connector draw:style-name="gr80" draw:text-style-name="P82" draw:type="line" svg:x1="11.291cm" svg:y1="3.949cm" svg:x2="8.585cm" svg:y2="5.831cm" draw:start-shape="id29" draw:start-glue-point="2" svg:d="M11291 3949l-2706 1882" svg:viewBox="0 0 2708 1884"><text:p/></draw:connector><draw:connector draw:style-name="gr81" draw:text-style-name="P82" draw:type="line" svg:x1="14.289cm" svg:y1="3.949cm" svg:x2="9.585cm" svg:y2="5.831cm" draw:start-shape="id30" draw:start-glue-point="2" svg:d="M14289 3949l-4704 1882" svg:viewBox="0 0 4706 1884"><text:p/></draw:connector><draw:connector draw:style-name="gr82" draw:text-style-name="P82" draw:type="line" svg:x1="15.288cm" svg:y1="3.949cm" svg:x2="10.585cm" svg:y2="5.831cm" draw:start-shape="id31" draw:start-glue-point="2" svg:d="M15288 3949l-4703 1882" svg:viewBox="0 0 4704 1884"><text:p/></draw:connector><draw:connector draw:style-name="gr83" draw:text-style-name="P82" draw:type="line" svg:x1="16.288cm" svg:y1="3.949cm" svg:x2="11.583cm" svg:y2="5.831cm" draw:start-shape="id32" draw:start-glue-point="2" svg:d="M16288 3949l-4705 1882" svg:viewBox="0 0 4706 1884"><text:p/></draw:connector><draw:connector draw:style-name="gr84" draw:text-style-name="P85" draw:type="line" svg:x1="17.287cm" svg:y1="3.949cm" svg:x2="12.583cm" svg:y2="5.831cm" draw:start-shape="id33" draw:start-glue-point="2" svg:d="M17287 3949l-4704 1882" svg:viewBox="0 0 4706 1884"><text:p text:style-name="P84"><text:span text:style-name="T77">+1</text:span></text:p></draw:connector><draw:custom-shape draw:style-name="gr85" draw:text-style-name="P73" xml:id="id34" draw:id="id34" svg:width="1.001cm" svg:height="1.024cm" svg:x="1.797cm" svg:y="1.1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73" svg:width="0.999cm" svg:height="1.024cm" svg:x="2.797cm" svg:y="1.1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73" svg:width="1.001cm" svg:height="1.024cm" svg:x="3.796cm" svg:y="1.18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73" xml:id="id35" draw:id="id35" svg:width="1.001cm" svg:height="1.024cm" svg:x="4.796cm" svg:y="1.18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73" svg:width="0.999cm" svg:height="1.024cm" svg:x="5.796cm" svg:y="1.18cm"><text:p text:style-name="P70"><text:span text:style-name="T74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73" svg:width="1.001cm" svg:height="1.024cm" svg:x="6.794cm" svg:y="1.18cm"><text:p text:style-name="P70"><text:span text:style-name="T74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73" svg:width="1.001cm" svg:height="1.024cm" svg:x="7.794cm" svg:y="1.18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73" svg:width="0.999cm" svg:height="1.024cm" svg:x="8.794cm" svg:y="1.18cm"><text:p text:style-name="P70"><text:span text:style-name="T74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73" svg:width="1.001cm" svg:height="1.024cm" svg:x="9.791cm" svg:y="1.18cm"><text:p text:style-name="P70"><text:span text:style-name="T74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73" xml:id="id36" draw:id="id36" svg:width="1.001cm" svg:height="1.024cm" svg:x="10.791cm" svg:y="1.18cm"><text:p text:style-name="P70"><text:span text:style-name="T74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73" svg:width="1.001cm" svg:height="1.024cm" svg:x="11.791cm" svg:y="1.18cm"><text:p text:style-name="P70"><text:span text:style-name="T74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73" svg:width="0.999cm" svg:height="1.024cm" svg:x="12.791cm" svg:y="1.18cm"><text:p text:style-name="P70"><text:span text:style-name="T74">1</text:span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73" xml:id="id37" draw:id="id37" svg:width="0.999cm" svg:height="1.024cm" svg:x="13.79cm" svg:y="1.18cm"><text:p text:style-name="P70"><text:span text:style-name="T74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73" xml:id="id38" draw:id="id38" svg:width="1.001cm" svg:height="1.024cm" svg:x="14.788cm" svg:y="1.18cm"><text:p text:style-name="P70"><text:span text:style-name="T74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73" xml:id="id39" draw:id="id39" svg:width="1.001cm" svg:height="1.024cm" svg:x="15.788cm" svg:y="1.18cm"><text:p text:style-name="P70"><text:span text:style-name="T74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7" draw:text-style-name="P83" xml:id="id40" draw:id="id40" svg:width="0.999cm" svg:height="1.024cm" svg:x="16.788cm" svg:y="1.18cm"><text:p text:style-name="P70"><text:span text:style-name="T74">15</text:span></text:p><draw:enhanced-geometry svg:viewBox="0 0 21600 21600" draw:mirror-horizontal="false" draw:mirror-vertical="false" draw:type="rectangle" draw:enhanced-path="M 0 0 L 21600 0 21600 21600 0 21600 0 0 Z N"/></draw:custom-shape><draw:measure draw:style-name="gr88" draw:text-style-name="P76" svg:x1="1.797cm" svg:y1="1.18cm" svg:x2="17.787cm" svg:y2="1.18cm"><text:p text:style-name="P75"><text:span text:style-name="T75">wor</text:span><text:span text:style-name="T75">kgr</text:span><text:span text:style-name="T75">oup</text:span></text:p></draw:measure><draw:frame draw:style-name="gr57" draw:text-style-name="P78" svg:width="1.519cm" svg:height="0.699cm" svg:x="0.425cm" svg:y="1.377cm"><draw:text-box><text:p text:style-name="P77"><text:span text:style-name="T76">Indici</text:span><text:span text:style-name="T76">:</text:span></text:p></draw:text-box></draw:frame><draw:connector draw:style-name="gr89" draw:text-style-name="P82" draw:type="line" svg:x1="17.288cm" svg:y1="3.949cm" svg:x2="17.263cm" svg:y2="5.831cm" draw:start-shape="id33" draw:start-glue-point="2" svg:d="M17288 3949l-25 1882" svg:viewBox="0 0 26 1884"><text:p/></draw:connector><draw:frame draw:style-name="gr58" draw:text-style-name="P78" svg:width="2.821cm" svg:height="1.146cm" svg:x="13.896cm" svg:y="5.831cm"><draw:text-box><text:p text:style-name="P77"><text:span text:style-name="T76">Num</text:span><text:span text:style-name="T76">ero </text:span><text:span text:style-name="T76">run</text:span></text:p></draw:text-box></draw:frame><draw:connector draw:style-name="gr90" draw:text-style-name="P82" draw:type="line" svg:x1="2.296cm" svg:y1="2.203cm" svg:x2="2.296cm" svg:y2="2.926cm" draw:start-shape="id34" draw:start-glue-point="2" draw:end-shape="id27" draw:end-glue-point="0" svg:d="M2296 2203v723" svg:viewBox="0 0 2 725"><text:p/></draw:connector><draw:connector draw:style-name="gr91" draw:text-style-name="P82" draw:type="line" svg:x1="5.295cm" svg:y1="2.203cm" svg:x2="5.295cm" svg:y2="2.926cm" draw:start-shape="id35" draw:start-glue-point="2" draw:end-shape="id28" draw:end-glue-point="0" svg:d="M5295 2203v723" svg:viewBox="0 0 2 725"><text:p/></draw:connector><draw:connector draw:style-name="gr92" draw:text-style-name="P82" draw:type="line" svg:x1="11.29cm" svg:y1="2.203cm" svg:x2="11.29cm" svg:y2="2.926cm" draw:start-shape="id36" draw:start-glue-point="2" draw:end-shape="id29" draw:end-glue-point="0" svg:d="M11290 2203v723" svg:viewBox="0 0 2 725"><text:p/></draw:connector><draw:connector draw:style-name="gr93" draw:text-style-name="P82" draw:type="line" svg:x1="14.289cm" svg:y1="2.203cm" svg:x2="14.289cm" svg:y2="2.926cm" draw:start-shape="id37" draw:end-shape="id30" draw:end-glue-point="0" svg:d="M14289 2203v723" svg:viewBox="0 0 2 725"><text:p/></draw:connector><draw:connector draw:style-name="gr94" draw:text-style-name="P82" draw:type="line" svg:x1="15.287cm" svg:y1="2.203cm" svg:x2="15.287cm" svg:y2="2.926cm" draw:start-shape="id38" draw:start-glue-point="2" draw:end-shape="id31" draw:end-glue-point="0" svg:d="M15287 2203v723" svg:viewBox="0 0 2 725"><text:p/></draw:connector><draw:connector draw:style-name="gr95" draw:text-style-name="P82" draw:type="line" svg:x1="16.287cm" svg:y1="2.203cm" svg:x2="16.287cm" svg:y2="2.926cm" draw:start-shape="id39" draw:start-glue-point="2" draw:end-shape="id32" draw:end-glue-point="0" svg:d="M16287 2203v723" svg:viewBox="0 0 2 725"><text:p/></draw:connector><draw:connector draw:style-name="gr96" draw:text-style-name="P86" draw:type="line" svg:x1="17.288cm" svg:y1="2.203cm" svg:x2="17.288cm" svg:y2="2.926cm" draw:start-shape="id40" draw:start-glue-point="2" draw:end-shape="id33" draw:end-glue-point="0" svg:d="M17288 2203v723" svg:viewBox="0 0 2 725"><text:p/></draw:connector></draw:g>Disegno <text:sequence text:ref-name="refDrawing6" text:name="Drawing" text:formula="ooow:Drawing+1" style:num-format="1">7</text:sequence>: <text:span text:style-name="T35">Compattazione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5">Per ricavare le run, per ogni elemento dell’array prodotto dal precedente passo, ad eccezione dell’ultimo, si sottrae l’elemento successivo con se stesso.</text:p>
      <text:p text:style-name="P36"><text:span text:style-name="T8">L’ultimo passo</text:span> computa dunque le run e scrive in output in global memory, in pseudocodice per ogni elemento di indice <text:span text:style-name="T8">i </text:span>nell’array <text:span text:style-name="T8">input</text:span>:</text:p>
      <text:p text:style-name="P36"/>
      <text:p text:style-name="P41">if i &lt; numero_run:</text:p>
      <text:p text:style-name="P41"><text:tab/>b = input[i]</text:p>
      <text:p text:style-name="P41"><text:tab/>a = input[i+1]</text:p>
      <text:p text:style-name="P41"><text:tab/>output[i] = b – <text:span text:style-name="T55">b</text:span></text:p>
      <text:p text:style-name="P41"/>
      <text:p text:style-name="P41"><draw:frame draw:style-name="fr2" draw:name="Cornice8" text:anchor-type="paragraph" svg:x="-0.882cm" svg:y="0.238cm" svg:width="18.38cm" draw:z-index="14"><draw:text-box fo:min-height="7.826cm"><text:p text:style-name="Drawing"><draw:g text:anchor-type="paragraph" draw:z-index="15" draw:name="Forma8" draw:style-name="gr2"><draw:custom-shape draw:style-name="gr44" draw:text-style-name="P71" xml:id="id14" draw:id="id14" svg:width="0.953cm" svg:height="1.001cm" svg:x="3.059cm" svg:y="3.819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1" xml:id="id16" draw:id="id16" svg:width="0.953cm" svg:height="1.001cm" svg:x="4.011cm" svg:y="3.819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71" xml:id="id17" draw:id="id17" svg:width="0.952cm" svg:height="1.001cm" svg:x="4.964cm" svg:y="3.819cm"><text:p text:style-name="P70"><text:span text:style-name="T74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1" xml:id="id19" draw:id="id19" svg:width="0.953cm" svg:height="1.001cm" svg:x="5.915cm" svg:y="3.819cm"><text:p text:style-name="P70"><text:span text:style-name="T74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1" xml:id="id22" draw:id="id22" svg:width="0.953cm" svg:height="1.001cm" svg:x="6.867cm" svg:y="3.819cm"><text:p text:style-name="P70"><text:span text:style-name="T74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1" xml:id="id23" draw:id="id23" svg:width="0.953cm" svg:height="1.001cm" svg:x="7.82cm" svg:y="3.819cm"><text:p text:style-name="P70"><text:span text:style-name="T74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6" draw:text-style-name="P83" xml:id="id25" draw:id="id25" svg:width="0.953cm" svg:height="1.001cm" svg:x="8.772cm" svg:y="3.819cm"><text:p text:style-name="P70"><text:span text:style-name="T74">1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7" draw:text-style-name="P83" svg:width="0.955cm" svg:height="1.001cm" svg:x="13.23cm" svg:y="3.819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frame draw:style-name="gr48" draw:text-style-name="P78" svg:width="3.102cm" svg:height="0.936cm" svg:x="0.085cm" svg:y="3.997cm"><draw:text-box><text:p text:style-name="P77"><text:span text:style-name="T76">Com</text:span><text:span text:style-name="T76">pacti</text:span><text:span text:style-name="T76">on:</text:span></text:p></draw:text-box></draw:frame><draw:custom-shape draw:style-name="gr49" draw:text-style-name="P71" svg:width="0.955cm" svg:height="1.001cm" svg:x="3.059cm" svg:y="2.08cm"><text:p text:style-name="P70"><text:span text:style-name="T74">0</text:span></text:p><draw:enhanced-geometry svg:viewBox="0 0 21600 21600" draw:type="rectangle" draw:enhanced-path="M 0 0 L 21600 0 21600 21600 0 21600 0 0 Z N"/></draw:custom-shape><draw:custom-shape draw:style-name="gr50" draw:text-style-name="P71" svg:width="0.952cm" svg:height="1.001cm" svg:x="4.013cm" svg:y="2.08cm"><text:p text:style-name="P70"><text:span text:style-name="T74">1</text:span></text:p><draw:enhanced-geometry svg:viewBox="0 0 21600 21600" draw:type="rectangle" draw:enhanced-path="M 0 0 L 21600 0 21600 21600 0 21600 0 0 Z N"/></draw:custom-shape><draw:custom-shape draw:style-name="gr50" draw:text-style-name="P71" svg:width="0.952cm" svg:height="1.001cm" svg:x="4.964cm" svg:y="2.08cm"><text:p text:style-name="P70"><text:span text:style-name="T74">2</text:span></text:p><draw:enhanced-geometry svg:viewBox="0 0 21600 21600" draw:type="rectangle" draw:enhanced-path="M 0 0 L 21600 0 21600 21600 0 21600 0 0 Z N"/></draw:custom-shape><draw:custom-shape draw:style-name="gr49" draw:text-style-name="P71" svg:width="0.955cm" svg:height="1.001cm" svg:x="5.915cm" svg:y="2.08cm"><text:p text:style-name="P70"><text:span text:style-name="T74">3</text:span></text:p><draw:enhanced-geometry svg:viewBox="0 0 21600 21600" draw:type="rectangle" draw:enhanced-path="M 0 0 L 21600 0 21600 21600 0 21600 0 0 Z N"/></draw:custom-shape><draw:custom-shape draw:style-name="gr50" draw:text-style-name="P71" svg:width="0.952cm" svg:height="1.001cm" svg:x="6.869cm" svg:y="2.08cm"><text:p text:style-name="P70"><text:span text:style-name="T74">4</text:span></text:p><draw:enhanced-geometry svg:viewBox="0 0 21600 21600" draw:type="rectangle" draw:enhanced-path="M 0 0 L 21600 0 21600 21600 0 21600 0 0 Z N"/></draw:custom-shape><draw:custom-shape draw:style-name="gr51" draw:text-style-name="P71" svg:width="0.953cm" svg:height="1.001cm" svg:x="7.82cm" svg:y="2.08cm"><text:p text:style-name="P70"><text:span text:style-name="T74">5</text:span></text:p><draw:enhanced-geometry svg:viewBox="0 0 21600 21600" draw:type="rectangle" draw:enhanced-path="M 0 0 L 21600 0 21600 21600 0 21600 0 0 Z N"/></draw:custom-shape><draw:custom-shape draw:style-name="gr52" draw:text-style-name="P73" svg:width="0.953cm" svg:height="1.001cm" svg:x="8.772cm" svg:y="2.08cm"><text:p text:style-name="P70"><text:span text:style-name="T74">6</text:span></text:p><draw:enhanced-geometry svg:viewBox="0 0 21600 21600" draw:type="rectangle" draw:enhanced-path="M 0 0 L 21600 0 21600 21600 0 21600 0 0 Z N"/></draw:custom-shape><draw:custom-shape draw:style-name="gr53" draw:text-style-name="P73" svg:width="0.952cm" svg:height="1.001cm" svg:x="9.725cm" svg:y="2.08cm"><text:p text:style-name="P70"><text:span text:style-name="T74">7</text:span></text:p><draw:enhanced-geometry svg:viewBox="0 0 21600 21600" draw:type="rectangle" draw:enhanced-path="M 0 0 L 21600 0 21600 21600 0 21600 0 0 Z N"/></draw:custom-shape><draw:custom-shape draw:style-name="gr54" draw:text-style-name="P73" svg:width="0.955cm" svg:height="1.001cm" svg:x="10.675cm" svg:y="2.08cm"><text:p text:style-name="P70"><text:span text:style-name="T74">8</text:span></text:p><draw:enhanced-geometry svg:viewBox="0 0 21600 21600" draw:type="rectangle" draw:enhanced-path="M 0 0 L 21600 0 21600 21600 0 21600 0 0 Z N"/></draw:custom-shape><draw:custom-shape draw:style-name="gr53" draw:text-style-name="P73" svg:width="0.952cm" svg:height="1.001cm" svg:x="11.63cm" svg:y="2.08cm"><text:p text:style-name="P70"><text:span text:style-name="T74">9</text:span></text:p><draw:enhanced-geometry svg:viewBox="0 0 21600 21600" draw:type="rectangle" draw:enhanced-path="M 0 0 L 21600 0 21600 21600 0 21600 0 0 Z N"/></draw:custom-shape><draw:custom-shape draw:style-name="gr54" draw:text-style-name="P73" svg:width="0.955cm" svg:height="1.001cm" svg:x="12.58cm" svg:y="2.08cm"><text:p text:style-name="P70"><text:span text:style-name="T74">1</text:span><text:span text:style-name="T74">0</text:span></text:p><draw:enhanced-geometry svg:viewBox="0 0 21600 21600" draw:type="rectangle" draw:enhanced-path="M 0 0 L 21600 0 21600 21600 0 21600 0 0 Z N"/></draw:custom-shape><draw:custom-shape draw:style-name="gr52" draw:text-style-name="P73" svg:width="0.953cm" svg:height="1.001cm" svg:x="13.535cm" svg:y="2.08cm"><text:p text:style-name="P70"><text:span text:style-name="T74">1</text:span><text:span text:style-name="T74">1</text:span></text:p><draw:enhanced-geometry svg:viewBox="0 0 21600 21600" draw:type="rectangle" draw:enhanced-path="M 0 0 L 21600 0 21600 21600 0 21600 0 0 Z N"/></draw:custom-shape><draw:custom-shape draw:style-name="gr53" draw:text-style-name="P73" svg:width="0.952cm" svg:height="1.001cm" svg:x="14.487cm" svg:y="2.08cm"><text:p text:style-name="P70"><text:span text:style-name="T74">1</text:span><text:span text:style-name="T74">2</text:span></text:p><draw:enhanced-geometry svg:viewBox="0 0 21600 21600" draw:type="rectangle" draw:enhanced-path="M 0 0 L 21600 0 21600 21600 0 21600 0 0 Z N"/></draw:custom-shape><draw:custom-shape draw:style-name="gr52" draw:text-style-name="P73" svg:width="0.953cm" svg:height="1.001cm" svg:x="15.438cm" svg:y="2.08cm"><text:p text:style-name="P70"><text:span text:style-name="T74">1</text:span><text:span text:style-name="T74">3</text:span></text:p><draw:enhanced-geometry svg:viewBox="0 0 21600 21600" draw:type="rectangle" draw:enhanced-path="M 0 0 L 21600 0 21600 21600 0 21600 0 0 Z N"/></draw:custom-shape><draw:custom-shape draw:style-name="gr53" draw:text-style-name="P73" svg:width="0.952cm" svg:height="1.001cm" svg:x="16.39cm" svg:y="2.08cm"><text:p text:style-name="P70"><text:span text:style-name="T74">1</text:span><text:span text:style-name="T74">4</text:span></text:p><draw:enhanced-geometry svg:viewBox="0 0 21600 21600" draw:type="rectangle" draw:enhanced-path="M 0 0 L 21600 0 21600 21600 0 21600 0 0 Z N"/></draw:custom-shape><draw:custom-shape draw:style-name="gr55" draw:text-style-name="P74" svg:width="0.953cm" svg:height="1.001cm" svg:x="17.341cm" svg:y="2.08cm"><text:p text:style-name="P70"><text:span text:style-name="T74">1</text:span><text:span text:style-name="T74">5</text:span></text:p><draw:enhanced-geometry svg:viewBox="0 0 21600 21600" draw:type="rectangle" draw:enhanced-path="M 0 0 L 21600 0 21600 21600 0 21600 0 0 Z N"/></draw:custom-shape><draw:measure draw:style-name="gr56" draw:text-style-name="P76" svg:x1="3.059cm" svg:y1="2.08cm" svg:x2="18.293cm" svg:y2="2.08cm"><text:p text:style-name="P75"><text:span text:style-name="T75">wor</text:span><text:span text:style-name="T75">kgr</text:span><text:span text:style-name="T75">oup</text:span></text:p></draw:measure><draw:frame draw:style-name="gr57" draw:text-style-name="P78" svg:width="1.519cm" svg:height="0.699cm" svg:x="1.754cm" svg:y="2.272cm"><draw:text-box><text:p text:style-name="P77"><text:span text:style-name="T76">Indici</text:span><text:span text:style-name="T76">:</text:span></text:p></draw:text-box></draw:frame><draw:frame draw:style-name="gr58" draw:text-style-name="P78" svg:width="2.837cm" svg:height="1.146cm" svg:x="10.393cm" svg:y="3.819cm"><draw:text-box><text:p text:style-name="P77"><text:span text:style-name="T76">Num</text:span><text:span text:style-name="T76">ero </text:span><text:span text:style-name="T76">run:</text:span></text:p></draw:text-box></draw:frame><draw:custom-shape draw:style-name="gr44" draw:text-style-name="P71" xml:id="id15" draw:id="id15" svg:width="0.953cm" svg:height="1.001cm" svg:x="3.059cm" svg:y="6.338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71" xml:id="id18" draw:id="id18" svg:width="0.952cm" svg:height="1.001cm" svg:x="4.011cm" svg:y="6.338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71" xml:id="id20" draw:id="id20" svg:width="0.952cm" svg:height="1.001cm" svg:x="4.962cm" svg:y="6.338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71" xml:id="id21" draw:id="id21" svg:width="0.955cm" svg:height="1.001cm" svg:x="5.913cm" svg:y="6.33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71" xml:id="id26" draw:id="id26" svg:width="0.952cm" svg:height="1.001cm" svg:x="6.867cm" svg:y="6.33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1" xml:id="id24" draw:id="id24" svg:width="0.953cm" svg:height="1.001cm" svg:x="7.818cm" svg:y="6.338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onnector draw:style-name="gr60" draw:text-style-name="P82" draw:type="line" svg:x1="3.535cm" svg:y1="4.819cm" svg:x2="3.535cm" svg:y2="6.338cm" draw:start-shape="id14" draw:start-glue-point="2" draw:end-shape="id15" draw:end-glue-point="0" svg:d="M3535 4819v1519" svg:viewBox="0 0 2 1520"><text:p/></draw:connector><draw:connector draw:style-name="gr61" draw:text-style-name="P82" draw:type="line" svg:x1="4.487cm" svg:y1="4.819cm" svg:x2="3.535cm" svg:y2="6.338cm" draw:start-shape="id16" draw:start-glue-point="2" draw:end-shape="id15" draw:end-glue-point="0" svg:d="M4487 4819l-952 1519" svg:viewBox="0 0 954 1520"><text:p/></draw:connector><draw:connector draw:style-name="gr62" draw:text-style-name="P82" draw:type="line" svg:x1="5.438cm" svg:y1="4.819cm" svg:x2="4.486cm" svg:y2="6.338cm" draw:start-shape="id17" draw:start-glue-point="2" draw:end-shape="id18" draw:end-glue-point="0" svg:d="M5438 4819l-952 1519" svg:viewBox="0 0 954 1520"><text:p/></draw:connector><draw:connector draw:style-name="gr63" draw:text-style-name="P82" draw:type="line" svg:x1="4.487cm" svg:y1="4.819cm" svg:x2="4.486cm" svg:y2="6.338cm" draw:start-shape="id16" draw:start-glue-point="2" draw:end-shape="id18" draw:end-glue-point="0" svg:d="M4487 4819l-1 1519" svg:viewBox="0 0 4 1520"><text:p/></draw:connector><draw:connector draw:style-name="gr64" draw:text-style-name="P82" draw:type="line" svg:x1="6.392cm" svg:y1="4.819cm" svg:x2="5.437cm" svg:y2="6.338cm" draw:start-shape="id19" draw:start-glue-point="2" draw:end-shape="id20" draw:end-glue-point="0" svg:d="M6392 4819l-955 1519" svg:viewBox="0 0 956 1520"><text:p/></draw:connector><draw:connector draw:style-name="gr65" draw:text-style-name="P82" draw:type="line" svg:x1="6.391cm" svg:y1="4.819cm" svg:x2="6.389cm" svg:y2="6.338cm" draw:start-shape="id19" draw:start-glue-point="2" draw:end-shape="id21" draw:end-glue-point="0" svg:d="M6391 4819l-2 1519" svg:viewBox="0 0 4 1520"><text:p/></draw:connector><draw:connector draw:style-name="gr66" draw:text-style-name="P82" draw:type="line" svg:x1="7.343cm" svg:y1="4.819cm" svg:x2="6.389cm" svg:y2="6.338cm" draw:start-shape="id22" draw:start-glue-point="2" draw:end-shape="id21" draw:end-glue-point="0" svg:d="M7343 4819l-954 1519" svg:viewBox="0 0 956 1520"><text:p/></draw:connector><draw:connector draw:style-name="gr67" draw:text-style-name="P82" draw:type="line" svg:x1="8.296cm" svg:y1="4.819cm" svg:x2="8.294cm" svg:y2="6.338cm" draw:start-shape="id23" draw:start-glue-point="2" draw:end-shape="id24" draw:end-glue-point="0" svg:d="M8296 4819l-2 1519" svg:viewBox="0 0 4 1520"><text:p/></draw:connector><draw:connector draw:style-name="gr68" draw:text-style-name="P82" draw:type="line" svg:x1="9.248cm" svg:y1="4.819cm" svg:x2="8.294cm" svg:y2="6.338cm" draw:start-shape="id25" draw:start-glue-point="2" draw:end-shape="id24" draw:end-glue-point="0" svg:d="M9248 4819l-954 1519" svg:viewBox="0 0 956 1520"><text:p/></draw:connector><draw:connector draw:style-name="gr69" draw:text-style-name="P82" draw:type="line" svg:x1="8.297cm" svg:y1="4.819cm" svg:x2="7.342cm" svg:y2="6.338cm" draw:start-shape="id23" draw:start-glue-point="2" draw:end-shape="id26" draw:end-glue-point="0" svg:d="M8297 4819l-955 1519" svg:viewBox="0 0 956 1520"><text:p/></draw:connector><draw:measure draw:style-name="gr21" draw:text-style-name="P80" svg:x1="3.059cm" svg:y1="2.08cm" svg:x2="8.772cm" svg:y2="2.08cm"><text:p text:style-name="P79"><text:span text:style-name="T76">Num</text:span><text:span text:style-name="T76">ero </text:span><text:span text:style-name="T76">run</text:span></text:p></draw:measure></draw:g>Disegno <text:sequence text:ref-name="refDrawing7" text:name="Drawing" text:formula="ooow:Drawing+1" style:num-format="1">8</text:sequence>: Output di parle</text:p></draw:text-box></draw:frame></text:p>
      <text:p text:style-name="P42">A differenza di un run-length encoding, su cui è stato basato il passaggio, non vengono salvati i simboli, in quanto tale array non sarebbe altro che alternarsi di 0 e 1, e si assume che la prima e l’ultima run siano le quiet zone o margini del codice a barre, quindi tutte le run di indice dispari saranno considerate come 1, di indice pari come 0.</text:p>
      <text:p text:style-name="P42"/>
      <text:p text:style-name="P45">Minimo e massimo</text:p>
      <text:p text:style-name="P42">Il minimo e il massimo viene calcolato su tutte le run, ad eccezione della prima e della seconda ( quiet zone ), usando riduzione e sliding window e griglia di lancio esattamente come in precedenza, il risultato viene scritto in un secondo array di coppie, rispettivamente il minimo e il massimo.</text:p>
      <text:p text:style-name="P42"/>
      <text:p text:style-name="P46">Normalizzazione </text:p>
      <text:p text:style-name="P43">Il passaggio di normalizzazione classifica ogni run in quattro classi usando il valore massimo e minimo computato in precedenza: <text:span text:style-name="T56">si confronta la run, cui viene sottratta del minimo, con un valore di riferimento uguale al massimo sottratto del minimo, viene dunque classificata come:</text:span></text:p>
      <text:list xml:id="list2887452852" text:style-name="L2">
        <text:list-item>
          <text:p text:style-name="P50">se è minore o uguale di un quarto del valore di riferimento o è un estremo.</text:p>
        </text:list-item>
        <text:list-item>
          <text:p text:style-name="P50">se è minore o uguale di un mezzo del valore di riferimento</text:p>
        </text:list-item>
        <text:list-item>
          <text:p text:style-name="P50">se è minore o uguale di un mezzo e un quarto del valore di riferimento</text:p>
        </text:list-item>
        <text:list-item>
          <text:p text:style-name="P50">se è minore o uguale del valore di riferimento </text:p>
        </text:list-item>
      </text:list>
      <text:p text:style-name="P44"><text:soft-page-break/>Grazie alla normalizzazione, è possibile scompattare le run e produrre sequenze con al massimo quattro ripetizioni.</text:p>
      <text:p text:style-name="P46">Run-length decoding</text:p>
      <text:p text:style-name="P44">L’ultimo passaggio <text:span text:style-name="T60">decomprime le nuove run in sequenze binarie di 1 e 0</text:span><text:span text:style-name="T57">, </text:span><text:span text:style-name="T60">essendo le strategie usate già affrontate, </text:span><text:span text:style-name="T57">questo non verrà discusso in maniera esaustiva e sarà accompagnato da un disegno esemplificativo.</text:span></text:p>
      <text:p text:style-name="P44">Come l’encoding, questo passaggio usa sliding window, map e reduce:</text:p>
      <text:p text:style-name="P44"/>
      <text:list xml:id="list2177069087" text:style-name="L3">
        <text:list-item>
          <text:p text:style-name="P51">Il primo passo consiste nel copiare in local memory la sequenza compressa delle run e eseguire un <text:span text:style-name="T57">prefix sum</text:span> <text:span text:style-name="T57">inplace</text:span>, questo permette, <text:span text:style-name="T57">c</text:span>ome in precedenza, <text:span text:style-name="T57">di identificare delle posizioni di output, </text:span><text:span text:style-name="T58">l’</text:span><text:span text:style-name="T57">ultimo elemento </text:span><text:span text:style-name="T58">sommato a 1 </text:span><text:span text:style-name="T57">indica la </text:span><text:span text:style-name="T59">dimensione</text:span><text:span text:style-name="T57"> della sequenza </text:span><text:span text:style-name="T58">in output.</text:span></text:p>
        </text:list-item>
        <text:list-item>
          <text:p text:style-name="P52">Si prepara un array ponendo tutti gli elementi a zero, per ogni elemento ricavato dallo scorso passaggio, setteremo a 1 i corrispondenti indici su questo nuovo array.</text:p>
        </text:list-item>
        <text:list-item>
          <text:p text:style-name="P53">Si <text:span text:style-name="T59">applica nuovamente </text:span><text:span text:style-name="T64">un</text:span><text:span text:style-name="T59"> prefix sum alla sequenza.</text:span></text:p>
        </text:list-item>
        <text:list-item>
          <text:p text:style-name="P54">Si applica una map alla sequenza, se l’elemento è pari questo diventa 0, altrimenti 1.</text:p>
        </text:list-item>
        <text:list-item>
          <text:p text:style-name="P54"><draw:frame text:anchor-type="paragraph" draw:z-index="18" draw:name="Forma10" draw:style-name="gr1" draw:text-style-name="P69" svg:width="0.914cm" svg:height="0.53cm" svg:x="15.595cm" svg:y="6.279cm"><draw:text-box><text:p><text:span text:style-name="T73">+1</text:span></text:p></draw:text-box></draw:frame><draw:frame draw:style-name="fr1" draw:name="Cornice9" text:anchor-type="paragraph" svg:x="-0.64cm" svg:y="1.134cm" svg:width="18.209cm" draw:z-index="16"><draw:text-box fo:min-height="13.868cm"><text:p text:style-name="Drawing"><draw:g text:anchor-type="paragraph" draw:z-index="17" draw:name="Forma9" draw:style-name="gr2"><draw:custom-shape draw:style-name="gr3" draw:text-style-name="P71" svg:width="0.81cm" svg:height="1.079cm" svg:x="3.911cm" svg:y="3.5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71" svg:width="0.809cm" svg:height="1.079cm" svg:x="4.722cm" svg:y="3.5cm"><text:p text:style-name="P70"><text:span text:style-name="T74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71" svg:width="0.809cm" svg:height="1.079cm" svg:x="5.53cm" svg:y="3.5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71" svg:width="0.81cm" svg:height="1.079cm" svg:x="6.338cm" svg:y="3.5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71" svg:width="0.807cm" svg:height="1.079cm" svg:x="7.147cm" svg:y="3.5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1" svg:width="0.812cm" svg:height="1.079cm" svg:x="7.952cm" svg:y="3.5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71" xml:id="id1" draw:id="id1" svg:width="0.81cm" svg:height="1.08cm" svg:x="3.911cm" svg:y="5.135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71" xml:id="id3" draw:id="id3" svg:width="0.809cm" svg:height="1.08cm" svg:x="4.722cm" svg:y="5.135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71" xml:id="id5" draw:id="id5" svg:width="0.809cm" svg:height="1.08cm" svg:x="5.53cm" svg:y="5.135cm"><text:p text:style-name="P70"><text:span text:style-name="T74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71" xml:id="id7" draw:id="id7" svg:width="0.81cm" svg:height="1.08cm" svg:x="6.338cm" svg:y="5.135cm"><text:p text:style-name="P70"><text:span text:style-name="T74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71" xml:id="id9" draw:id="id9" svg:width="0.807cm" svg:height="1.08cm" svg:x="7.147cm" svg:y="5.135cm"><text:p text:style-name="P70"><text:span text:style-name="T74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71" xml:id="id11" draw:id="id11" svg:width="0.812cm" svg:height="1.08cm" svg:x="7.952cm" svg:y="5.135cm"><text:p text:style-name="P70"><text:span text:style-name="T74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72" svg:width="0.812cm" svg:height="1.077cm" svg:x="3.914cm" svg:y="2.078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72" svg:width="0.807cm" svg:height="1.077cm" svg:x="4.725cm" svg:y="2.078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72" svg:width="0.809cm" svg:height="1.077cm" svg:x="5.532cm" svg:y="2.078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72" svg:width="0.809cm" svg:height="1.077cm" svg:x="6.339cm" svg:y="2.078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72" svg:width="0.809cm" svg:height="1.077cm" svg:x="7.149cm" svg:y="2.078cm"><text:p text:style-name="P70"><text:span text:style-name="T74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72" svg:width="0.812cm" svg:height="1.077cm" svg:x="7.955cm" svg:y="2.078cm"><text:p text:style-name="P70"><text:span text:style-name="T74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73" svg:width="0.809cm" svg:height="1.077cm" svg:x="8.767cm" svg:y="2.078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73" svg:width="0.809cm" svg:height="1.077cm" svg:x="9.574cm" svg:y="2.078cm"><text:p text:style-name="P70"><text:span text:style-name="T74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73" svg:width="0.809cm" svg:height="1.077cm" svg:x="10.382cm" svg:y="2.078cm"><text:p text:style-name="P70"><text:span text:style-name="T74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" draw:text-style-name="P73" svg:width="0.81cm" svg:height="1.077cm" svg:x="11.19cm" svg:y="2.078cm"><text:p text:style-name="P70"><text:span text:style-name="T74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73" svg:width="0.809cm" svg:height="1.077cm" svg:x="11.998cm" svg:y="2.078cm"><text:p text:style-name="P70"><text:span text:style-name="T74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73" svg:width="0.807cm" svg:height="1.077cm" svg:x="12.808cm" svg:y="2.078cm"><text:p text:style-name="P70"><text:span text:style-name="T74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73" svg:width="0.807cm" svg:height="1.077cm" svg:x="13.617cm" svg:y="2.078cm"><text:p text:style-name="P70"><text:span text:style-name="T74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73" svg:width="0.809cm" svg:height="1.077cm" svg:x="14.423cm" svg:y="2.078cm"><text:p text:style-name="P70"><text:span text:style-name="T74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73" svg:width="0.812cm" svg:height="1.077cm" svg:x="15.231cm" svg:y="2.078cm"><text:p text:style-name="P70"><text:span text:style-name="T74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74" svg:width="0.807cm" svg:height="1.077cm" svg:x="16.043cm" svg:y="2.078cm"><text:p text:style-name="P70"><text:span text:style-name="T74">15</text:span></text:p><draw:enhanced-geometry svg:viewBox="0 0 21600 21600" draw:mirror-horizontal="false" draw:mirror-vertical="false" draw:type="rectangle" draw:enhanced-path="M 0 0 L 21600 0 21600 21600 0 21600 0 0 Z N"/></draw:custom-shape><draw:measure draw:style-name="gr19" draw:text-style-name="P76" svg:x1="3.914cm" svg:y1="2.08cm" svg:x2="16.849cm" svg:y2="2.08cm"><text:p text:style-name="P75"><text:span text:style-name="T75">wor</text:span><text:span text:style-name="T75">kgr</text:span><text:span text:style-name="T75">oup</text:span></text:p></draw:measure><draw:frame draw:style-name="gr20" draw:text-style-name="P78" svg:width="2.091cm" svg:height="1.161cm" svg:x="1.52cm" svg:y="2.286cm"><draw:text-box><text:p text:style-name="P77"><text:span text:style-name="T76">Indici</text:span><text:span text:style-name="T76">:</text:span></text:p></draw:text-box></draw:frame><draw:measure draw:style-name="gr21" draw:text-style-name="P80" svg:x1="3.914cm" svg:y1="2.078cm" svg:x2="8.767cm" svg:y2="2.078cm"><text:p text:style-name="P79"><text:span text:style-name="T76">Num</text:span><text:span text:style-name="T76">ero </text:span><text:span text:style-name="T76">run</text:span></text:p></draw:measure><draw:custom-shape draw:style-name="gr22" draw:text-style-name="P81" svg:width="0.81cm" svg:height="1.077cm" svg:x="3.911cm" svg:y="7.571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1" svg:width="0.809cm" svg:height="1.077cm" svg:x="4.722cm" svg:y="7.571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1" xml:id="id2" draw:id="id2" svg:width="0.809cm" svg:height="1.077cm" svg:x="5.53cm" svg:y="7.571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81" svg:width="0.81cm" svg:height="1.077cm" svg:x="6.338cm" svg:y="7.571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81" svg:width="0.807cm" svg:height="1.077cm" svg:x="7.147cm" svg:y="7.571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81" svg:width="0.812cm" svg:height="1.077cm" svg:x="7.952cm" svg:y="7.571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1" xml:id="id4" draw:id="id4" svg:width="0.809cm" svg:height="1.077cm" svg:x="8.763cm" svg:y="7.571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1" svg:width="0.809cm" svg:height="1.077cm" svg:x="9.571cm" svg:y="7.571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1" xml:id="id6" draw:id="id6" svg:width="0.809cm" svg:height="1.077cm" svg:x="10.379cm" svg:y="7.571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81" xml:id="id8" draw:id="id8" svg:width="0.807cm" svg:height="1.077cm" svg:x="11.19cm" svg:y="7.571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81" xml:id="id10" draw:id="id10" svg:width="0.809cm" svg:height="1.077cm" svg:x="11.998cm" svg:y="7.571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81" xml:id="id12" draw:id="id12" svg:width="0.81cm" svg:height="1.077cm" svg:x="12.804cm" svg:y="7.571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onnector draw:style-name="gr26" draw:text-style-name="P82" draw:type="line" svg:x1="4.314cm" svg:y1="6.215cm" svg:x2="5.934cm" svg:y2="7.572cm" draw:start-shape="id1" draw:start-glue-point="2" draw:end-shape="id2" draw:end-glue-point="0" svg:d="M4314 6215l1620 1357" svg:viewBox="0 0 1621 1358"><text:p/></draw:connector><draw:connector draw:style-name="gr27" draw:text-style-name="P82" draw:type="line" svg:x1="5.126cm" svg:y1="6.215cm" svg:x2="9.167cm" svg:y2="7.572cm" draw:start-shape="id3" draw:start-glue-point="2" draw:end-shape="id4" draw:end-glue-point="0" svg:d="M5126 6215l4041 1357" svg:viewBox="0 0 4043 1358"><text:p/></draw:connector><draw:connector draw:style-name="gr28" draw:text-style-name="P82" draw:type="line" svg:x1="5.934cm" svg:y1="6.215cm" svg:x2="10.783cm" svg:y2="7.572cm" draw:start-shape="id5" draw:start-glue-point="2" draw:end-shape="id6" draw:end-glue-point="0" svg:d="M5934 6215l4849 1357" svg:viewBox="0 0 4851 1358"><text:p/></draw:connector><draw:connector draw:style-name="gr29" draw:text-style-name="P82" draw:type="line" svg:x1="6.742cm" svg:y1="6.215cm" svg:x2="11.592cm" svg:y2="7.572cm" draw:start-shape="id7" draw:start-glue-point="2" draw:end-shape="id8" draw:end-glue-point="0" svg:d="M6742 6215l4850 1357" svg:viewBox="0 0 4852 1358"><text:p/></draw:connector><draw:connector draw:style-name="gr30" draw:text-style-name="P82" draw:type="line" svg:x1="7.549cm" svg:y1="6.215cm" svg:x2="12.402cm" svg:y2="7.572cm" draw:start-shape="id9" draw:start-glue-point="2" draw:end-shape="id10" draw:end-glue-point="0" svg:d="M7549 6215l4853 1357" svg:viewBox="0 0 4854 1358"><text:p/></draw:connector><draw:connector draw:style-name="gr31" draw:text-style-name="P82" draw:type="line" svg:x1="8.357cm" svg:y1="6.215cm" svg:x2="13.208cm" svg:y2="7.572cm" draw:start-shape="id11" draw:start-glue-point="2" draw:end-shape="id12" draw:end-glue-point="0" svg:d="M8357 6215l4851 1357" svg:viewBox="0 0 4852 1358"><text:p/></draw:connector><draw:custom-shape draw:style-name="gr32" draw:text-style-name="P81" svg:width="0.81cm" svg:height="1.079cm" svg:x="3.911cm" svg:y="9.379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4.722cm" svg:y="9.379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5.53cm" svg:y="9.379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81" svg:width="0.81cm" svg:height="1.079cm" svg:x="6.338cm" svg:y="9.379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81" svg:width="0.807cm" svg:height="1.079cm" svg:x="7.147cm" svg:y="9.379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81" svg:width="0.812cm" svg:height="1.079cm" svg:x="7.952cm" svg:y="9.379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8.763cm" svg:y="9.379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9.571cm" svg:y="9.379cm"><text:p text:style-name="P70"><text:span text:style-name="T74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10.379cm" svg:y="9.379cm"><text:p text:style-name="P70"><text:span text:style-name="T74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81" svg:width="0.807cm" svg:height="1.079cm" svg:x="11.19cm" svg:y="9.379cm"><text:p text:style-name="P70"><text:span text:style-name="T74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11.998cm" svg:y="9.379cm"><text:p text:style-name="P70"><text:span text:style-name="T74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81" svg:width="0.81cm" svg:height="1.079cm" svg:x="12.804cm" svg:y="9.379cm"><text:p text:style-name="P70"><text:span text:style-name="T74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81" svg:width="0.81cm" svg:height="1.079cm" svg:x="3.911cm" svg:y="11.189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4.722cm" svg:y="11.189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5.53cm" svg:y="11.189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81" svg:width="0.81cm" svg:height="1.079cm" svg:x="6.338cm" svg:y="11.189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81" svg:width="0.807cm" svg:height="1.079cm" svg:x="7.147cm" svg:y="11.189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81" svg:width="0.812cm" svg:height="1.079cm" svg:x="7.952cm" svg:y="11.189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8.763cm" svg:y="11.189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9.571cm" svg:y="11.189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10.379cm" svg:y="11.189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81" svg:width="0.807cm" svg:height="1.079cm" svg:x="11.19cm" svg:y="11.189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81" svg:width="0.809cm" svg:height="1.079cm" svg:x="11.998cm" svg:y="11.189cm"><text:p text:style-name="P70"><text:span text:style-name="T74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81" svg:width="0.81cm" svg:height="1.079cm" svg:x="12.804cm" svg:y="11.189cm"><text:p text:style-name="P70"><text:span text:style-name="T74">0</text:span></text:p><draw:enhanced-geometry svg:viewBox="0 0 21600 21600" draw:mirror-horizontal="false" draw:mirror-vertical="false" draw:type="rectangle" draw:enhanced-path="M 0 0 L 21600 0 21600 21600 0 21600 0 0 Z N"/></draw:custom-shape><draw:frame draw:style-name="gr36" draw:text-style-name="P78" svg:width="3.158cm" svg:height="0.708cm" svg:x="0.379cm" svg:y="5.311cm"><draw:text-box><text:p text:style-name="P77"><text:span text:style-name="T76">1. </text:span><text:span text:style-name="T76">Scan </text:span><text:span text:style-name="T76">inpla</text:span><text:span text:style-name="T76">ce</text:span></text:p></draw:text-box></draw:frame><draw:frame draw:style-name="gr37" draw:text-style-name="P78" svg:width="1.368cm" svg:height="0.71cm" svg:x="1.623cm" svg:y="3.789cm"><draw:text-box><text:p text:style-name="P77"><text:span text:style-name="T76">Input</text:span></text:p></draw:text-box></draw:frame><draw:frame draw:style-name="gr38" draw:text-style-name="P78" svg:width="2.511cm" svg:height="0.708cm" svg:x="0.829cm" svg:y="7.769cm"><draw:text-box><text:p text:style-name="P77"><text:span text:style-name="T76">2. </text:span><text:span text:style-name="T76">Set </text:span><text:span text:style-name="T76">indici</text:span></text:p></draw:text-box></draw:frame><draw:frame draw:style-name="gr39" draw:text-style-name="P78" svg:width="3.158cm" svg:height="0.71cm" svg:x="0.379cm" svg:y="9.668cm"><draw:text-box><text:p text:style-name="P77"><text:span text:style-name="T76">3. </text:span><text:span text:style-name="T76">Scan </text:span><text:span text:style-name="T76">inpla</text:span><text:span text:style-name="T76">ce</text:span></text:p></draw:text-box></draw:frame><draw:frame draw:style-name="gr40" draw:text-style-name="P78" svg:width="3.698cm" svg:height="0.708cm" svg:x="0cm" svg:y="11.476cm"><draw:text-box><text:p text:style-name="P77"><text:span text:style-name="T76">4. </text:span><text:span text:style-name="T76">Map </text:span><text:span text:style-name="T76">pari </text:span><text:span text:style-name="T76">disp</text:span><text:span text:style-name="T76">ari</text:span></text:p></draw:text-box></draw:frame><draw:custom-shape draw:style-name="gr41" draw:text-style-name="P83" xml:id="id13" draw:id="id13" svg:width="0.81cm" svg:height="1.079cm" svg:x="16.355cm" svg:y="11.19cm"><text:p text:style-name="P70"><text:span text:style-name="T74">12</text:span></text:p><draw:enhanced-geometry svg:viewBox="0 0 21600 21600" draw:mirror-horizontal="false" draw:mirror-vertical="false" draw:type="rectangle" draw:enhanced-path="M 0 0 L 21600 0 21600 21600 0 21600 0 0 Z N"/></draw:custom-shape><draw:frame draw:style-name="gr42" draw:text-style-name="P80" svg:width="2.777cm" svg:height="1.161cm" svg:x="15.431cm" svg:y="12.547cm"><draw:text-box><text:p text:style-name="P84"><text:span text:style-name="T76">Dime</text:span><text:span text:style-name="T76">nsio</text:span><text:span text:style-name="T76">ne </text:span><text:span text:style-name="T76">outp</text:span><text:span text:style-name="T76">ut</text:span></text:p></draw:text-box></draw:frame><draw:connector draw:style-name="gr43" draw:text-style-name="P82" svg:x1="8.763cm" svg:y1="5.675cm" svg:x2="16.759cm" svg:y2="11.191cm" draw:start-shape="id11" draw:start-glue-point="1" draw:end-shape="id13" draw:end-glue-point="0" svg:d="M8763 5675h7996v5516" svg:viewBox="0 0 7997 5517"><text:p/></draw:connector></draw:g>Disegno <text:sequence text:ref-name="refDrawing8" text:name="Drawing" text:formula="ooow:Drawing+1" style:num-format="1">9</text:sequence>: Run length decoding</text:p></draw:text-box></draw:frame>Infine si salva in global memory la sequenza.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1"><text:soft-page-break/>Decodifica in Python</text:p>
      <text:p text:style-name="P55">Concluse le operazioni in OpenCL, il programma host raccoglie in un set o dizionario le varie sequenze prodotte, quindi rimuovendo i duplicati, e prova a decodificare ognuna di queste sequenze in EAN13 e CODE128.</text:p>
      <text:p text:style-name="P55">Si è scelto di non decodificare in OpenC<text:span text:style-name="T66">L poiché è stata reputata sufficientemente complessa la parte di campionamento, inoltre la grandissima parte delle sequenze sono ripetute moltissime volte e in un contesto reale sarebbe lavoro in più per l’hardware.</text:span></text:p>
      <text:p text:style-name="P63"/>
      <text:p text:style-name="P62">Limiti dell’algoritmo ed esempi</text:p>
      <text:p text:style-name="P56"><text:span text:style-name="T70">L’algoritmo utilizzato non è adatto per consumare fotografie</text:span>, <text:span text:style-name="T67">per produrre degli esempi funzionanti sono state adattate le </text:span><text:span text:style-name="T68">foto</text:span><text:span text:style-name="T67"> di prova: </text:span></text:p>
      <text:list xml:id="list4104450159" text:style-name="L5">
        <text:list-item>
          <text:p text:style-name="P57">Le immagini sono state modificate in modo tale da mostrare solo l’etichetta.</text:p>
        </text:list-item>
        <text:list-item>
          <text:p text:style-name="P60">Alcune immagini sono state rimpicciolite.</text:p>
        </text:list-item>
      </text:list>
      <text:p text:style-name="P58">Nella cartella del progetto vi sono delle immagini <text:span text:style-name="T71">sotto la cartella </text:span><text:span text:style-name="T16">samples</text:span><text:span text:style-name="T71"> </text:span>usate per provare il programma, <text:span text:style-name="T69">di</text:span> seguito una tabella con i risultati:</text:p>
      <text:p text:style-name="P58"><draw:frame draw:style-name="fr4" draw:name="Oggetto1" text:anchor-type="char" svg:width="17.995cm" svg:height="8.659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P59">Per provare il programma su una immagine, digitare da terminale:</text:p>
      <text:p text:style-name="P64"># python3 main.py -i &lt;nomefile&gt;</text:p>
      <text:p text:style-name="P65">Per installare le dipendenze:</text:p>
      <text:p text:style-name="P64"># pip3 install -r requirements.txt</text:p>
      <text:p text:style-name="P65"/>
      <text:p text:style-name="P65">E’ presente anche una implementazione seriale sotto la cartella <text:span text:style-name="T15">test </text:span><text:span text:style-name="T21">e richiede un compilatore che supporti C++ 20 </text:span>, <text:s/>non <text:span text:style-name="T72">possiede </text:span>routine di decodifica, ma può generare un file in output da verificare tramite il programma <text:span text:style-name="T15">verify.py</text:span>.</text:p>
      <text:p text:style-name="P66"/>
      <text:p text:style-name="P67">Confronto con implementazione seria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00" draw:display-name="Estremità linea 100" svg:viewBox="0 0 20 20" svg:d="M0 20l10-20 10 20z"/>
    <draw:marker draw:name="Estremità_20_linea_20_101" draw:display-name="Estremità linea 101" svg:viewBox="0 0 20 20" svg:d="M0 20l10-20 10 20z"/>
    <draw:marker draw:name="Estremità_20_linea_20_11" draw:display-name="Estremità linea 11" svg:viewBox="0 0 20 20" svg:d="M0 20l10-20 10 20z"/>
    <draw:marker draw:name="Estremità_20_linea_20_119" draw:display-name="Estremità linea 119" svg:viewBox="0 0 20 20" svg:d="M0 20l10-20 10 20z"/>
    <draw:marker draw:name="Estremità_20_linea_20_12" draw:display-name="Estremità linea 12" svg:viewBox="0 0 20 20" svg:d="M0 20l10-20 10 20z"/>
    <draw:marker draw:name="Estremità_20_linea_20_120" draw:display-name="Estremità linea 120" svg:viewBox="0 0 20 20" svg:d="M0 20l10-20 10 20z"/>
    <draw:marker draw:name="Estremità_20_linea_20_121" draw:display-name="Estremità linea 121" svg:viewBox="0 0 20 20" svg:d="M0 20l10-20 10 20z"/>
    <draw:marker draw:name="Estremità_20_linea_20_122" draw:display-name="Estremità linea 122" svg:viewBox="0 0 20 20" svg:d="M0 20l10-20 10 20z"/>
    <draw:marker draw:name="Estremità_20_linea_20_123" draw:display-name="Estremità linea 123" svg:viewBox="0 0 20 20" svg:d="M0 20l10-20 10 20z"/>
    <draw:marker draw:name="Estremità_20_linea_20_124" draw:display-name="Estremità linea 124" svg:viewBox="0 0 20 20" svg:d="M0 20l10-20 10 20z"/>
    <draw:marker draw:name="Estremità_20_linea_20_125" draw:display-name="Estremità linea 125" svg:viewBox="0 0 20 20" svg:d="M0 20l10-20 10 20z"/>
    <draw:marker draw:name="Estremità_20_linea_20_126" draw:display-name="Estremità linea 126" svg:viewBox="0 0 20 20" svg:d="M0 20l10-20 10 20z"/>
    <draw:marker draw:name="Estremità_20_linea_20_127" draw:display-name="Estremità linea 127" svg:viewBox="0 0 20 20" svg:d="M0 20l10-20 10 20z"/>
    <draw:marker draw:name="Estremità_20_linea_20_128" draw:display-name="Estremità linea 128" svg:viewBox="0 0 20 20" svg:d="M0 20l10-20 10 20z"/>
    <draw:marker draw:name="Estremità_20_linea_20_129" draw:display-name="Estremità linea 129" svg:viewBox="0 0 20 20" svg:d="M0 20l10-20 10 20z"/>
    <draw:marker draw:name="Estremità_20_linea_20_130" draw:display-name="Estremità linea 130" svg:viewBox="0 0 20 20" svg:d="M0 20l10-20 10 20z"/>
    <draw:marker draw:name="Estremità_20_linea_20_131" draw:display-name="Estremità linea 131" svg:viewBox="0 0 20 20" svg:d="M0 20l10-20 10 20z"/>
    <draw:marker draw:name="Estremità_20_linea_20_132" draw:display-name="Estremità linea 132" svg:viewBox="0 0 20 20" svg:d="M0 20l10-20 10 20z"/>
    <draw:marker draw:name="Estremità_20_linea_20_133" draw:display-name="Estremità linea 133" svg:viewBox="0 0 20 20" svg:d="M0 20l10-20 10 20z"/>
    <draw:marker draw:name="Estremità_20_linea_20_134" draw:display-name="Estremità linea 134" svg:viewBox="0 0 20 20" svg:d="M0 20l10-20 10 20z"/>
    <draw:marker draw:name="Estremità_20_linea_20_135" draw:display-name="Estremità linea 135" svg:viewBox="0 0 20 20" svg:d="M0 20l10-20 10 20z"/>
    <draw:marker draw:name="Estremità_20_linea_20_136" draw:display-name="Estremità linea 136" svg:viewBox="0 0 20 20" svg:d="M0 20l10-20 10 20z"/>
    <draw:marker draw:name="Estremità_20_linea_20_137" draw:display-name="Estremità linea 137" svg:viewBox="0 0 20 20" svg:d="M0 20l10-20 10 20z"/>
    <draw:marker draw:name="Estremità_20_linea_20_138" draw:display-name="Estremità linea 138" svg:viewBox="0 0 20 20" svg:d="M0 20l10-20 10 20z"/>
    <draw:marker draw:name="Estremità_20_linea_20_139" draw:display-name="Estremità linea 139" svg:viewBox="0 0 20 20" svg:d="M0 20l10-20 10 20z"/>
    <draw:marker draw:name="Estremità_20_linea_20_140" draw:display-name="Estremità linea 140" svg:viewBox="0 0 20 20" svg:d="M0 20l10-20 10 20z"/>
    <draw:marker draw:name="Estremità_20_linea_20_141" draw:display-name="Estremità linea 141" svg:viewBox="0 0 20 20" svg:d="M0 20l10-20 10 20z"/>
    <draw:marker draw:name="Estremità_20_linea_20_142" draw:display-name="Estremità linea 142" svg:viewBox="0 0 20 20" svg:d="M0 20l10-20 10 20z"/>
    <draw:marker draw:name="Estremità_20_linea_20_143" draw:display-name="Estremità linea 143" svg:viewBox="0 0 20 20" svg:d="M0 20l10-20 10 20z"/>
    <draw:marker draw:name="Estremità_20_linea_20_144" draw:display-name="Estremità linea 144" svg:viewBox="0 0 20 20" svg:d="M0 20l10-20 10 20z"/>
    <draw:marker draw:name="Estremità_20_linea_20_145" draw:display-name="Estremità linea 145" svg:viewBox="0 0 20 20" svg:d="M0 20l10-20 10 20z"/>
    <draw:marker draw:name="Estremità_20_linea_20_146" draw:display-name="Estremità linea 146" svg:viewBox="0 0 20 20" svg:d="M0 20l10-20 10 20z"/>
    <draw:marker draw:name="Estremità_20_linea_20_147" draw:display-name="Estremità linea 147" svg:viewBox="0 0 20 20" svg:d="M0 20l10-20 10 20z"/>
    <draw:marker draw:name="Estremità_20_linea_20_148" draw:display-name="Estremità linea 148" svg:viewBox="0 0 20 20" svg:d="M0 20l10-20 10 20z"/>
    <draw:marker draw:name="Estremità_20_linea_20_149" draw:display-name="Estremità linea 149" svg:viewBox="0 0 20 20" svg:d="M0 20l10-20 10 20z"/>
    <draw:marker draw:name="Estremità_20_linea_20_150" draw:display-name="Estremità linea 150" svg:viewBox="0 0 20 20" svg:d="M0 20l10-20 10 20z"/>
    <draw:marker draw:name="Estremità_20_linea_20_151" draw:display-name="Estremità linea 151" svg:viewBox="0 0 20 20" svg:d="M0 20l10-20 10 20z"/>
    <draw:marker draw:name="Estremità_20_linea_20_152" draw:display-name="Estremità linea 152" svg:viewBox="0 0 20 20" svg:d="M0 20l10-20 10 20z"/>
    <draw:marker draw:name="Estremità_20_linea_20_153" draw:display-name="Estremità linea 153" svg:viewBox="0 0 20 20" svg:d="M0 20l10-20 10 20z"/>
    <draw:marker draw:name="Estremità_20_linea_20_154" draw:display-name="Estremità linea 154" svg:viewBox="0 0 20 20" svg:d="M0 20l10-20 10 20z"/>
    <draw:marker draw:name="Estremità_20_linea_20_155" draw:display-name="Estremità linea 155" svg:viewBox="0 0 20 20" svg:d="M0 20l10-20 10 20z"/>
    <draw:marker draw:name="Estremità_20_linea_20_156" draw:display-name="Estremità linea 156" svg:viewBox="0 0 20 20" svg:d="M0 20l10-20 10 20z"/>
    <draw:marker draw:name="Estremità_20_linea_20_157" draw:display-name="Estremità linea 157" svg:viewBox="0 0 20 20" svg:d="M0 20l10-20 10 20z"/>
    <draw:marker draw:name="Estremità_20_linea_20_158" draw:display-name="Estremità linea 158" svg:viewBox="0 0 20 20" svg:d="M0 20l10-20 10 20z"/>
    <draw:marker draw:name="Estremità_20_linea_20_159" draw:display-name="Estremità linea 159" svg:viewBox="0 0 20 20" svg:d="M0 20l10-20 10 20z"/>
    <draw:marker draw:name="Estremità_20_linea_20_160" draw:display-name="Estremità linea 160" svg:viewBox="0 0 20 20" svg:d="M0 20l10-20 10 20z"/>
    <draw:marker draw:name="Estremità_20_linea_20_161" draw:display-name="Estremità linea 161" svg:viewBox="0 0 20 20" svg:d="M0 20l10-20 10 20z"/>
    <draw:marker draw:name="Estremità_20_linea_20_2" draw:display-name="Estremità linea 2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57" draw:display-name="Estremità linea 57" svg:viewBox="0 0 20 20" svg:d="M0 20l10-20 10 20z"/>
    <draw:marker draw:name="Estremità_20_linea_20_6" draw:display-name="Estremità linea 6" svg:viewBox="0 0 20 20" svg:d="M0 20l10-20 10 20z"/>
    <draw:marker draw:name="Estremità_20_linea_20_66" draw:display-name="Estremità linea 66" svg:viewBox="0 0 20 20" svg:d="M0 20l10-20 10 20z"/>
    <draw:marker draw:name="Estremità_20_linea_20_67" draw:display-name="Estremità linea 67" svg:viewBox="0 0 20 20" svg:d="M0 20l10-20 10 20z"/>
    <draw:marker draw:name="Estremità_20_linea_20_68" draw:display-name="Estremità linea 68" svg:viewBox="0 0 20 20" svg:d="M0 20l10-20 10 20z"/>
    <draw:marker draw:name="Estremità_20_linea_20_69" draw:display-name="Estremità linea 69" svg:viewBox="0 0 20 20" svg:d="M0 20l10-20 10 20z"/>
    <draw:marker draw:name="Estremità_20_linea_20_7" draw:display-name="Estremità linea 7" svg:viewBox="0 0 20 20" svg:d="M0 20l10-20 10 20z"/>
    <draw:marker draw:name="Estremità_20_linea_20_70" draw:display-name="Estremità linea 70" svg:viewBox="0 0 20 20" svg:d="M0 20l10-20 10 20z"/>
    <draw:marker draw:name="Estremità_20_linea_20_72" draw:display-name="Estremità linea 72" svg:viewBox="0 0 20 20" svg:d="M0 20l10-20 10 20z"/>
    <draw:marker draw:name="Estremità_20_linea_20_73" draw:display-name="Estremità linea 73" svg:viewBox="0 0 20 20" svg:d="M0 20l10-20 10 20z"/>
    <draw:marker draw:name="Estremità_20_linea_20_74" draw:display-name="Estremità linea 74" svg:viewBox="0 0 20 20" svg:d="M0 20l10-20 10 20z"/>
    <draw:marker draw:name="Estremità_20_linea_20_76" draw:display-name="Estremità linea 76" svg:viewBox="0 0 20 20" svg:d="M0 20l10-20 10 20z"/>
    <draw:marker draw:name="Estremità_20_linea_20_77" draw:display-name="Estremità linea 77" svg:viewBox="0 0 20 20" svg:d="M0 20l10-20 10 20z"/>
    <draw:marker draw:name="Estremità_20_linea_20_78" draw:display-name="Estremità linea 78" svg:viewBox="0 0 20 20" svg:d="M0 20l10-20 10 20z"/>
    <draw:marker draw:name="Estremità_20_linea_20_79" draw:display-name="Estremità linea 79" svg:viewBox="0 0 20 20" svg:d="M0 20l10-20 10 20z"/>
    <draw:marker draw:name="Estremità_20_linea_20_8" draw:display-name="Estremità linea 8" svg:viewBox="0 0 20 20" svg:d="M0 20l10-20 10 20z"/>
    <draw:marker draw:name="Estremità_20_linea_20_80" draw:display-name="Estremità linea 80" svg:viewBox="0 0 20 20" svg:d="M0 20l10-20 10 20z"/>
    <draw:marker draw:name="Estremità_20_linea_20_84" draw:display-name="Estremità linea 84" svg:viewBox="0 0 20 20" svg:d="M0 20l10-20 10 20z"/>
    <draw:marker draw:name="Estremità_20_linea_20_85" draw:display-name="Estremità linea 85" svg:viewBox="0 0 20 20" svg:d="M0 20l10-20 10 20z"/>
    <draw:marker draw:name="Estremità_20_linea_20_86" draw:display-name="Estremità linea 86" svg:viewBox="0 0 20 20" svg:d="M0 20l10-20 10 20z"/>
    <draw:marker draw:name="Estremità_20_linea_20_87" draw:display-name="Estremità linea 87" svg:viewBox="0 0 20 20" svg:d="M0 20l10-20 10 20z"/>
    <draw:marker draw:name="Estremità_20_linea_20_88" draw:display-name="Estremità linea 88" svg:viewBox="0 0 20 20" svg:d="M0 20l10-20 10 20z"/>
    <draw:marker draw:name="Estremità_20_linea_20_89" draw:display-name="Estremità linea 89" svg:viewBox="0 0 20 20" svg:d="M0 20l10-20 10 20z"/>
    <draw:marker draw:name="Estremità_20_linea_20_9" draw:display-name="Estremità linea 9" svg:viewBox="0 0 20 20" svg:d="M0 20l10-20 10 20z"/>
    <draw:marker draw:name="Estremità_20_linea_20_90" draw:display-name="Estremità linea 90" svg:viewBox="0 0 20 20" svg:d="M0 20l10-20 10 20z"/>
    <draw:marker draw:name="Estremità_20_linea_20_92" draw:display-name="Estremità linea 92" svg:viewBox="0 0 20 20" svg:d="M0 20l10-20 10 20z"/>
    <draw:marker draw:name="Estremità_20_linea_20_93" draw:display-name="Estremità linea 93" svg:viewBox="0 0 20 20" svg:d="M0 20l10-20 10 20z"/>
    <draw:marker draw:name="Estremità_20_linea_20_94" draw:display-name="Estremità linea 94" svg:viewBox="0 0 20 20" svg:d="M0 20l10-20 10 20z"/>
    <draw:marker draw:name="Estremità_20_linea_20_95" draw:display-name="Estremità linea 95" svg:viewBox="0 0 20 20" svg:d="M0 20l10-20 10 20z"/>
    <draw:marker draw:name="Estremità_20_linea_20_96" draw:display-name="Estremità linea 96" svg:viewBox="0 0 20 20" svg:d="M0 20l10-20 10 20z"/>
    <draw:marker draw:name="Estremità_20_linea_20_97" draw:display-name="Estremità linea 97" svg:viewBox="0 0 20 20" svg:d="M0 20l10-20 10 20z"/>
    <draw:marker draw:name="Estremità_20_linea_20_98" draw:display-name="Estremità linea 98" svg:viewBox="0 0 20 20" svg:d="M0 20l10-20 10 20z"/>
    <draw:marker draw:name="Estremità_20_linea_20_99" draw:display-name="Estremità linea 99" svg:viewBox="0 0 20 20" svg:d="M0 20l10-20 10 20z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4T17:12:08.885891831</meta:creation-date>
    <dc:date>2021-07-18T19:13:49.225009768</dc:date>
    <meta:editing-duration>PT4H21M6S</meta:editing-duration>
    <meta:editing-cycles>17</meta:editing-cycles>
    <meta:generator>LibreOffice/7.1.4.2$Linux_X86_64 LibreOffice_project/10$Build-2</meta:generator>
    <meta:document-statistic meta:table-count="0" meta:image-count="0" meta:object-count="1" meta:page-count="8" meta:paragraph-count="97" meta:word-count="1810" meta:character-count="11059" meta:non-whitespace-character-count="9332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ackground-color="#32cd32"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end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ackground-color="#ff4500" style:text-align-source="fix" style:repeat-content="false" style:vertical-align="middle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cdcdc" fo:wrap-option="wrap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3"/>
        <table:table-column table:style-name="co5" table:default-cell-style-name="ce27"/>
        <table:table-row table:style-name="ro1">
          <table:table-cell table:style-name="ce19" office:value-type="string" calcext:value-type="string">
            <text:p>Immagine</text:p>
          </table:table-cell>
          <table:table-cell table:style-name="ce19" office:value-type="string" calcext:value-type="string">
            <text:p>Dimensione</text:p>
          </table:table-cell>
          <table:table-cell table:style-name="ce19" office:value-type="string" calcext:value-type="string">
            <text:p>Tipo</text:p>
          </table:table-cell>
          <table:table-cell table:style-name="ce22" office:value-type="string" calcext:value-type="string">
            <text:p>Risultato</text:p>
          </table:table-cell>
          <table:table-cell table:style-name="ce26" office:value-type="string" calcext:value-type="string">
            <text:p>Commenti</text:p>
          </table:table-cell>
        </table:table-row>
        <table:table-row table:style-name="ro1">
          <table:table-cell office:value-type="string" calcext:value-type="string">
            <text:p>crocchette.jpg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EAN13</text:p>
          </table:table-cell>
          <table:table-cell office:value-type="float" office:value="7613035846685" calcext:value-type="float">
            <text:p>7613035846685</text:p>
          </table:table-cell>
          <table:table-cell/>
        </table:table-row>
        <table:table-row table:style-name="ro2">
          <table:table-cell table:style-name="ce21" office:value-type="string" calcext:value-type="string">
            <text:p>dongle_wifi.jpg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6932849409154</text:p>
          </table:table-cell>
          <table:table-cell office:value-type="string" calcext:value-type="string">
            <text:p>L’immagine è stata ritoccata e usata per fare test</text:p>
          </table:table-cell>
        </table:table-row>
        <table:table-row table:style-name="ro2">
          <table:table-cell office:value-type="string" calcext:value-type="string">
            <text:p>hdmichan.jpg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0065030887922</text:p>
          </table:table-cell>
          <table:table-cell office:value-type="string" calcext:value-type="string">
            <text:p>A quanto pare EAN13 e UPC sono compatibili.</text:p>
          </table:table-cell>
        </table:table-row>
        <table:table-row table:style-name="ro2">
          <table:table-cell office:value-type="string" calcext:value-type="string">
            <text:p>hdmichan-original.jp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UPC</text:p>
          </table:table-cell>
          <table:table-cell table:style-name="ce24" office:value-type="string" calcext:value-type="string">
            <text:p>0065030887922</text:p>
          </table:table-cell>
          <table:table-cell office:value-type="string" calcext:value-type="string">
            <text:p>Non funziona usando la GPU.</text:p>
          </table:table-cell>
        </table:table-row>
        <table:table-row table:style-name="ro1">
          <table:table-cell office:value-type="string" calcext:value-type="string">
            <text:p>integratori.jp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EAN13</text:p>
          </table:table-cell>
          <table:table-cell table:style-name="ce25" office:value-type="string" calcext:value-type="string">
            <text:p>8000036012789</text:p>
          </table:table-cell>
          <table:table-cell office:value-type="string" calcext:value-type="string">
            <text:p>Non funziona</text:p>
          </table:table-cell>
        </table:table-row>
        <table:table-row table:style-name="ro2">
          <table:table-cell office:value-type="string" calcext:value-type="string">
            <text:p>integratori2.jpg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8000036012789</text:p>
          </table:table-cell>
          <table:table-cell office:value-type="string" calcext:value-type="string">
            <text:p>Immagine riscalata della precedente</text:p>
          </table:table-cell>
        </table:table-row>
        <table:table-row table:style-name="ro1">
          <table:table-cell office:value-type="string" calcext:value-type="string">
            <text:p>libro.jpg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9788868363338</text:p>
          </table:table-cell>
          <table:table-cell/>
        </table:table-row>
        <table:table-row table:style-name="ro1">
          <table:table-cell office:value-type="string" calcext:value-type="string">
            <text:p>multi.jpg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EAN13 (2)</text:p>
          </table:table-cell>
          <table:table-cell table:style-name="ce25" office:value-type="string" calcext:value-type="string">
            <text:p>9807700000092, 9807700000054</text:p>
          </table:table-cell>
          <table:table-cell office:value-type="string" calcext:value-type="string">
            <text:p>Non funziona</text:p>
          </table:table-cell>
        </table:table-row>
        <table:table-row table:style-name="ro1">
          <table:table-cell office:value-type="string" calcext:value-type="string">
            <text:p>multi2.jp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EAN13+UPC</text:p>
          </table:table-cell>
          <table:table-cell office:value-type="string" calcext:value-type="string">
            <text:p>0885397090083, 6932849409154</text:p>
          </table:table-cell>
          <table:table-cell/>
        </table:table-row>
        <table:table-row table:style-name="ro1">
          <table:table-cell office:value-type="string" calcext:value-type="string">
            <text:p>test-code128.jpeg</text:p>
          </table:table-cell>
          <table:table-cell office:value-type="string" calcext:value-type="string">
            <text:p>256x100</text:p>
          </table:table-cell>
          <table:table-cell office:value-type="string" calcext:value-type="string">
            <text:p>CODE128</text:p>
          </table:table-cell>
          <table:table-cell office:value-type="string" calcext:value-type="string">
            <text:p>PJJ123C</text:p>
          </table:table-cell>
          <table:table-cell/>
        </table:table-row>
        <table:table-row table:style-name="ro1">
          <table:table-cell office:value-type="string" calcext:value-type="string">
            <text:p>wikipedia.jpg</text:p>
          </table:table-cell>
          <table:table-cell office:value-type="string" calcext:value-type="string">
            <text:p>1920x751</text:p>
          </table:table-cell>
          <table:table-cell office:value-type="string" calcext:value-type="string">
            <text:p>CODE128</text:p>
          </table:table-cell>
          <table:table-cell office:value-type="string" calcext:value-type="string">
            <text:p>Wikipedia</text:p>
          </table:table-cell>
          <table:table-cell/>
        </table:table-row>
        <table:table-row table:style-name="ro1">
          <table:table-cell office:value-type="string" calcext:value-type="string">
            <text:p>zucchero.jpg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8033971741087</text:p>
          </table:table-cell>
          <table:table-cell office:value-type="string" calcext:value-type="string">
            <text:p>Immagine di default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8:30:06.10622164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